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0.35mm"/>
    </style:style>
    <style:style style:name="co3" style:family="table-column">
      <style:table-column-properties fo:break-before="auto" style:column-width="40.85mm"/>
    </style:style>
    <style:style style:name="co4" style:family="table-column">
      <style:table-column-properties fo:break-before="auto" style:column-width="98.8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23.79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7.74mm"/>
    </style:style>
    <style:style style:name="co11" style:family="table-column">
      <style:table-column-properties fo:break-before="auto" style:column-width="17.66mm"/>
    </style:style>
    <style:style style:name="co12" style:family="table-column">
      <style:table-column-properties fo:break-before="auto" style:column-width="14.94mm"/>
    </style:style>
    <style:style style:name="co13" style:family="table-column">
      <style:table-column-properties fo:break-before="auto" style:column-width="81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8ce"/>
    </style:style>
    <style:style style:name="ce4" style:family="table-cell" style:parent-style-name="Default">
      <style:map style:condition="cell-content()=312" style:apply-style-name="Neutral" style:base-cell-address="'igyeksz(ed|i|itek); igyekezt(ed|e|ük|étek|ék); igyekez(lek|telek); igyekezzük'.F1"/>
      <style:map style:condition="cell-content()=213" style:apply-style-name="Neutral" style:base-cell-address="'igyeksz(ed|i|itek); igyekezt(ed|e|ük|étek|ék); igyekez(lek|telek); igyekezzük'.F1"/>
      <style:map style:condition="cell-content()=132" style:apply-style-name="Neutral" style:base-cell-address="'igyeksz(ed|i|itek); igyekezt(ed|e|ük|étek|ék); igyekez(lek|telek); igyekezzük'.F1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igyeksz(ed|i|itek); igyekezt(ed|e|ük|étek|ék); igyekez(lek|telek); igyekezzük'.F1"/>
      <style:map style:condition="cell-content()=213" style:apply-style-name="Neutral" style:base-cell-address="'igyeksz(ed|i|itek); igyekezt(ed|e|ük|étek|ék); igyekez(lek|telek); igyekezzük'.F1"/>
      <style:map style:condition="cell-content()=132" style:apply-style-name="Neutral" style:base-cell-address="'igyeksz(ed|i|itek); igyekezt(ed|e|ük|étek|ék); igyekez(lek|telek); igyekezzük'.F1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4"/>
    <style:style style:name="ce17" style:family="table-cell" style:parent-style-name="Default">
      <style:map style:condition="cell-content()=312" style:apply-style-name="Neutral" style:base-cell-address="'próbálkoz(od|za|zuk|zátok|zák); próbálkozt(ad|a|uk|átok|ák)'.F1"/>
      <style:map style:condition="cell-content()=213" style:apply-style-name="Neutral" style:base-cell-address="'próbálkoz(od|za|zuk|zátok|zák); próbálkozt(ad|a|uk|átok|ák)'.F1"/>
      <style:map style:condition="cell-content()=132" style:apply-style-name="Neutral" style:base-cell-address="'próbálkoz(od|za|zuk|zátok|zák); próbálkozt(ad|a|uk|átok|ák)'.F1"/>
    </style:style>
    <style:style style:name="ce18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próbálkoz(od|za|zuk|zátok|zák); próbálkozt(ad|a|uk|átok|ák)'.F1"/>
      <style:map style:condition="cell-content()=213" style:apply-style-name="Neutral" style:base-cell-address="'próbálkoz(od|za|zuk|zátok|zák); próbálkozt(ad|a|uk|átok|ák)'.F1"/>
      <style:map style:condition="cell-content()=132" style:apply-style-name="Neutral" style:base-cell-address="'próbálkoz(od|za|zuk|zátok|zák); próbálkozt(ad|a|uk|átok|ák)'.F1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map style:condition="cell-content()=312" style:apply-style-name="Neutral" style:base-cell-address="'készül(öm|öd|i|jük|itek|ik); készült(ed|e|ük|étek|ék); készül(telek|lek)'.F1"/>
      <style:map style:condition="cell-content()=213" style:apply-style-name="Neutral" style:base-cell-address="'készül(öm|öd|i|jük|itek|ik); készült(ed|e|ük|étek|ék); készül(telek|lek)'.F1"/>
      <style:map style:condition="cell-content()=132" style:apply-style-name="Neutral" style:base-cell-address="'készül(öm|öd|i|jük|itek|ik); készült(ed|e|ük|étek|ék); készül(telek|lek)'.F1"/>
    </style:style>
    <style:style style:name="ce21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készül(öm|öd|i|jük|itek|ik); készült(ed|e|ük|étek|ék); készül(telek|lek)'.F1"/>
      <style:map style:condition="cell-content()=213" style:apply-style-name="Neutral" style:base-cell-address="'készül(öm|öd|i|jük|itek|ik); készült(ed|e|ük|étek|ék); készül(telek|lek)'.F1"/>
      <style:map style:condition="cell-content()=132" style:apply-style-name="Neutral" style:base-cell-address="'készül(öm|öd|i|jük|itek|ik); készült(ed|e|ük|étek|ék); készül(telek|lek)'.F1"/>
    </style:style>
    <style:style style:name="ce25" style:family="table-cell" style:parent-style-name="Default">
      <style:map style:condition="cell-content()=312" style:apply-style-name="Neutral" style:base-cell-address="'siet(em|ed|i|jük|itek|ik) -el; siett(ed|e|ük|étek|ék) -el; siet(lek|telek) -el'.F1"/>
      <style:map style:condition="cell-content()=213" style:apply-style-name="Neutral" style:base-cell-address="'siet(em|ed|i|jük|itek|ik) -el; siett(ed|e|ük|étek|ék) -el; siet(lek|telek) -el'.F1"/>
      <style:map style:condition="cell-content()=132" style:apply-style-name="Neutral" style:base-cell-address="'siet(em|ed|i|jük|itek|ik) -el; siett(ed|e|ük|étek|ék) -el; siet(lek|telek) -el'.F1"/>
    </style:style>
    <style:style style:name="ce26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siet(em|ed|i|jük|itek|ik) -el; siett(ed|e|ük|étek|ék) -el; siet(lek|telek) -el'.F1"/>
      <style:map style:condition="cell-content()=213" style:apply-style-name="Neutral" style:base-cell-address="'siet(em|ed|i|jük|itek|ik) -el; siett(ed|e|ük|étek|ék) -el; siet(lek|telek) -el'.F1"/>
      <style:map style:condition="cell-content()=132" style:apply-style-name="Neutral" style:base-cell-address="'siet(em|ed|i|jük|itek|ik) -el; siett(ed|e|ük|étek|ék) -el; siet(lek|telek) -el'.F1"/>
    </style:style>
    <style:style style:name="ce15" style:family="table-cell" style:parent-style-name="Default">
      <style:table-cell-properties fo:background-color="#e8f2a1"/>
    </style:style>
    <style:style style:name="ce28" style:family="table-cell" style:parent-style-name="Default">
      <style:map style:condition="cell-content()=312" style:apply-style-name="Neutral" style:base-cell-address="'szándékoz(od|za|zuk|zátok|zák); szándékozt(ad|a|uk|átok|ák); szándékoz(lak|talak)'.F1"/>
      <style:map style:condition="cell-content()=213" style:apply-style-name="Neutral" style:base-cell-address="'szándékoz(od|za|zuk|zátok|zák); szándékozt(ad|a|uk|átok|ák); szándékoz(lak|talak)'.F1"/>
      <style:map style:condition="cell-content()=132" style:apply-style-name="Neutral" style:base-cell-address="'szándékoz(od|za|zuk|zátok|zák); szándékozt(ad|a|uk|átok|ák); szándékoz(lak|talak)'.F1"/>
    </style:style>
    <style:style style:name="ce29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szándékoz(od|za|zuk|zátok|zák); szándékozt(ad|a|uk|átok|ák); szándékoz(lak|talak)'.F1"/>
      <style:map style:condition="cell-content()=213" style:apply-style-name="Neutral" style:base-cell-address="'szándékoz(od|za|zuk|zátok|zák); szándékozt(ad|a|uk|átok|ák); szándékoz(lak|talak)'.F1"/>
      <style:map style:condition="cell-content()=132" style:apply-style-name="Neutral" style:base-cell-address="'szándékoz(od|za|zuk|zátok|zák); szándékozt(ad|a|uk|átok|ák); szándékoz(lak|talak)'.F1"/>
    </style:style>
    <style:style style:name="ce30" style:family="table-cell" style:parent-style-name="Default">
      <style:map style:condition="cell-content()=312" style:apply-style-name="Neutral" style:base-cell-address="jötted.F1"/>
      <style:map style:condition="cell-content()=213" style:apply-style-name="Neutral" style:base-cell-address="jötted.F1"/>
      <style:map style:condition="cell-content()=132" style:apply-style-name="Neutral" style:base-cell-address="jötted.F1"/>
    </style:style>
    <style:style style:name="ce31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jötted.F1"/>
      <style:map style:condition="cell-content()=213" style:apply-style-name="Neutral" style:base-cell-address="jötted.F1"/>
      <style:map style:condition="cell-content()=132" style:apply-style-name="Neutral" style:base-cell-address="jötted.F1"/>
    </style:style>
    <style:style style:name="ce32" style:family="table-cell" style:parent-style-name="Default">
      <style:map style:condition="cell-content()=312" style:apply-style-name="Neutral" style:base-cell-address="jár.F1"/>
      <style:map style:condition="cell-content()=213" style:apply-style-name="Neutral" style:base-cell-address="jár.F1"/>
      <style:map style:condition="cell-content()=132" style:apply-style-name="Neutral" style:base-cell-address="jár.F1"/>
    </style:style>
    <style:style style:name="ce33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jár.F1"/>
      <style:map style:condition="cell-content()=213" style:apply-style-name="Neutral" style:base-cell-address="jár.F1"/>
      <style:map style:condition="cell-content()=132" style:apply-style-name="Neutral" style:base-cell-address="jár.F1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4" style:family="table-cell" style:parent-style-name="Default">
      <style:table-cell-properties fo:background-color="transparent"/>
      <style:map style:condition="cell-content()=312" style:apply-style-name="Neutral" style:base-cell-address="'Typos and misclassification'.F1"/>
      <style:map style:condition="cell-content()=213" style:apply-style-name="Neutral" style:base-cell-address="'Typos and misclassification'.F1"/>
      <style:map style:condition="cell-content()=132" style:apply-style-name="Neutral" style:base-cell-address="'Typos and misclassification'.F1"/>
    </style:style>
    <style:style style:name="ce37" style:family="table-cell" style:parent-style-name="Default">
      <style:map style:condition="cell-content()=312" style:apply-style-name="Neutral" style:base-cell-address="'Typos and misclassification'.F1"/>
      <style:map style:condition="cell-content()=213" style:apply-style-name="Neutral" style:base-cell-address="'Typos and misclassification'.F1"/>
      <style:map style:condition="cell-content()=132" style:apply-style-name="Neutral" style:base-cell-address="'Typos and misclassification'.F1"/>
    </style:style>
    <style:style style:name="ce38" style:family="table-cell" style:parent-style-name="Default">
      <style:map style:condition="cell-content()=312" style:apply-style-name="Neutral" style:base-cell-address="Unclear.F1"/>
      <style:map style:condition="cell-content()=213" style:apply-style-name="Neutral" style:base-cell-address="Unclear.F1"/>
      <style:map style:condition="cell-content()=132" style:apply-style-name="Neutral" style:base-cell-address="Unclear.F1"/>
    </style:style>
  </office:automatic-styles>
  <office:body>
    <office:spreadsheet>
      <table:calculation-settings table:automatic-find-labels="false" table:use-regular-expressions="false" table:use-wildcards="true"/>
      <table:table table:name="igyeksz(ed|i|itek); igyekezt(ed|e|ük|étek|ék); igyekez(lek|telek); igyekezzü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igyeksz(ed|i|itek)"] 7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style-name="ce2" table:formula="of:=ROWS([.A6:.A8])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90</text:p>
          </table:table-cell>
          <table:table-cell table:style-name="ce1" office:value-type="string" calcext:value-type="string">
            <text:p><text:s text:c="5"/>aktuális ellenségre, aztán minden idegszállal </text:p>
          </table:table-cell>
          <table:table-cell office:value-type="string" calcext:value-type="string">
            <text:p><text:s/>igyekszed </text:p>
          </table:table-cell>
          <table:table-cell office:value-type="string" calcext:value-type="string">
            <text:p><text:s/>ezredmásodpercre elkapni a rajtot, aztá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6:.F382]; &quot;123&quot;)" office:value-type="float" office:value="178" calcext:value-type="float">
            <text:p>178</text:p>
          </table:table-cell>
          <table:table-cell table:style-name="ce7" table:formula="of:=([.J6]/[.J13])*100" office:value-type="float" office:value="50.5681818181818" calcext:value-type="float">
            <text:p>50.57</text:p>
          </table:table-cell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3"/>lenni! Minden érzésedhez ragaszkodsz, </text:p>
          </table:table-cell>
          <table:table-cell office:value-type="string" calcext:value-type="string">
            <text:p><text:s/>igyekszed </text:p>
          </table:table-cell>
          <table:table-cell office:value-type="string" calcext:value-type="string">
            <text:p><text:s/>átélni őket ezerszer, de jól teszed -e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2SG&gt;3</text:p>
          </table:table-cell>
          <table:table-cell office:value-type="float" office:value="132" calcext:value-type="float">
            <text:p>132</text:p>
          </table:table-cell>
          <table:table-cell table:formula="of:=COUNTIF([.F6:.F382]; &quot;132&quot;)" office:value-type="float" office:value="37" calcext:value-type="float">
            <text:p>37</text:p>
          </table:table-cell>
          <table:table-cell table:style-name="ce7" table:formula="of:=([.J7]/[.J13])*100" office:value-type="float" office:value="10.5113636363636" calcext:value-type="float">
            <text:p>10.51</text:p>
          </table:table-cell>
        </table:table-row>
        <table:table-row table:style-name="ro2">
          <table:table-cell office:value-type="string" calcext:value-type="string">
            <text:p>doc#2280</text:p>
          </table:table-cell>
          <table:table-cell table:style-name="ce1" office:value-type="string" calcext:value-type="string">
            <text:p><text:s text:c="3"/>Szervezetek Állami Felügyelettel (PSZÁF) együtt </text:p>
          </table:table-cell>
          <table:table-cell office:value-type="string" calcext:value-type="string">
            <text:p><text:s/>igyekszi </text:p>
          </table:table-cell>
          <table:table-cell office:value-type="string" calcext:value-type="string">
            <text:p><text:s/>a szövetség megfejteni a helyenként nem </text:p>
          </table:table-cell>
          <table:table-cell office:value-type="string" calcext:value-type="string">
            <text:p>igazán világos rendeletet.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:.F382]; &quot;213&quot;)" office:value-type="float" office:value="5" calcext:value-type="float">
            <text:p>5</text:p>
          </table:table-cell>
          <table:table-cell table:style-name="ce7" table:formula="of:=([.J8]/[.J13])*100" office:value-type="float" office:value="1.42045454545455" calcext:value-type="float">
            <text:p>1.42</text:p>
          </table:table-cell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31" calcext:value-type="float">
            <text:p>231</text:p>
          </table:table-cell>
          <table:table-cell table:formula="of:=COUNTIF([.F6:.F382]; &quot;231&quot;)" office:value-type="float" office:value="0" calcext:value-type="float">
            <text:p>0</text:p>
          </table:table-cell>
          <table:table-cell table:style-name="ce7" table:formula="of:=([.J9]/[.J1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312" calcext:value-type="float">
            <text:p>312</text:p>
          </table:table-cell>
          <table:table-cell table:formula="of:=COUNTIF([.F6:.F382]; &quot;312&quot;)" office:value-type="float" office:value="94" calcext:value-type="float">
            <text:p>94</text:p>
          </table:table-cell>
          <table:table-cell table:style-name="ce7" table:formula="of:=([.J10]/[.J13])*100" office:value-type="float" office:value="26.7045454545455" calcext:value-type="float">
            <text:p>26.70</text:p>
          </table:table-cell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382]; &quot;321&quot;)" office:value-type="float" office:value="6" calcext:value-type="float">
            <text:p>6</text:p>
          </table:table-cell>
          <table:table-cell table:style-name="ce7" table:formula="of:=([.J11]/[.J13])*100" office:value-type="float" office:value="1.70454545454545" calcext:value-type="float">
            <text:p>1.70</text:p>
          </table:table-cell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382]; &quot;*pro*&quot;)" office:value-type="float" office:value="32" calcext:value-type="float">
            <text:p>32</text:p>
          </table:table-cell>
          <table:table-cell table:style-name="ce7" table:formula="of:=([.J12]/[.J13])*100" office:value-type="float" office:value="9.09090909090909" calcext:value-type="float">
            <text:p>9.09</text:p>
          </table:table-cell>
        </table:table-row>
        <table:table-row table:style-name="ro1">
          <table:table-cell office:value-type="string" calcext:value-type="string">
            <text:p># Hits: <text:s text:c="2"/>515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# <text:s text:c="5"/>Query <text:s text:c="3"/>word,[word="igyekezt(ed|e|ük|étek|ék)"] 515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style-name="ce2" table:formula="of:=ROWS([.A17:.A310])"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6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254</text:p>
          </table:table-cell>
          <table:table-cell table:style-name="ce1" office:value-type="string" calcext:value-type="string">
            <text:p><text:s/>Bélával - aki még sohasem repült - hasztalanu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hitetni velük, hogy légi szerencsétlenség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/>demokrata, szabad Magyarország szükségességérő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, csodálatra méltó és nemes idealisták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 text:c="6"/>területekre beözönlő cseheket és román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verni az országból. És idéztem Fény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 text:c="8"/>és hónapok után, mialatt kétségbeesett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rabtartóikat, hogy ártatlano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271</text:p>
          </table:table-cell>
          <table:table-cell table:style-name="ce1" office:value-type="string" calcext:value-type="string">
            <text:p><text:s text:c="6"/>hogy a sarlatánság kétségtelen jelenségei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arikírozni, még nem feleltél az általa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oc#303</text:p>
          </table:table-cell>
          <table:table-cell table:style-name="ce1" office:value-type="string" calcext:value-type="string">
            <text:p><text:s/>kezdettől fogva elismerték, bár többen árnya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. Főként arra figyelmeztettek, hogy erről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306</text:p>
          </table:table-cell>
          <table:table-cell table:style-name="ce1" office:value-type="string" calcext:value-type="string">
            <text:p><text:s text:c="7"/>amikor fürödni mentünk. Ők nem a testüke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űsíteni, tekerték az áttételekkel működ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J16:.J22])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doc#331</text:p>
          </table:table-cell>
          <table:table-cell table:style-name="ce1" office:value-type="string" calcext:value-type="string">
            <text:p><text:s text:c="4"/>sóoldat-injekciókkal, eszterlánccsörget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űzni testükből az aggokat " eminnen "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39</text:p>
          </table:table-cell>
          <table:table-cell table:style-name="ce1" office:value-type="string" calcext:value-type="string">
            <text:p><text:s text:c="6"/>lélektanával meg ezer bölcs példabeszéddel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imagyarázni Pálma előtt a kudarco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653</text:p>
          </table:table-cell>
          <table:table-cell table:style-name="ce1" office:value-type="string" calcext:value-type="string">
            <text:p><text:s text:c="9"/>többiek - bűntudatosan? megrögzötten?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. A gondnok bekérette, sajnálkozását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766</text:p>
          </table:table-cell>
          <table:table-cell table:style-name="ce1" office:value-type="string" calcext:value-type="string">
            <text:p><text:s text:c="2"/>államok és rendszerek váltogatott módszere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lehetetleníteni, asszimilálni, megtizedelni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766</text:p>
          </table:table-cell>
          <table:table-cell table:style-name="ce1" office:value-type="string" calcext:value-type="string">
            <text:p><text:s text:c="9"/>akartál olvasni nekem? Csak magad előt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bizonyítani saját igazadat? Elnyomni magad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01</text:p>
          </table:table-cell>
          <table:table-cell table:style-name="ce1" office:value-type="string" calcext:value-type="string">
            <text:p><text:s text:c="4"/>ennek a jogi-gazdasági-technikai feltételei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előterjesztésben összefoglalni, ami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18</text:p>
          </table:table-cell>
          <table:table-cell table:style-name="ce1" office:value-type="string" calcext:value-type="string">
            <text:p><text:s/>folytatásának terjedelmét házbizottsági szint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ervezni. Ilyen megoldást legfeljebb ak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74</text:p>
          </table:table-cell>
          <table:table-cell table:style-name="ce1" office:value-type="string" calcext:value-type="string">
            <text:p><text:s/>észrevettél minket. A Mérgezett egér c. darabo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őadni. Ugyanis mi, a Törzsasztal hí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81</text:p>
          </table:table-cell>
          <table:table-cell table:style-name="ce1" office:value-type="string" calcext:value-type="string">
            <text:p><text:s text:c="2"/>hangmernok ezt a hangero lejjebb tornaszasa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ompenzalni, ekkor meg a Lala szolt be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85</text:p>
          </table:table-cell>
          <table:table-cell table:style-name="ce1" office:value-type="string" calcext:value-type="string">
            <text:p><text:s text:c="4"/>magukról az itt lefolytatott vitákról. Azzal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elhárítani a hiányosságokra vonatkozó észrevételeim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85</text:p>
          </table:table-cell>
          <table:table-cell table:style-name="ce1" office:value-type="string" calcext:value-type="string">
            <text:p><text:s text:c="5"/>kormányzati szervezetek hosszú hónapokon 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összekalapálni a Milosevic-rezsim nem etnikai </text:p>
          </table:table-cell>
          <table:table-cell office:value-type="string" calcext:value-type="string">
            <text:p>, hanem ideológiai alapon szervezett, az etnikai határvonalon átnyúló ellenzékét.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97</text:p>
          </table:table-cell>
          <table:table-cell table:style-name="ce1" office:value-type="string" calcext:value-type="string">
            <text:p><text:s/>fajgyűlöletről, ahol a Szabó Albert-féle mozgalm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omoly tényezőnek feltüntetni, meg a Csurár-csalá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00</text:p>
          </table:table-cell>
          <table:table-cell table:style-name="ce1" office:value-type="string" calcext:value-type="string">
            <text:p><text:s text:c="9"/>tisztelhető benned, hogy minden udvarlónak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a pozitív tulajdonságait nézni. (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10</text:p>
          </table:table-cell>
          <table:table-cell table:style-name="ce1" office:value-type="string" calcext:value-type="string">
            <text:p><text:s text:c="8"/>hogy eredeti hozzaszolasodban azt az erzes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elteni, mintha ez a velemeny a kovets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17</text:p>
          </table:table-cell>
          <table:table-cell table:style-name="ce1" office:value-type="string" calcext:value-type="string">
            <text:p><text:s text:c="9"/>hanem az ember probléma megoldó képesség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jleszteni, szerintem zseniálisan. Szerint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19</text:p>
          </table:table-cell>
          <table:table-cell table:style-name="ce1" office:value-type="string" calcext:value-type="string">
            <text:p><text:s text:c="8"/>származású ember ellen folyik a " hajsza "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tudni, milyen forrása lehetett Rajkna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6"/>bekebelezésével és kíméletlen pacifikálásá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illusztrálni negyedszázaddal ezelőtt saját </text:p>
          </table:table-cell>
          <table:table-cell office:value-type="string" calcext:value-type="string">
            <text:p>fontosságuka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11"/>erősen központosító indonéz kormányzat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törni az ellenállást, amely így illegalitásba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9"/>egymásmellettiségével és ünnepélyességéve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jelölni, ahol egymás mellé kerül Csontvár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7"/>hívhatnánk Nyakas Károlynak is - figurájá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hitelesen ábrázolni az osztrák kisember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4</text:p>
          </table:table-cell>
          <table:table-cell table:style-name="ce1" office:value-type="string" calcext:value-type="string">
            <text:p><text:s text:c="3"/>Tárgyalásait úgy jellemezte, hogy azokon részin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ismerni a soros elnökség Magyarországo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4</text:p>
          </table:table-cell>
          <table:table-cell table:style-name="ce1" office:value-type="string" calcext:value-type="string">
            <text:p><text:s text:c="8"/>sokat hétfőn, aki külön sajtóértkezleten i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népszerűsíteni ötletét. E szerint az eddig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6</text:p>
          </table:table-cell>
          <table:table-cell table:style-name="ce1" office:value-type="string" calcext:value-type="string">
            <text:p><text:s text:c="9"/>támogatására is. Korábban pedig ugyan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étzilálni az ellenzéki pártokat és a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6</text:p>
          </table:table-cell>
          <table:table-cell table:style-name="ce1" office:value-type="string" calcext:value-type="string">
            <text:p><text:s text:c="12"/>számolt be arról, ahogyan katonák ezre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akadályozni a gátszakadást. Egy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8</text:p>
          </table:table-cell>
          <table:table-cell table:style-name="ce1" office:value-type="string" calcext:value-type="string">
            <text:p><text:s text:c="9"/>társaság, a Netvision elnöke például azz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hűteni a kedélyeket, hogy a dolog egyáltalá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9</text:p>
          </table:table-cell>
          <table:table-cell table:style-name="ce1" office:value-type="string" calcext:value-type="string">
            <text:p><text:s text:c="8"/>BRÜSSZEL - Szövetségi illetékesek hétfő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erülni a pristinai reptér orosz blokádjának </text:p>
          </table:table-cell>
          <table:table-cell office:value-type="string" calcext:value-type="string">
            <text:p>dramatizálásá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1</text:p>
          </table:table-cell>
          <table:table-cell table:style-name="ce1" office:value-type="string" calcext:value-type="string">
            <text:p><text:s text:c="6"/>feszíteni a húrt: láthatóan a többség kerül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újabb válság kirobbantását. A szerda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88</text:p>
          </table:table-cell>
          <table:table-cell table:style-name="ce1" office:value-type="string" calcext:value-type="string">
            <text:p><text:s text:c="3"/>nyomására már a középkorban is számos szabálly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orlátozni a " kontár " cigányok tevékenységé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1</text:p>
          </table:table-cell>
          <table:table-cell table:style-name="ce1" office:value-type="string" calcext:value-type="string">
            <text:p><text:s text:c="12"/>falu épült és szépült a tíz év alatt, 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ehozni az infrastrukturális lemaradás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2</text:p>
          </table:table-cell>
          <table:table-cell table:style-name="ce1" office:value-type="string" calcext:value-type="string">
            <text:p><text:s/>távtanfolyamunk előző részében a politika fogalm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határozni. Most néhány további definíció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92</text:p>
          </table:table-cell>
          <table:table-cell table:style-name="ce1" office:value-type="string" calcext:value-type="string">
            <text:p><text:s text:c="7"/>istenemberi méltósághoz, az arany középúthoz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érni az életét. Ezért végül nem lehet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3</text:p>
          </table:table-cell>
          <table:table-cell table:style-name="ce1" office:value-type="string" calcext:value-type="string">
            <text:p><text:s text:c="11"/>56-ot követő reálpolitikai törekvésekbő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vezetni az egészségpolitikai változások </text:p>
          </table:table-cell>
          <table:table-cell office:value-type="string" calcext:value-type="string">
            <text:p>szükségességé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4</text:p>
          </table:table-cell>
          <table:table-cell table:style-name="ce1" office:value-type="string" calcext:value-type="string">
            <text:p><text:s text:c="5"/>francia diplomaták - újságírókkal találkozva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sebbíteni Albright kijelentésének súly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6</text:p>
          </table:table-cell>
          <table:table-cell table:style-name="ce1" office:value-type="string" calcext:value-type="string">
            <text:p><text:s text:c="9"/>Különböző szertartásokkal, mágikus erő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árítani a visszatérő lelkek haragj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7</text:p>
          </table:table-cell>
          <table:table-cell table:style-name="ce1" office:value-type="string" calcext:value-type="string">
            <text:p><text:s text:c="10"/>környékét. Eközben a rendőrök a diszkó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fékezni a dühöngő bőrfejűeket. A Határőrség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9</text:p>
          </table:table-cell>
          <table:table-cell table:style-name="ce1" office:value-type="string" calcext:value-type="string">
            <text:p><text:s/>adományozóknak, akik anyagi és tárgyi ajándékai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ebbé tenni karácsonyi ünnepeiket.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0</text:p>
          </table:table-cell>
          <table:table-cell table:style-name="ce1" office:value-type="string" calcext:value-type="string">
            <text:p><text:s text:c="12"/>. Tudomásul vettük az ENSZ-jelentést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iküszöbölni a hiányosságokat. Kifogásoltá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1</text:p>
          </table:table-cell>
          <table:table-cell table:style-name="ce1" office:value-type="string" calcext:value-type="string">
            <text:p><text:s text:c="2"/>vállalkozásfejlesztési projektumokkal és más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elyezni. Ez nem ment zökkenésmente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12</text:p>
          </table:table-cell>
          <table:table-cell table:style-name="ce1" office:value-type="string" calcext:value-type="string">
            <text:p><text:s/>homoszexuálisok képviselői pszichológusok segítség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magyarázni, hogy nem " magatartásról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2</text:p>
          </table:table-cell>
          <table:table-cell table:style-name="ce1" office:value-type="string" calcext:value-type="string">
            <text:p><text:s text:c="15"/>hanem valaki más. A védők szerint az FB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rejteni az erre vonatkozó értesüléseke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6</text:p>
          </table:table-cell>
          <table:table-cell table:style-name="ce1" office:value-type="string" calcext:value-type="string">
            <text:p><text:s text:c="13"/>számára felvételi előkészítőt szerveztünk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könnyíteni az államnyelven való felvételizés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7</text:p>
          </table:table-cell>
          <table:table-cell table:style-name="ce1" office:value-type="string" calcext:value-type="string">
            <text:p><text:s text:c="16"/>a kisebbségek érdekképviseleti igényei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elégíteni. Győri Szabó Róbert művé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34</text:p>
          </table:table-cell>
          <table:table-cell table:style-name="ce1" office:value-type="string" calcext:value-type="string">
            <text:p><text:s text:c="15"/>azon szent dologról elmélkedésit ki-ad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olosvári Unitária Ecclesianak edgyik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56</text:p>
          </table:table-cell>
          <table:table-cell table:style-name="ce1" office:value-type="string" calcext:value-type="string">
            <text:p><text:s text:c="14"/>államnyelv ismerete.) A járásokat azon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úgy kialakítani, hogy minél kisebb legy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56</text:p>
          </table:table-cell>
          <table:table-cell table:style-name="ce1" office:value-type="string" calcext:value-type="string">
            <text:p><text:s text:c="13"/>nem támogatta és a magyar nyelvhasználato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isszaszorítani, a magyar nyelv viszonyla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68</text:p>
          </table:table-cell>
          <table:table-cell table:style-name="ce1" office:value-type="string" calcext:value-type="string">
            <text:p><text:s text:c="11"/>dolgozatunkban, azt annak tudhatjuk be, hogy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kerülni mások tételeinek sekélyes alkalmazás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84</text:p>
          </table:table-cell>
          <table:table-cell table:style-name="ce1" office:value-type="string" calcext:value-type="string">
            <text:p><text:s text:c="14"/>én megjegyzéseim a gondolat egyszerűség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tadni. Ahogyan a múltban az eszköz és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84</text:p>
          </table:table-cell>
          <table:table-cell table:style-name="ce1" office:value-type="string" calcext:value-type="string">
            <text:p><text:s text:c="12"/>fopapság) társadalmi rétegének erosi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szilárditani. A XVI. és XVII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85</text:p>
          </table:table-cell>
          <table:table-cell table:style-name="ce1" office:value-type="string" calcext:value-type="string">
            <text:p><text:s text:c="7"/>tartalmára utalva.? Ha valaha valamiben kedveme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tölteni, bizonyíts meg~, hogy mondd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1"/>saját véleményed? Könnyítést hozó napjaidba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nem terhelni a kasszát. Tanítómestereddé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2"/>mellett s kiadvány minél pontosabb leírás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dni. Tekintettel arra, hogy a bibliográfi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92</text:p>
          </table:table-cell>
          <table:table-cell table:style-name="ce1" office:value-type="string" calcext:value-type="string">
            <text:p><text:s text:c="11"/>tartoznak, többnyire szégyellték, levetkőz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régi visszahúzó életmódnak minden emléké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95</text:p>
          </table:table-cell>
          <table:table-cell table:style-name="ce1" office:value-type="string" calcext:value-type="string">
            <text:p><text:s text:c="10"/>került sor. Célunk New York és környéke vol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oktatás teljes vertikumát: elemi iskolá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96</text:p>
          </table:table-cell>
          <table:table-cell table:style-name="ce1" office:value-type="string" calcext:value-type="string">
            <text:p><text:s text:c="13"/>hogy a régi egyházszervezet keretein belü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vetni a változásokat, pl. a káplánok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7</text:p>
          </table:table-cell>
          <table:table-cell table:style-name="ce1" office:value-type="string" calcext:value-type="string">
            <text:p><text:s text:c="9"/>Százcikkelyes Zsinaton az egyházi élet egész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abályozni, s elejét venni az egyház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255</text:p>
          </table:table-cell>
          <table:table-cell table:style-name="ce1" office:value-type="string" calcext:value-type="string">
            <text:p><text:s text:c="12"/>igen gyakori volt a Ptolemaidák között, í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birodalom elosztását). Egy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19</text:p>
          </table:table-cell>
          <table:table-cell table:style-name="ce1" office:value-type="string" calcext:value-type="string">
            <text:p><text:s text:c="11"/>magát. Ő mindvégig ott toporgott a nyomában;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t hasznosítani; de nem sikerült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424</text:p>
          </table:table-cell>
          <table:table-cell table:style-name="ce1" office:value-type="string" calcext:value-type="string">
            <text:p><text:s text:c="8"/>diplomaták sokat vétettek ellene és tisztaság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rontani, hogy egyértelműségét félreérthetővé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426</text:p>
          </table:table-cell>
          <table:table-cell table:style-name="ce1" office:value-type="string" calcext:value-type="string">
            <text:p><text:s text:c="12"/>érdeklődő, írni-olvasni tudó társaik élet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kellemetlenebbé tenni. Osztottá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440</text:p>
          </table:table-cell>
          <table:table-cell table:style-name="ce1" office:value-type="string" calcext:value-type="string">
            <text:p><text:s text:c="16"/>kompromittált ", még Széchenyi előtt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feketíteni). Egészen kivételes szellemi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71</text:p>
          </table:table-cell>
          <table:table-cell table:style-name="ce1" office:value-type="string" calcext:value-type="string">
            <text:p><text:s text:c="8"/>kezdettől fogva elismerték, bár többen árnya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, főként arra figyelmeztettek, hogy err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657</text:p>
          </table:table-cell>
          <table:table-cell table:style-name="ce1" office:value-type="string" calcext:value-type="string">
            <text:p><text:s text:c="12"/>mérsékletre inteni aggodalmas képzeletét, 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önmagát, hogy azokkal a lappangó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657</text:p>
          </table:table-cell>
          <table:table-cell table:style-name="ce1" office:value-type="string" calcext:value-type="string">
            <text:p><text:s text:c="5"/>kellőképpen értékelni azt az embert, aki csizmá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sszonyát a mámor oly gyakran elérhetetl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666</text:p>
          </table:table-cell>
          <table:table-cell table:style-name="ce1" office:value-type="string" calcext:value-type="string">
            <text:p><text:s text:c="11"/>gyorsan letette az asztalra. Hosszú órák ót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magyarázni Schmidtnek, de az csökönyösen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80</text:p>
          </table:table-cell>
          <table:table-cell table:style-name="ce1" office:value-type="string" calcext:value-type="string">
            <text:p><text:s text:c="11"/>Néphadsereg többi fegyverneméhez - általá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beleavatkozzanak a harcokba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818</text:p>
          </table:table-cell>
          <table:table-cell table:style-name="ce1" office:value-type="string" calcext:value-type="string">
            <text:p><text:s text:c="13"/>rendőregyenruhák, a villamosok, és odaadó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pótolni az ágyban, amit közben mulasztottá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911</text:p>
          </table:table-cell>
          <table:table-cell table:style-name="ce1" office:value-type="string" calcext:value-type="string">
            <text:p><text:s text:c="11"/>felfújt lábtörlő, a kifelé és befelé haladó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kerülni, de sokan belebotlottak, és ak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76</text:p>
          </table:table-cell>
          <table:table-cell table:style-name="ce1" office:value-type="string" calcext:value-type="string">
            <text:p><text:s text:c="13"/>emlegette, amit visszamondottak neki. Apám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ékíteni. De Korláth csak jobban megvadult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4</text:p>
          </table:table-cell>
          <table:table-cell table:style-name="ce1" office:value-type="string" calcext:value-type="string">
            <text:p><text:s text:c="12"/>irtottak, és selejttel, helytelen eszmé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helyettesíteni. Ezek a rendszerváltozás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6</text:p>
          </table:table-cell>
          <table:table-cell table:style-name="ce1" office:value-type="string" calcext:value-type="string">
            <text:p><text:s text:c="6"/>önkormányzatokhoz. Kormánypárti képviselőtársain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olyamatosan bizonygatni, hogy ez a pénz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6</text:p>
          </table:table-cell>
          <table:table-cell table:style-name="ce1" office:value-type="string" calcext:value-type="string">
            <text:p><text:s text:c="7"/>igyekezett megfelelni ezeknek az elvárásoknak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megfelelő formát alkalmazni, de az helyénvaló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52</text:p>
          </table:table-cell>
          <table:table-cell table:style-name="ce1" office:value-type="string" calcext:value-type="string">
            <text:p><text:s text:c="15"/>terjedelmes a törvény, a túlszabályozás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benne kerülni abban az értelemben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52</text:p>
          </table:table-cell>
          <table:table-cell table:style-name="ce1" office:value-type="string" calcext:value-type="string">
            <text:p><text:s text:c="10"/>csinált mást, mint kommunikációs technikákk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az őt figyelőket, figyelmen kívül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8</text:p>
          </table:table-cell>
          <table:table-cell table:style-name="ce1" office:value-type="string" calcext:value-type="string">
            <text:p><text:s text:c="11"/>kemény következetességgel, megalkuvás nélkü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inden esetben képviselni. Neke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74</text:p>
          </table:table-cell>
          <table:table-cell table:style-name="ce1" office:value-type="string" calcext:value-type="string">
            <text:p><text:s text:c="14"/>sokszor meghatározó tényezőként, mellőz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is népeket. Igyekeztek mellőzni azo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79</text:p>
          </table:table-cell>
          <table:table-cell table:style-name="ce1" office:value-type="string" calcext:value-type="string">
            <text:p><text:s text:c="12"/>tanúsított, hogy szűkszavúan, néhány szó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yarázni a képviselők módosító indítvány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9</text:p>
          </table:table-cell>
          <table:table-cell table:style-name="ce1" office:value-type="string" calcext:value-type="string">
            <text:p><text:s text:c="15"/>és munkatársaim nevében eddig is minden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nnek érdekében megtenni, és a jövőbe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82</text:p>
          </table:table-cell>
          <table:table-cell table:style-name="ce1" office:value-type="string" calcext:value-type="string">
            <text:p><text:s text:c="9"/>benyújtottunk, nemcsak ezen alapálláspontun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propagálni. Engem tulajdonképpen örömm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87</text:p>
          </table:table-cell>
          <table:table-cell table:style-name="ce1" office:value-type="string" calcext:value-type="string">
            <text:p><text:s text:c="16"/>csak az ott élő magyarság mindennapjai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ehezíteni az új államok fegyveres őre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87</text:p>
          </table:table-cell>
          <table:table-cell table:style-name="ce1" office:value-type="string" calcext:value-type="string">
            <text:p><text:s text:c="8"/>pannonhalmi bencés közösség gondozza. 1945 ut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emélyét és verseit elfeledtetni, ami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88</text:p>
          </table:table-cell>
          <table:table-cell table:style-name="ce1" office:value-type="string" calcext:value-type="string">
            <text:p><text:s text:c="13"/>Szakközépiskola épületébe lettem beosztva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losztást úgy végezni, hogy mind az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90</text:p>
          </table:table-cell>
          <table:table-cell table:style-name="ce1" office:value-type="string" calcext:value-type="string">
            <text:p><text:s text:c="16"/>öltözve a Domovina című hazafias dall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elopni magát a Tátraaljába. És egykor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96</text:p>
          </table:table-cell>
          <table:table-cell table:style-name="ce1" office:value-type="string" calcext:value-type="string">
            <text:p><text:s text:c="14"/>esetében a rendőrség és a sajtó " azonn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hangsúlyozni " az áldozatok cigány származás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98</text:p>
          </table:table-cell>
          <table:table-cell table:style-name="ce1" office:value-type="string" calcext:value-type="string">
            <text:p><text:s text:c="15"/>újjáéled, s az átmeneti időszakban hiáb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ltségeiket csökkenteni, mégis tartozáso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18</text:p>
          </table:table-cell>
          <table:table-cell table:style-name="ce1" office:value-type="string" calcext:value-type="string">
            <text:p><text:s text:c="15"/>és a kiadások befagyasztásának hatásá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agyarázni. A kormányfő szavait másnap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26</text:p>
          </table:table-cell>
          <table:table-cell table:style-name="ce1" office:value-type="string" calcext:value-type="string">
            <text:p><text:s text:c="15"/>is úgy látom, hogy mindig következetes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épviselni a modern szociáldemokrácia elvei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1</text:p>
          </table:table-cell>
          <table:table-cell table:style-name="ce1" office:value-type="string" calcext:value-type="string">
            <text:p><text:s text:c="14"/>minden egyes iPhone firmware frissít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ég szorosabbra zárni a kapukat a hacker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table:style-name="ce1" office:value-type="string" calcext:value-type="string">
            <text:p><text:s text:c="4"/>megteremtésére. A játékos beleélését a készítők ú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ég tovább növelni (a szadisták), ho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5</text:p>
          </table:table-cell>
          <table:table-cell table:style-name="ce1" office:value-type="string" calcext:value-type="string">
            <text:p><text:s text:c="15"/>kiadó Ubisoft egy érdekes reklámvideó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romotálni készülő alkotását. Fotómodelln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6</text:p>
          </table:table-cell>
          <table:table-cell table:style-name="ce1" office:value-type="string" calcext:value-type="string">
            <text:p><text:s text:c="15"/>mobil asztallal rendelkező mikromágus i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varázsolni a helyszínen lévőket. Aki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7</text:p>
          </table:table-cell>
          <table:table-cell table:style-name="ce1" office:value-type="string" calcext:value-type="string">
            <text:p><text:s text:c="8"/>készülékek esetében, viszont az első generáció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hamarabb leépíteni, hogy helyet biztosítsa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9</text:p>
          </table:table-cell>
          <table:table-cell table:style-name="ce1" office:value-type="string" calcext:value-type="string">
            <text:p><text:s text:c="14"/>jóval egyszerűbb a dolgunk: a teszt sorá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folyamatosan hangsúlyozni, hogy lokáli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9</text:p>
          </table:table-cell>
          <table:table-cell table:style-name="ce1" office:value-type="string" calcext:value-type="string">
            <text:p><text:s text:c="8"/>ismereteinket és tapasztalatainkat felhasználva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új 3D technológiával még valósághűbbé </text:p>
          </table:table-cell>
          <table:table-cell office:value-type="string" calcext:value-type="string">
            <text:p>tenni a 3D élményt,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0</text:p>
          </table:table-cell>
          <table:table-cell table:style-name="ce1" office:value-type="string" calcext:value-type="string">
            <text:p><text:s text:c="12"/>szoftveróriás már előzetesen és részleges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ezelni, mikor a Windows 7-ban már letilthatóvá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57</text:p>
          </table:table-cell>
          <table:table-cell table:style-name="ce1" office:value-type="string" calcext:value-type="string">
            <text:p><text:s text:c="12"/>lehető " legkorrektebben és legtisztábban "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rendezni az anyagi problémákat. 2003-ba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7</text:p>
          </table:table-cell>
          <table:table-cell table:style-name="ce1" office:value-type="string" calcext:value-type="string">
            <text:p><text:s text:c="8"/>kijelentette, számára úgy tűnik, Zuschlag Jáno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" instruálni " a tanúkat. Az elsőrendű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9</text:p>
          </table:table-cell>
          <table:table-cell table:style-name="ce1" office:value-type="string" calcext:value-type="string">
            <text:p><text:s text:c="13"/>pénzszerzés helyszínéül. Látogatásai sorá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térképezni az üzletet, s vásárlási szándéko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2</text:p>
          </table:table-cell>
          <table:table-cell table:style-name="ce1" office:value-type="string" calcext:value-type="string">
            <text:p><text:s text:c="5"/>Holding-vezetés ügyes-bajos dolgainak citálásával)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a nyolcmillió forintos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3</text:p>
          </table:table-cell>
          <table:table-cell table:style-name="ce1" office:value-type="string" calcext:value-type="string">
            <text:p><text:s text:c="13"/>alatt a diákok mindvégig hangos énekléss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zavarni a táblaállítás ellen tüntetőke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3</text:p>
          </table:table-cell>
          <table:table-cell table:style-name="ce1" office:value-type="string" calcext:value-type="string">
            <text:p><text:s text:c="14"/>felsorakoztatott diákok hangos énekléss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zavarni. Torzsa Sándor, a Societas alelnök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64</text:p>
          </table:table-cell>
          <table:table-cell table:style-name="ce1" office:value-type="string" calcext:value-type="string">
            <text:p><text:s text:c="16"/>amelyek az aszfaltra permetezett vízz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nyhíteni a forróságot - az útburkolat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4</text:p>
          </table:table-cell>
          <table:table-cell table:style-name="ce1" office:value-type="string" calcext:value-type="string">
            <text:p><text:s text:c="11"/>volna, annyira elképzelhetetlen. A jótevő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összehozni az eközben jogorvoslati uta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6</text:p>
          </table:table-cell>
          <table:table-cell table:style-name="ce1" office:value-type="string" calcext:value-type="string">
            <text:p><text:s text:c="13"/>arra járó autósok pedig az útról lehúzódv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vágtató lovakat. Végül Nyíregyháza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8</text:p>
          </table:table-cell>
          <table:table-cell table:style-name="ce1" office:value-type="string" calcext:value-type="string">
            <text:p><text:s text:c="7"/>tendenciózusan szerkesztett dokumentumok alapj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t hamis gyanúba keverni. Baráti celebe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0</text:p>
          </table:table-cell>
          <table:table-cell table:style-name="ce1" office:value-type="string" calcext:value-type="string">
            <text:p><text:s text:c="16"/>az orosz felvásárlás rémével fenyegetv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rábírni a Mol vezetőségét az " összefogásra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table:style-name="ce1" office:value-type="string" calcext:value-type="string">
            <text:p><text:s text:c="16"/>el Nagy-Britanniába. Az állam elöljáró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isztes távolból szemlélni a katolikus <text:s/></text:p>
          </table:table-cell>
          <table:table-cell office:value-type="string" calcext:value-type="string">
            <text:p>egyház fejé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table:style-name="ce1" office:value-type="string" calcext:value-type="string">
            <text:p><text:s text:c="12"/>vonakodó amerikai republikánus szenátor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rról, mennyire fontos az amerikai-oros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3"/>újjáéled, így az átmeneti időszakban ugy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ltségeiket csökkenteni, mégis tartozáso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3"/>irodalmi volt a szöveg, a kerek mondato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ondhatóra faragni. - Mit szólt hozzá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5"/>élelmesebbek a legcsendesebb és leghűvösebb hely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átraikat felállítani. Pedig nem volt egyszerű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5"/>. Még látni is alig látott, de betűnkén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silabizálni a szöveget, majd buldog természettel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1"/>készítettek, de már tarhonyás desszertt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lepni a zsűrit. Tápén évszázados hagyománya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9"/>különböző országok eltérő érdekeit - tisztáz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kyotói protokol megvalósításának részletei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15"/>hogy levadásztuk az összes szúnyogot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csöndesíteni a minden ízeltlábútól irtózó </text:p>
          </table:table-cell>
          <table:table-cell office:value-type="string" calcext:value-type="string">
            <text:p>Kisluca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7"/>jobbközép erőit, és civil szervezetekkel közös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lelni a város értékei és érdekei közti </text:p>
          </table:table-cell>
          <table:table-cell office:value-type="string" calcext:value-type="string">
            <text:p>egyensúly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10"/>legnemesebb is egyben! Éppen ezért könyvün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összeállítani, hogy mindezt szóról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6"/>teatralitás váltja fel. Lehet, hogy éppen ezektő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óvni a rendező az énekeseket. Túlzottna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91</text:p>
          </table:table-cell>
          <table:table-cell table:style-name="ce1" office:value-type="string" calcext:value-type="string">
            <text:p><text:s text:c="14"/>másfelől pedig az első pillanattól kezdv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(apró) darabokra szedni milliárdos vagyona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91</text:p>
          </table:table-cell>
          <table:table-cell table:style-name="ce1" office:value-type="string" calcext:value-type="string">
            <text:p><text:s text:c="13"/>egyezségre jutni a két politikus, most az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angsúlyozni, közösen igyekeznek megolda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98</text:p>
          </table:table-cell>
          <table:table-cell table:style-name="ce1" office:value-type="string" calcext:value-type="string">
            <text:p><text:s text:c="7"/>bevándorlási reform melletti elkötelezettségérő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hallgatóságát John McCain, a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98</text:p>
          </table:table-cell>
          <table:table-cell table:style-name="ce1" office:value-type="string" calcext:value-type="string">
            <text:p><text:s text:c="11"/>felszólalt George Bush amerikai elnök is,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nyugtatni a jelenlévőket, hogy az Egyesül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01</text:p>
          </table:table-cell>
          <table:table-cell table:style-name="ce1" office:value-type="string" calcext:value-type="string">
            <text:p><text:s text:c="8"/>használtuk az autót, és a lehetőségekhez mért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ihasználni a turbó előnyeit, magyarul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02</text:p>
          </table:table-cell>
          <table:table-cell table:style-name="ce1" office:value-type="string" calcext:value-type="string">
            <text:p><text:s text:c="14"/>Frodig a célegyenes végi kanyarban. Tibor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előzni a dánt, de nem bírt vele a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03</text:p>
          </table:table-cell>
          <table:table-cell table:style-name="ce1" office:value-type="string" calcext:value-type="string">
            <text:p><text:s text:c="10"/>működése gondoskodik. Minden lehetséges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okozni a bent ülők komfortérzetét: a szellőzőrostélyo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04</text:p>
          </table:table-cell>
          <table:table-cell table:style-name="ce1" office:value-type="string" calcext:value-type="string">
            <text:p><text:s text:c="13"/>számának (például 2-ről 10-re) növel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olna növelni. 980 km/h sebességnél technológi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06</text:p>
          </table:table-cell>
          <table:table-cell table:style-name="ce1" office:value-type="string" calcext:value-type="string">
            <text:p><text:s text:c="8"/>kezdődött a telefonálgatás, jobb érzésű baráta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őször lebeszélni róla (később megakadályozni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18</text:p>
          </table:table-cell>
          <table:table-cell table:style-name="ce1" office:value-type="string" calcext:value-type="string">
            <text:p><text:s text:c="11"/>előbb lufit eregettek, majd a Beo szókincs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bővíteni a csíraoli " szóval "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5"/>. A programból kitűnik, hogy a szervez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a már unalomig játszot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2"/>gumikra összpontosítottunk, de a fékeket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javítani. A felfüggesztések és az aerodinamik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6"/>valóban nélkülözhetetlen nyári cucco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összegyűjteni. Nyilvánvaló, hogy egy vaskosa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5"/>dolgozott Ben Affleckkel. " Ethan és J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itkolni románcukat a nyilvánosság előt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4</text:p>
          </table:table-cell>
          <table:table-cell table:style-name="ce1" office:value-type="string" calcext:value-type="string">
            <text:p><text:s text:c="11"/>márkanévvel nulláról kezdjük a márkaépítés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értékeket, pozitívumokat átmenteni.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26</text:p>
          </table:table-cell>
          <table:table-cell table:style-name="ce1" office:value-type="string" calcext:value-type="string">
            <text:p><text:s text:c="12"/>irodalomtörténész elmondta, már korábba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agyarázni a költő népszerűségét. Az 1980-a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6"/>személyzet ez idő alatt kétségbeesett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csillapítani az önkontrollt vesztett popsztár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4"/>nyugtalanító kérdésekről szóló beszédév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húzni a japán-kínai feszültségek méregfog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3"/>megvalósítása. Természetesen Szent-György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zonozni Szegednek a tudományos sikerekhez </text:p>
          </table:table-cell>
          <table:table-cell office:value-type="string" calcext:value-type="string">
            <text:p>való hozzájárulásá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6"/>szabálytalan. Ezért nemet mondtak rá, s jóllehet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laposan átgondolni ennek a következményei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9"/>hullámvölgybe került Williams új igazolásokk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nyerni a lendületét. Miután eddig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11"/>hazai multinacionális vállalatok a válság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vinni a megtermelt nyereséget, néhány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16"/>áramlását az autó alá. A CT-01-gyel e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oldani " - mondta. " Mivel a mi autón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35</text:p>
          </table:table-cell>
          <table:table-cell table:style-name="ce1" office:value-type="string" calcext:value-type="string">
            <text:p><text:s text:c="11"/>szövetségekhez kötődő kooptálási megold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tmenteni (1989-1990), amit az első szabad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43</text:p>
          </table:table-cell>
          <table:table-cell table:style-name="ce1" office:value-type="string" calcext:value-type="string">
            <text:p><text:s text:c="6"/>portugálok az elődöntőben folyamatos letámad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ejét venni a spanyol passzolgatásnak, 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16"/>kapitánya, Pim Verbeek azt mondta, ho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ehezíteni a németek dolgát és kihasználn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15"/>szerb nyomást átvészelve fellégeztek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gy-egy támadást is felépíteni az ausztrálo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5"/>részrehajlásra gyanakodott, és művi beavatkozáss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teknőc intuitív képességét emberi értékrend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1</text:p>
          </table:table-cell>
          <table:table-cell table:style-name="ce1" office:value-type="string" calcext:value-type="string">
            <text:p><text:s text:c="14"/>esetleges korrupciógyanús esetekről, mer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távol tartani magát mindettől. SZDSZ Mi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4</text:p>
          </table:table-cell>
          <table:table-cell table:style-name="ce1" office:value-type="string" calcext:value-type="string">
            <text:p><text:s text:c="16"/>Rádió vezérigazgatója. " Minden fórumo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mondani az álláspontunkat, és időről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4</text:p>
          </table:table-cell>
          <table:table-cell table:style-name="ce1" office:value-type="string" calcext:value-type="string">
            <text:p><text:s text:c="8"/>kijelentette, számára úgy tűnik, Zuschlag Jáno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instruálni a tanúkat. A vádlott elismerte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65</text:p>
          </table:table-cell>
          <table:table-cell table:style-name="ce1" office:value-type="string" calcext:value-type="string">
            <text:p><text:s text:c="7"/>vádlottak a kegyetlenkedést mindennapos játékna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állítani a bíróság szerint. A tökö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66</text:p>
          </table:table-cell>
          <table:table-cell table:style-name="ce1" office:value-type="string" calcext:value-type="string">
            <text:p><text:s text:c="12"/>szégyellni, sem takargatni valója, munkáj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indig a lehető legjobb színvonalon ellát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69</text:p>
          </table:table-cell>
          <table:table-cell table:style-name="ce1" office:value-type="string" calcext:value-type="string">
            <text:p><text:s text:c="7"/>gyomnövényt. Ebben az évben már helikopterr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deríteni a parlagfüves területeket,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72</text:p>
          </table:table-cell>
          <table:table-cell table:style-name="ce1" office:value-type="string" calcext:value-type="string">
            <text:p><text:s text:c="10"/>leghíresebb politikusok, akik éhségsztráj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érni céljaikat. Gyurcsány három társával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82</text:p>
          </table:table-cell>
          <table:table-cell table:style-name="ce1" office:value-type="string" calcext:value-type="string">
            <text:p><text:s text:c="15"/>választott cím áll a táblán. A szervez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óvni a pályázók személyazonosságát.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2</text:p>
          </table:table-cell>
          <table:table-cell table:style-name="ce1" office:value-type="string" calcext:value-type="string">
            <text:p><text:s text:c="15"/>egyelőre csak egy motor esetében, ám a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kiválasztani, hogy egy igazi " tömegmodel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95</text:p>
          </table:table-cell>
          <table:table-cell table:style-name="ce1" office:value-type="string" calcext:value-type="string">
            <text:p><text:s text:c="9"/>ötvözni tudja a kettő lényegi elemeit. Cserébe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nnek összetevőit annyira tisztázni, amennyir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95</text:p>
          </table:table-cell>
          <table:table-cell table:style-name="ce1" office:value-type="string" calcext:value-type="string">
            <text:p><text:s text:c="14"/>egy hónapon keresztül heves bombázáso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őrölni a tálib ellenállást, míg az Észak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7</text:p>
          </table:table-cell>
          <table:table-cell table:style-name="ce1" office:value-type="string" calcext:value-type="string">
            <text:p><text:s text:c="16"/>ideális államot kialakítaniuk, miköz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xportálni világforradalmi terveiket. Így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8</text:p>
          </table:table-cell>
          <table:table-cell table:style-name="ce1" office:value-type="string" calcext:value-type="string">
            <text:p><text:s text:c="9"/>helyzet, a kereskedők ugyanis ezzel az itall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pótolni a másik terén látható - és várható </text:p>
          </table:table-cell>
          <table:table-cell office:value-type="string" calcext:value-type="string">
            <text:p>- keresletkiesés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9</text:p>
          </table:table-cell>
          <table:table-cell table:style-name="ce1" office:value-type="string" calcext:value-type="string">
            <text:p><text:s text:c="3"/>rohamrendőrökkel, akik gumilövedékkel és könnygázz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fékezni a zavargást. Több száza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9</text:p>
          </table:table-cell>
          <table:table-cell table:style-name="ce1" office:value-type="string" calcext:value-type="string">
            <text:p><text:s text:c="14"/>amerikai, Rodney Kinget, majd a rendőrsé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tussolni az ügyet. Az intézménye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0</text:p>
          </table:table-cell>
          <table:table-cell table:style-name="ce1" office:value-type="string" calcext:value-type="string">
            <text:p><text:s text:c="10"/>gazdasági kilátások miatt aggódó amerikaiaka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nyugtatni George Bush elnök idei -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03</text:p>
          </table:table-cell>
          <table:table-cell table:style-name="ce1" office:value-type="string" calcext:value-type="string">
            <text:p><text:s text:c="15"/>magyarországi családjának, ennek alapj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onosítani tartózkodási helyét, de amikor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4</text:p>
          </table:table-cell>
          <table:table-cell table:style-name="ce1" office:value-type="string" calcext:value-type="string">
            <text:p><text:s text:c="9"/>bevételhez jussanak, másrészt az öltözett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ovább erősíteni Santorum családapás imázs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7</text:p>
          </table:table-cell>
          <table:table-cell table:style-name="ce1" office:value-type="string" calcext:value-type="string">
            <text:p><text:s text:c="14"/>klimax időszakát a lehető legpozitívabba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átélni. Sokat foglalkoztál magaddal, s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408</text:p>
          </table:table-cell>
          <table:table-cell table:style-name="ce1" office:value-type="string" calcext:value-type="string">
            <text:p><text:s text:c="7"/>teljesítőképessége ennek csak a fele. Az orvos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angsúlyozni, hogy napjainkban a merevedés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21</text:p>
          </table:table-cell>
          <table:table-cell table:style-name="ce1" office:value-type="string" calcext:value-type="string">
            <text:p><text:s text:c="8"/>életművét három legnépszerűbb könyvén keresztü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bemutatni. A rózsa neve Tartal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21</text:p>
          </table:table-cell>
          <table:table-cell table:style-name="ce1" office:value-type="string" calcext:value-type="string">
            <text:p><text:s text:c="16"/>a zenekar ügyes-bajos kiadói problémá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, világszerte turnézott, és m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25</text:p>
          </table:table-cell>
          <table:table-cell table:style-name="ce1" office:value-type="string" calcext:value-type="string">
            <text:p><text:s text:c="14"/>úgyhogy amennyire a körülmények engedték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szaporázni a lépteinket. Természetesen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28</text:p>
          </table:table-cell>
          <table:table-cell table:style-name="ce1" office:value-type="string" calcext:value-type="string">
            <text:p><text:s text:c="9"/>katasztrófa után már a vizsgálóbizottság előt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izonygatni ártatlanságát. Részeg volt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2</text:p>
          </table:table-cell>
          <table:table-cell table:style-name="ce1" office:value-type="string" calcext:value-type="string">
            <text:p><text:s text:c="11"/>előtt is a sportszerűség látszatára sem adv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rovokálni a hazai csapat szurkolóit a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6</text:p>
          </table:table-cell>
          <table:table-cell table:style-name="ce1" office:value-type="string" calcext:value-type="string">
            <text:p><text:s text:c="10"/>hasonló volt, mint Venezuela ellen: játékosa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lassítani a játékot, és megtartani a labd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6</text:p>
          </table:table-cell>
          <table:table-cell table:style-name="ce1" office:value-type="string" calcext:value-type="string">
            <text:p><text:s text:c="15"/>, Bácsi Péternek először a perui Barrer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útját állni, majd a folytatásban, a türkmé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38</text:p>
          </table:table-cell>
          <table:table-cell table:style-name="ce1" office:value-type="string" calcext:value-type="string">
            <text:p><text:s text:c="11"/>Horváth Imre szövetségi edző a nagyszünetb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rázni csapatát, aminek meg is lett az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9</text:p>
          </table:table-cell>
          <table:table-cell table:style-name="ce1" office:value-type="string" calcext:value-type="string">
            <text:p><text:s text:c="9"/>sistergős balos bombájánál Adler nagy véd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edtetni bakiját, a kipattanót Wright-Phillip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41</text:p>
          </table:table-cell>
          <table:table-cell table:style-name="ce1" office:value-type="string" calcext:value-type="string">
            <text:p><text:s text:c="16"/>a hazaiak a saját térfelüket megszállv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hamarabb megállítani a debreceni <text:s/></text:p>
          </table:table-cell>
          <table:table-cell office:value-type="string" calcext:value-type="string">
            <text:p>akcióka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43</text:p>
          </table:table-cell>
          <table:table-cell table:style-name="ce1" office:value-type="string" calcext:value-type="string">
            <text:p><text:s text:c="12"/>Diego Milito vezérletével az elöl lévő trió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zavarni a labdakihozatalt. Másodpercekre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46</text:p>
          </table:table-cell>
          <table:table-cell table:style-name="ce1" office:value-type="string" calcext:value-type="string">
            <text:p><text:s text:c="9"/>támadásba lendült, és a védekezést sutba dobv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ütéssel lezárni a találkozót. Az idő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46</text:p>
          </table:table-cell>
          <table:table-cell table:style-name="ce1" office:value-type="string" calcext:value-type="string">
            <text:p><text:s text:c="10"/>Grandez, akik a testi adottságaik beve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népszerűsíteni a csapatot. Daysi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48</text:p>
          </table:table-cell>
          <table:table-cell table:style-name="ce1" office:value-type="string" calcext:value-type="string">
            <text:p><text:s text:c="13"/>gondolom, hogy a magyar szövetség részérő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hető legtöbb versenyzési lehetőséget </text:p>
          </table:table-cell>
          <table:table-cell office:value-type="string" calcext:value-type="string">
            <text:p>biztosíta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48</text:p>
          </table:table-cell>
          <table:table-cell table:style-name="ce1" office:value-type="string" calcext:value-type="string">
            <text:p><text:s text:c="20"/>ellen. A madridi újságok ugyanakko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angsúlyozni, hogy az El Clásicón nem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0</text:p>
          </table:table-cell>
          <table:table-cell table:style-name="ce1" office:value-type="string" calcext:value-type="string">
            <text:p><text:s text:c="14"/>is felszólaltak, akik az AIDS veszélyeir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hívni a figyelmet. juha1pal102 Lesz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4</text:p>
          </table:table-cell>
          <table:table-cell table:style-name="ce1" office:value-type="string" calcext:value-type="string">
            <text:p><text:s text:c="14"/>hogy az ipar által előállított termékekr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rábeszélni az embereket, tette hozzá.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4</text:p>
          </table:table-cell>
          <table:table-cell table:style-name="ce1" office:value-type="string" calcext:value-type="string">
            <text:p><text:s text:c="14"/>elkészítéséhez.) A per alatt mindenképp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bizonyítani a zsidók bűnösségét, még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5</text:p>
          </table:table-cell>
          <table:table-cell table:style-name="ce1" office:value-type="string" calcext:value-type="string">
            <text:p><text:s text:c="11"/>hagyományos, képcsöves készülékhez hasonlóvá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ormálni az L5HX modelljét, és valamenny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8</text:p>
          </table:table-cell>
          <table:table-cell table:style-name="ce1" office:value-type="string" calcext:value-type="string">
            <text:p><text:s text:c="12"/>portálokra. Ugyanakkor Teherán egyre job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átolni a hírportálokhoz és szociális </text:p>
          </table:table-cell>
          <table:table-cell office:value-type="string" calcext:value-type="string">
            <text:p>közösségi hálózatokhoz való kapcsolódás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2</text:p>
          </table:table-cell>
          <table:table-cell table:style-name="ce1" office:value-type="string" calcext:value-type="string">
            <text:p><text:s text:c="14"/>főtéma mellett. Markáns, egyéni jegyekke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felruházni, a témákat pedig két riporter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3</text:p>
          </table:table-cell>
          <table:table-cell table:style-name="ce1" office:value-type="string" calcext:value-type="string">
            <text:p><text:s text:c="15"/>mikor a Tilda nevű szereplő fehérneműb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csábítani emberét. Ragyogó közönségaránnyal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0</text:p>
          </table:table-cell>
          <table:table-cell table:style-name="ce1" office:value-type="string" calcext:value-type="string">
            <text:p><text:s text:c="16"/>gyönyörködtünk a különös látványban (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ávol tartani a vérszomjas szúnyogseregeke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5</text:p>
          </table:table-cell>
          <table:table-cell table:style-name="ce1" office:value-type="string" calcext:value-type="string">
            <text:p><text:s text:c="11"/>Orleans éppen 10, 1 milliós turistaforgalm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ülmúlni. Már a századforduló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81</text:p>
          </table:table-cell>
          <table:table-cell table:style-name="ce1" office:value-type="string" calcext:value-type="string">
            <text:p><text:s text:c="12"/>feltétlenül indokolt volt, a többivel ped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fizetős utakat - vagy, ha az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3</text:p>
          </table:table-cell>
          <table:table-cell table:style-name="ce1" office:value-type="string" calcext:value-type="string">
            <text:p><text:s text:c="13"/>kereskedők megítélése szerint a befektet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nem túlreagálni a történteket, miközbe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5</text:p>
          </table:table-cell>
          <table:table-cell table:style-name="ce1" office:value-type="string" calcext:value-type="string">
            <text:p><text:s text:c="13"/>piacokat, országokat is, mert a befektet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kockázatosabb régiókat.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94</text:p>
          </table:table-cell>
          <table:table-cell table:style-name="ce1" office:value-type="string" calcext:value-type="string">
            <text:p><text:s text:c="12"/>tartoztam, akik ha egy szerződést aláírtak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égigdolgozni, egy esetben sem hagytam <text:s/>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94</text:p>
          </table:table-cell>
          <table:table-cell table:style-name="ce1" office:value-type="string" calcext:value-type="string">
            <text:p><text:s text:c="14"/>megjelenítéséhez. Ezekben az esetekben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2D-s rajz illúzióját kelteni. -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98</text:p>
          </table:table-cell>
          <table:table-cell table:style-name="ce1" office:value-type="string" calcext:value-type="string">
            <text:p><text:s text:c="16"/>az elmúlt napokat azzal töltötték, ho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 szenzációra éhes sajtót arról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98</text:p>
          </table:table-cell>
          <table:table-cell table:style-name="ce1" office:value-type="string" calcext:value-type="string">
            <text:p><text:s text:c="16"/>a zenekar ügyes-bajos kiadói problémá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, világszerte turnézott, és m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00</text:p>
          </table:table-cell>
          <table:table-cell table:style-name="ce1" office:value-type="string" calcext:value-type="string">
            <text:p><text:s text:c="16"/>terveztünk feleségemmel, Annával, hanem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öbb oldalról is ábrázolni Wass Albert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0</text:p>
          </table:table-cell>
          <table:table-cell table:style-name="ce1" office:value-type="string" calcext:value-type="string">
            <text:p><text:s text:c="14"/>jelentette, hogy eleve a szervizköltség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spórolni a kötelező adategyeztetés díj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6</text:p>
          </table:table-cell>
          <table:table-cell table:style-name="ce1" office:value-type="string" calcext:value-type="string">
            <text:p><text:s text:c="14"/>dolgozó rétegeket - és azok szavazatait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yerni: a nyugdíjasokat, a rokkantaka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07</text:p>
          </table:table-cell>
          <table:table-cell table:style-name="ce1" office:value-type="string" calcext:value-type="string">
            <text:p><text:s text:c="13"/>velük, sok-sok órát töltöttünk azzal, hogy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magyarázni nekik a tábori élet meneté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8</text:p>
          </table:table-cell>
          <table:table-cell table:style-name="ce1" office:value-type="string" calcext:value-type="string">
            <text:p><text:s text:c="16"/>nyújtanak. A programok összeállításáná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örnyező települések csoportjait meghív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6</text:p>
          </table:table-cell>
          <table:table-cell table:style-name="ce1" office:value-type="string" calcext:value-type="string">
            <text:p><text:s text:c="6"/>szecesszió, ennek hatására a tehetősebb polgársá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utánozni őket. Kaposváron, Temesváron,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8</text:p>
          </table:table-cell>
          <table:table-cell table:style-name="ce1" office:value-type="string" calcext:value-type="string">
            <text:p><text:s text:c="9"/>nemzetiszocialista is, akik közbekiabáláso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lőadást megzavarni. Nem sikerült neki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9</text:p>
          </table:table-cell>
          <table:table-cell table:style-name="ce1" office:value-type="string" calcext:value-type="string">
            <text:p><text:s text:c="14"/>egy Kr. e. 23. századi asszír uralkodó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összhangba hozni Ábrámot. Később Michael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1</text:p>
          </table:table-cell>
          <table:table-cell table:style-name="ce1" office:value-type="string" calcext:value-type="string">
            <text:p><text:s text:c="13"/>területére. A spanyolok és a portugálok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gyarmatosítani, végül a spanyolok kerekedtek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5</text:p>
          </table:table-cell>
          <table:table-cell table:style-name="ce1" office:value-type="string" calcext:value-type="string">
            <text:p><text:s text:c="14"/>lakossággal, mi több, a dán ellenáll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polni a jó kapcsolatot. 1945. április 22.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5</text:p>
          </table:table-cell>
          <table:table-cell table:style-name="ce1" office:value-type="string" calcext:value-type="string">
            <text:p><text:s text:c="14"/>Dozier producer nyilatkozataikban azon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árítani azokat a kritikákat, melyek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table:style-name="ce1" office:value-type="string" calcext:value-type="string">
            <text:p><text:s text:c="7"/>pszichológia alapelvei címet viselte. Ez a könyv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pszichológiát mint új tudományterüle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27</text:p>
          </table:table-cell>
          <table:table-cell table:style-name="ce1" office:value-type="string" calcext:value-type="string">
            <text:p><text:s text:c="22"/>jelentése. 1965-től az iskolák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tanárok lebeszélni a gyermekeket a vallásosságról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8</text:p>
          </table:table-cell>
          <table:table-cell table:style-name="ce1" office:value-type="string" calcext:value-type="string">
            <text:p><text:s text:c="16"/>annak a következménye volt, hogy Kázmér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t jól képzett szakemberekkel, politikusokka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32</text:p>
          </table:table-cell>
          <table:table-cell table:style-name="ce1" office:value-type="string" calcext:value-type="string">
            <text:p><text:s text:c="13"/>drága emlékezetét tisztelni és örökösíte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... (Kolozsvár, 1778.) Jó atya és <text:s/>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2</text:p>
          </table:table-cell>
          <table:table-cell table:style-name="ce1" office:value-type="string" calcext:value-type="string">
            <text:p><text:s text:c="16"/>egységesen 16 évben állapította meg, d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már leszolgált katonákat továbbszolgálatra </text:p>
          </table:table-cell>
          <table:table-cell office:value-type="string" calcext:value-type="string">
            <text:p>bírni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3</text:p>
          </table:table-cell>
          <table:table-cell table:style-name="ce1" office:value-type="string" calcext:value-type="string">
            <text:p><text:s text:c="11"/>városok: megőrizték alapvető vonásaikat, bá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ket hellenizálni, s gyakran dinasztiku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35</text:p>
          </table:table-cell>
          <table:table-cell table:style-name="ce1" office:value-type="string" calcext:value-type="string">
            <text:p><text:s text:c="11"/>békekötés még nem történt meg, így a szerbe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asználni a munkások Horthy-rendszerrel </text:p>
          </table:table-cell>
          <table:table-cell office:value-type="string" calcext:value-type="string">
            <text:p>való szembenállásá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5</text:p>
          </table:table-cell>
          <table:table-cell table:style-name="ce1" office:value-type="string" calcext:value-type="string">
            <text:p><text:s text:c="11"/>Állam kegyeiből, a velenceiek a pápa nevé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büntetni Cesarét. Ez gyakorlatilag az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6</text:p>
          </table:table-cell>
          <table:table-cell table:style-name="ce1" office:value-type="string" calcext:value-type="string">
            <text:p><text:s text:c="12"/>halála felett szüleinek fájdalmát enyhíte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. Nagy-Enyed, 1767. Források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7</text:p>
          </table:table-cell>
          <table:table-cell table:style-name="ce1" office:value-type="string" calcext:value-type="string">
            <text:p><text:s text:c="14"/>Studios a Warner Bros.-szal együttműködv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adni a film stílusát a videojátékba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8</text:p>
          </table:table-cell>
          <table:table-cell table:style-name="ce1" office:value-type="string" calcext:value-type="string">
            <text:p><text:s text:c="13"/>sajtó főszerkesztői és a brit hivatalnok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allgatni a katyńi tömegmészárlást.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9</text:p>
          </table:table-cell>
          <table:table-cell table:style-name="ce1" office:value-type="string" calcext:value-type="string">
            <text:p><text:s text:c="14"/>lakossággal, mi több, a dán ellenáll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polni a jó kapcsolatot. 1945. április 22-é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0</text:p>
          </table:table-cell>
          <table:table-cell table:style-name="ce1" office:value-type="string" calcext:value-type="string">
            <text:p><text:s text:c="7"/>összehívásával IX. Piusz pápa legfőbb törekvésé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látámasztani: az egyház belső, hitbé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41</text:p>
          </table:table-cell>
          <table:table-cell table:style-name="ce1" office:value-type="string" calcext:value-type="string">
            <text:p><text:s text:c="11"/>Ezzel a viselkedéssel az algoritmus alkotója </text:p>
          </table:table-cell>
          <table:table-cell office:value-type="string" calcext:value-type="string">
            <text:p><text:s/>igyekezte </text:p>
          </table:table-cell>
          <table:table-cell table:style-name="ce3" office:value-type="string" calcext:value-type="string">
            <text:p><text:s/>megkerüli azt a problémát, hogy a program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2</text:p>
          </table:table-cell>
          <table:table-cell table:style-name="ce1" office:value-type="string" calcext:value-type="string">
            <text:p><text:s text:c="14"/>állt Litvánia is, noha a lovagok többszö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hódítani. A konföderáció fő hatalomforrásai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table:style-name="ce1" office:value-type="string" calcext:value-type="string">
            <text:p><text:s text:c="8"/>veszéllyel, legfeljebb csak a béke fenntartás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érni, mialatt az ország ebek harmincadj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45</text:p>
          </table:table-cell>
          <table:table-cell table:style-name="ce1" office:value-type="string" calcext:value-type="string">
            <text:p><text:s text:c="11"/>mongúz (Herpestes ichneumon) betelepí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irtani a mérgeskígyókat, de mivel ez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6</text:p>
          </table:table-cell>
          <table:table-cell table:style-name="ce1" office:value-type="string" calcext:value-type="string">
            <text:p><text:s text:c="11"/>alapelveket a szovjet ideológia elvárásaihoz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igazítani. A harmincas években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49</text:p>
          </table:table-cell>
          <table:table-cell table:style-name="ce1" office:value-type="string" calcext:value-type="string">
            <text:p><text:s text:c="11"/>archetípusának megjelenése, noha a testvére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z egydimenzionalitást, különöse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9</text:p>
          </table:table-cell>
          <table:table-cell table:style-name="ce1" office:value-type="string" calcext:value-type="string">
            <text:p><text:s text:c="5"/>teremtsenek. Ezért a német lovagok a 14. század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foglalni Litvániát is, legfőképp Szamogiti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3</text:p>
          </table:table-cell>
          <table:table-cell table:style-name="ce1" office:value-type="string" calcext:value-type="string">
            <text:p><text:s text:c="10"/>kívánták fenntartani, illetve a senki földj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lenőrzésük alá vonni éjszakára. A rajtaütés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54</text:p>
          </table:table-cell>
          <table:table-cell table:style-name="ce1" office:value-type="string" calcext:value-type="string">
            <text:p><text:s text:c="10"/>támogatták a művészeteket, számos rendelett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abályozni és egységesíteni az alig 50 </text:p>
          </table:table-cell>
          <table:table-cell office:value-type="string" calcext:value-type="string">
            <text:p>tartomány életé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5</text:p>
          </table:table-cell>
          <table:table-cell table:style-name="ce1" office:value-type="string" calcext:value-type="string">
            <text:p><text:s text:c="17"/>nagyhatalom ölre ment érte. Az angol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itetni a világ közvéleményével, hogy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5</text:p>
          </table:table-cell>
          <table:table-cell table:style-name="ce1" office:value-type="string" calcext:value-type="string">
            <text:p><text:s text:c="16"/>csoportosulások, amelyek tisztességes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mbereket és Kleklt is meggyőzni, hogy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59</text:p>
          </table:table-cell>
          <table:table-cell table:style-name="ce1" office:value-type="string" calcext:value-type="string">
            <text:p><text:s text:c="15"/>idegeneket ", s amennyire csak lehetett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általuk lenézett angol buldog </text:p>
          </table:table-cell>
          <table:table-cell office:value-type="string" calcext:value-type="string">
            <text:p>befolyásá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11"/>Emellett a közgazdaságtant és a statisztik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ötvözni azáltal, hogy " olyan ötlet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5"/>évtizedekben, egészen a második világháború végé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propagálni a vendekből, hogy ők nem szlové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15"/>Már az első években sorozatokba rendezv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adni a könyveket, de ezek a sorozato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5</text:p>
          </table:table-cell>
          <table:table-cell table:style-name="ce1" office:value-type="string" calcext:value-type="string">
            <text:p><text:s text:c="7"/>foglalkozó története. Ezek után a Shadow Ladyv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hódítani a közönséget 1995-ben. Ebbe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7</text:p>
          </table:table-cell>
          <table:table-cell table:style-name="ce1" office:value-type="string" calcext:value-type="string">
            <text:p><text:s text:c="11"/>szertartáson, ezért a templomok ábrázolásai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örökíteni az áldozatot bemutató fáraó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7</text:p>
          </table:table-cell>
          <table:table-cell table:style-name="ce1" office:value-type="string" calcext:value-type="string">
            <text:p><text:s text:c="5"/>hasznosítottak a gyakorlatban. Egyetemi vezetőkén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erősíteni az egyetem helyét magyar mérnökoktatásba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0</text:p>
          </table:table-cell>
          <table:table-cell table:style-name="ce1" office:value-type="string" calcext:value-type="string">
            <text:p><text:s text:c="14"/>megbüntetésére ", habár kezdetben ezt mé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szervezet javaslataival összhangban álló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4</text:p>
          </table:table-cell>
          <table:table-cell table:style-name="ce1" office:value-type="string" calcext:value-type="string">
            <text:p><text:s text:c="14"/>alakítottak ki bázist. A szovjetek ezut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egyeit keresni, és több titkos tárgyalásr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4</text:p>
          </table:table-cell>
          <table:table-cell table:style-name="ce1" office:value-type="string" calcext:value-type="string">
            <text:p><text:s text:c="6"/>ideológiai fellazulásával, 1986-tól, több íráss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szolgálni Szabó Lajos magyarországi recepciój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5</text:p>
          </table:table-cell>
          <table:table-cell table:style-name="ce1" office:value-type="string" calcext:value-type="string">
            <text:p><text:s text:c="13"/>azonnal támadott. Az új Habsburg uralkodó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újra katolikussá tenni a várost. 1604-be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7</text:p>
          </table:table-cell>
          <table:table-cell table:style-name="ce1" office:value-type="string" calcext:value-type="string">
            <text:p><text:s text:c="14"/>alapvető felszereltséggel rendelkezik, d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igazi arcát és természetességét megőriz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7</text:p>
          </table:table-cell>
          <table:table-cell table:style-name="ce1" office:value-type="string" calcext:value-type="string">
            <text:p><text:s text:c="15"/>engedély nélküli belépést a városba. Bá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nnek elejét venni, a bevonuló japán katoná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 text:c="14"/>ur... élete párjában feltalálta és leir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ájon 1765. eszt. hely n. (Szathmári Paksi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/>cshangga-gyűjteményeket és saját kiadású szövegkönyve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folyásolni az embereket. Az első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 text:c="13"/>legismertebb védője ő volt. Arius hívei arró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 császárt, hogy ők a niceai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0</text:p>
          </table:table-cell>
          <table:table-cell table:style-name="ce1" office:value-type="string" calcext:value-type="string">
            <text:p><text:s text:c="14"/>legalkalmasabb, amikor Gwen Stacy karakteré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csillapítani. A Sony ezek ut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3</text:p>
          </table:table-cell>
          <table:table-cell table:style-name="ce1" office:value-type="string" calcext:value-type="string">
            <text:p><text:s text:c="19"/>Watson nem egy idióta, noha Conan Doyl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így láttatni. De egy idióta csak idiótákkal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5</text:p>
          </table:table-cell>
          <table:table-cell table:style-name="ce1" office:value-type="string" calcext:value-type="string">
            <text:p><text:s text:c="16"/>cserékkel birtokaikat Nádasdra és Petáncr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zpontosítani. Az először ispá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7</text:p>
          </table:table-cell>
          <table:table-cell table:style-name="ce1" office:value-type="string" calcext:value-type="string">
            <text:p><text:s text:c="16"/>kevés tapasztalattal rendelkezett, Daniel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ótolni hiányosságait. Legfontosabb intézkedésén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8</text:p>
          </table:table-cell>
          <table:table-cell table:style-name="ce1" office:value-type="string" calcext:value-type="string">
            <text:p><text:s text:c="18"/>hittek a kimondott szó hatalmában, 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olyan rossz eseményekről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8</text:p>
          </table:table-cell>
          <table:table-cell table:style-name="ce1" office:value-type="string" calcext:value-type="string">
            <text:p><text:s text:c="12"/>ellenségei és irigyei folyamatosan támadták é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t hamis vádakkal lejáratni. Először 1674-b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9</text:p>
          </table:table-cell>
          <table:table-cell table:style-name="ce1" office:value-type="string" calcext:value-type="string">
            <text:p><text:s text:c="9"/>imatalálkozó ennek a háborúnak a negatív hatása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csökkenteni. Egy amerikai fiatalember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90</text:p>
          </table:table-cell>
          <table:table-cell table:style-name="ce1" office:value-type="string" calcext:value-type="string">
            <text:p><text:s text:c="15"/>trónkövetelő Martell Károly salernói herce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nak megnyerni. Károly 1295-ben a báni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4</text:p>
          </table:table-cell>
          <table:table-cell table:style-name="ce1" office:value-type="string" calcext:value-type="string">
            <text:p><text:s text:c="15"/>Japánban a következő 150 évben egyre töb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iskolájának stílusát átvenni, ameddig 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95</text:p>
          </table:table-cell>
          <table:table-cell table:style-name="ce1" office:value-type="string" calcext:value-type="string">
            <text:p><text:s text:c="14"/>támadásokat intéztek. A védekező fél serege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komolyabb csatákat, ahol minde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6</text:p>
          </table:table-cell>
          <table:table-cell table:style-name="ce1" office:value-type="string" calcext:value-type="string">
            <text:p><text:s text:c="11"/>kibocsájtott 6x86L (kódnevén M1L) processzorr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 a hőtermelési problémákat a Cyrix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8</text:p>
          </table:table-cell>
          <table:table-cell table:style-name="ce1" office:value-type="string" calcext:value-type="string">
            <text:p><text:s text:c="16"/>aránytalanság van? Navracsics Tibor: - A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érzékeltetni hogy viszonylag kis pénzmennyis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98</text:p>
          </table:table-cell>
          <table:table-cell table:style-name="ce1" office:value-type="string" calcext:value-type="string">
            <text:p><text:s text:c="17"/>újra divatshow, ahol a magyar motívum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divatba hozni, neves tervezők. "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02</text:p>
          </table:table-cell>
          <table:table-cell table:style-name="ce1" office:value-type="string" calcext:value-type="string">
            <text:p><text:s text:c="18"/>elhelyezését is gátolja ez a sok oszlop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gjobb megoldást keresni. " Rip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06</text:p>
          </table:table-cell>
          <table:table-cell table:style-name="ce1" office:value-type="string" calcext:value-type="string">
            <text:p><text:s text:c="9"/>törvényekkel visszaélve, a legkülönfélébb módok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gátolni az MDF elindulását. A különböző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0</text:p>
          </table:table-cell>
          <table:table-cell table:style-name="ce1" office:value-type="string" calcext:value-type="string">
            <text:p><text:s text:c="14"/>eddig, akik Egerben professzionálisabb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űzni ezt a művészetet. A színház nyújtot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6</text:p>
          </table:table-cell>
          <table:table-cell table:style-name="ce1" office:value-type="string" calcext:value-type="string">
            <text:p><text:s text:c="17"/>fontos, hogy megakadályozzák ezt és 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szűrni azokat az embereket, akik erre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3</text:p>
          </table:table-cell>
          <table:table-cell table:style-name="ce1" office:value-type="string" calcext:value-type="string">
            <text:p><text:s text:c="18"/>nem is a pszichiátriai betegek sérelme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olna orvosolni és ezzel kapcsolatba tudomás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25</text:p>
          </table:table-cell>
          <table:table-cell table:style-name="ce1" office:value-type="string" calcext:value-type="string">
            <text:p><text:s text:c="17"/>nyilvánvalóan látszik, hogy a kezdetektő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épekben rögzíteni a bányák dolgozóinak </text:p>
          </table:table-cell>
          <table:table-cell office:value-type="string" calcext:value-type="string">
            <text:p>arcképei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32</text:p>
          </table:table-cell>
          <table:table-cell table:style-name="ce1" office:value-type="string" calcext:value-type="string">
            <text:p><text:s text:c="17"/>jelentés, hogy volt, ahol a helyi uzsorá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beszélni az embereket... Béres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32</text:p>
          </table:table-cell>
          <table:table-cell table:style-name="ce1" office:value-type="string" calcext:value-type="string">
            <text:p><text:s text:c="18"/>a listát ő vezeti. Mi a városi listát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összeállítani, hogy azt a fajta új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37</text:p>
          </table:table-cell>
          <table:table-cell table:style-name="ce1" office:value-type="string" calcext:value-type="string">
            <text:p><text:s text:c="8"/>problémának a jogi vetületét, a jogi szabályozás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örüljárni. Egyrészt az európai unió jogáb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41</text:p>
          </table:table-cell>
          <table:table-cell table:style-name="ce1" office:value-type="string" calcext:value-type="string">
            <text:p><text:s text:c="12"/>kevésbé vallásos, inkább a misztérium jellegé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ragadni. Tagadhatatlan, hogy igen erő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42</text:p>
          </table:table-cell>
          <table:table-cell table:style-name="ce1" office:value-type="string" calcext:value-type="string">
            <text:p><text:s text:c="14"/>során a különböző országok szakemberei hiáb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tisztítani tőle a vizet. Mert ezt tetté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4</text:p>
          </table:table-cell>
          <table:table-cell table:style-name="ce1" office:value-type="string" calcext:value-type="string">
            <text:p><text:s text:c="11"/>jogalkotás, jogbiztosítás kérdésében fölvetett,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zeket elfogadni. Ide tartozik a Nemzeti-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46</text:p>
          </table:table-cell>
          <table:table-cell table:style-name="ce1" office:value-type="string" calcext:value-type="string">
            <text:p><text:s text:c="15"/>tartóztatta fel. Először a rendőrök tere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felvonulókat, azután a gumibotot is használtá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54</text:p>
          </table:table-cell>
          <table:table-cell table:style-name="ce1" office:value-type="string" calcext:value-type="string">
            <text:p><text:s text:c="18"/>dr. Martin György szellemiségével, aztá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okat a táncokat színpadra vinni, ami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55</text:p>
          </table:table-cell>
          <table:table-cell table:style-name="ce1" office:value-type="string" calcext:value-type="string">
            <text:p><text:s text:c="16"/>ami nagyon erősen a külföldi tulajdon felé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terelni és ezen belül is nagyon jelentős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8</text:p>
          </table:table-cell>
          <table:table-cell table:style-name="ce1" office:value-type="string" calcext:value-type="string">
            <text:p><text:s text:c="14"/>balra) itt még a Minnesota Vikings támadás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állítani (Fotó: Action Images) A csapat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82</text:p>
          </table:table-cell>
          <table:table-cell table:style-name="ce1" office:value-type="string" calcext:value-type="string">
            <text:p><text:s text:c="15"/>12:45 A mogyoródi verseny szervezői idé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lehető legdekoratívabb lányokat bemutat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715</text:p>
          </table:table-cell>
          <table:table-cell table:style-name="ce1" office:value-type="string" calcext:value-type="string">
            <text:p><text:s text:c="19"/>félreugrott a csapás elől, cselezett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sebezni ellenfelét, de Caleb már távolról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7</text:p>
          </table:table-cell>
          <table:table-cell table:style-name="ce1" office:value-type="string" calcext:value-type="string">
            <text:p><text:s text:c="10"/>érdekében. A hivatalos eljárási formákkal, ped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dezt alá is támasztani. Aztán megin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720</text:p>
          </table:table-cell>
          <table:table-cell table:style-name="ce1" office:value-type="string" calcext:value-type="string">
            <text:p><text:s text:c="10"/>gyártottunk vacsira, meg iszogattunk. Ez utóbbi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értékkel tenni, ugyanis másnap elég hosszú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772</text:p>
          </table:table-cell>
          <table:table-cell table:style-name="ce1" office:value-type="string" calcext:value-type="string">
            <text:p><text:s text:c="16"/>Interpretation Centerben több száz fotóbó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ámozni az információkat arra vonatkozóa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03</text:p>
          </table:table-cell>
          <table:table-cell table:style-name="ce1" office:value-type="string" calcext:value-type="string">
            <text:p><text:s text:c="18"/>: a néhai orosztanárokhoz hasonlóan mind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gtöbb tudást felszívni, hiszen max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815</text:p>
          </table:table-cell>
          <table:table-cell table:style-name="ce1" office:value-type="string" calcext:value-type="string">
            <text:p><text:s text:c="17"/>egy kritikát, hogy az egészet nézőbaráttá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enni, ami nézővesztéshez vezetett vég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851</text:p>
          </table:table-cell>
          <table:table-cell table:style-name="ce1" office:value-type="string" calcext:value-type="string">
            <text:p><text:s text:c="17"/>kilépett Budapest Honvéd ellen. A hazaia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adni az esemény rangját azzal, hogy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73</text:p>
          </table:table-cell>
          <table:table-cell table:style-name="ce1" office:value-type="string" calcext:value-type="string">
            <text:p><text:s text:c="15"/>előtt a kísérleti pszichológia módszerei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anulmányozni az állatok viselkedését,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14</text:p>
          </table:table-cell>
          <table:table-cell office:value-type="string" calcext:value-type="string">
            <text:p><text:s text:c="16"/>nem szégyelli kifejteni a véleményét. Ő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csapattá kovácsolni, miközben némi jo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921</text:p>
          </table:table-cell>
          <table:table-cell office:value-type="string" calcext:value-type="string">
            <text:p><text:s text:c="18"/>navigációt, motorozástechnikát tanultam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modellezni a Dakaros szituációkat, emellet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<text:s text:c="5"/>Query <text:s text:c="3"/>word,[word="igyekez(lek|telek)"] 20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318:.A334])" office:value-type="float" office:value="17" calcext:value-type="float">
            <text:p>17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 calcext:value-type="string">
            <text:p>doc#134</text:p>
          </table:table-cell>
          <table:table-cell office:value-type="string" calcext:value-type="string">
            <text:p><text:s/>hiszen néha belénk fojtja még a hangot is;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vigasztalni hát, amennyire erőmtől telik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62</text:p>
          </table:table-cell>
          <table:table-cell office:value-type="string" calcext:value-type="string">
            <text:p><text:s text:c="3"/>, hogy még hátralevő napjaimmal is téged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erősíteni, ó, Fény, és nem ellenfeled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562</text:p>
          </table:table-cell>
          <table:table-cell office:value-type="string" calcext:value-type="string">
            <text:p><text:s text:c="10"/>" Kedvesen kezelsz. " " Nem. Csak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érteni. " " De mit csináljak, <text:s/>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661</text:p>
          </table:table-cell>
          <table:table-cell office:value-type="string" calcext:value-type="string">
            <text:p><text:s/>Bogusławski, és kortyintott a teából. - Én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védeni - mondta Osiński, és maga is elhitte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661</text:p>
          </table:table-cell>
          <table:table-cell office:value-type="string" calcext:value-type="string">
            <text:p><text:s/>Bogusławski -, én Ledóchowskával szemben téged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előrenyomni... nem is volt neked semmi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78</text:p>
          </table:table-cell>
          <table:table-cell office:value-type="string" calcext:value-type="string">
            <text:p><text:s/>provokálni, csak a saját nézeteimet adom elő, és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győzni téged. Ha nem sikerül, nem baj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93</text:p>
          </table:table-cell>
          <table:table-cell office:value-type="string" calcext:value-type="string">
            <text:p><text:s text:c="10"/>s tévedsz a megoldás mikéntjében is. Én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kizökkenteni benneteket a hallgatásból <text:s/>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98</text:p>
          </table:table-cell>
          <table:table-cell office:value-type="string" calcext:value-type="string">
            <text:p><text:s text:c="10"/>Ne aggódj, kedves, nem ítéllek el. Sőt,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érteni. Hiszen a Te szempontjaidat nézve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5</text:p>
          </table:table-cell>
          <table:table-cell office:value-type="string" calcext:value-type="string">
            <text:p><text:s text:c="13"/>kedvelném a példálózást. Azt hiszem,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nem minősíteni, ha nem sikerült, akkor <text:s/>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9</text:p>
          </table:table-cell>
          <table:table-cell office:value-type="string" calcext:value-type="string">
            <text:p><text:s text:c="9"/>, hogy már én se vagyok itt. Mivel én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bátorítani, hogy csak írj (amit persze <text:s/>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5</text:p>
          </table:table-cell>
          <table:table-cell office:value-type="string" calcext:value-type="string">
            <text:p><text:s text:c="6"/>Fogadom, hogy bántani mindig igazságtalanul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, mert igazságos bántást nem ismer az őszinteség </text:p>
          </table:table-cell>
          <table:table-cell/>
          <table:table-cell office:value-type="string" calcext:value-type="string">
            <text:p>2pro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6"/>szeretet és óvási szándék van benne. Mindig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óvni benneteket attól, hogy hülyét csináljatok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27</text:p>
          </table:table-cell>
          <table:table-cell office:value-type="string" calcext:value-type="string">
            <text:p><text:s text:c="9"/>, szóban s gondolatban is mindig követni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, Uram, Krisztus és legszentebb Egyházad </text:p>
          </table:table-cell>
          <table:table-cell/>
          <table:table-cell office:value-type="string" calcext:value-type="string">
            <text:p>2pro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93</text:p>
          </table:table-cell>
          <table:table-cell office:value-type="string" calcext:value-type="string">
            <text:p><text:s/>emlékezhetsz rá, hogy miként játszadoztam. Téged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befolyásolni, olykor sikerrel. Mint e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7</text:p>
          </table:table-cell>
          <table:table-cell office:value-type="string" calcext:value-type="string">
            <text:p><text:s text:c="12"/>Ennek megvalósítása érdekében Titeket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meggyőzni, és - most már utólag sajnálatos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8"/>vagyok a macska, te a gombolyag, érdeklődöm,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ismerni a legapróbb részletedig, s mire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35</text:p>
          </table:table-cell>
          <table:table-cell office:value-type="string" calcext:value-type="string">
            <text:p><text:s text:c="9"/>felséges, titokzatos, felfoghatatlan; arról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győzni, hogy felelősséget kell vállalnod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<text:s text:c="5"/>Query <text:s text:c="3"/>word,[word="igyekezzük"] 46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342:.A373])" office:value-type="float" office:value="32" calcext:value-type="float">
            <text:p>32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oc#1007</text:p>
          </table:table-cell>
          <table:table-cell office:value-type="string" calcext:value-type="string">
            <text:p><text:s/>:- q mosoly, miközben a nylevet az orrhoz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aszajtani :- e lelombozódott, kiábrándu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012</text:p>
          </table:table-cell>
          <table:table-cell office:value-type="string" calcext:value-type="string">
            <text:p><text:s/>tiszteletünk pedig abban áll, hogy a legfőbb jóra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lsegiteni őket. Ez a legfőbb jó pedi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013</text:p>
          </table:table-cell>
          <table:table-cell office:value-type="string" calcext:value-type="string">
            <text:p><text:s text:c="11"/>Ugyanolyan jó, ha felteszünk valamit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cáfolni. baltimorileny 08/17/99 10:10:48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087</text:p>
          </table:table-cell>
          <table:table-cell office:value-type="string" calcext:value-type="string">
            <text:p><text:s text:c="10"/>magunkat, fékezzünk az élettempónkon,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felmérni helyzetünket, ha válságba jutottu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109</text:p>
          </table:table-cell>
          <table:table-cell office:value-type="string" calcext:value-type="string">
            <text:p><text:s text:c="11"/>elmulasztottuk, legalább Szilveszterkor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jóvátenni mulasztásainkat. Kövessünk 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121</text:p>
          </table:table-cell>
          <table:table-cell office:value-type="string" calcext:value-type="string">
            <text:p><text:s text:c="3"/>amelyeken, az anyanyelven tanulás fontosságáró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győzni a szülőket. Mindenesetre, érezhet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134</text:p>
          </table:table-cell>
          <table:table-cell office:value-type="string" calcext:value-type="string">
            <text:p><text:s text:c="11"/>jelenti, hogy " az övét kinek-kinek meg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dni ". Az eszesség " az igaz és hely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186</text:p>
          </table:table-cell>
          <table:table-cell office:value-type="string" calcext:value-type="string">
            <text:p><text:s text:c="7"/>nagyon izgatott. [...] folyik a felderítés,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becserkészni a nőket. Erika, a mellei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186</text:p>
          </table:table-cell>
          <table:table-cell office:value-type="string" calcext:value-type="string">
            <text:p><text:s text:c="4"/>kegyelmed jóakaratját más dolgokban demeriálni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. " A guberniumnak ez az átirata a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902</text:p>
          </table:table-cell>
          <table:table-cell office:value-type="string" calcext:value-type="string">
            <text:p><text:s text:c="10"/>kár az emberi erőfeszítésért, hogy jobbá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enni. Hogy még a bibliai teremtésnek se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241</text:p>
          </table:table-cell>
          <table:table-cell office:value-type="string" calcext:value-type="string">
            <text:p><text:s text:c="6"/>kitűnő, lépésről lépésre útmutatót mellékel,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zt használni. Az első lépésben az átjárónk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249</text:p>
          </table:table-cell>
          <table:table-cell office:value-type="string" calcext:value-type="string">
            <text:p><text:s text:c="11"/>függ. Az alábbi tájékoztató táblázatta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könnyíteni a vásárlók dolgát, hogy mily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249</text:p>
          </table:table-cell>
          <table:table-cell office:value-type="string" calcext:value-type="string">
            <text:p><text:s text:c="10"/>legalább ezt a szabadon választott rész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biztonsági programokkal és biztonságtudat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287</text:p>
          </table:table-cell>
          <table:table-cell office:value-type="string" calcext:value-type="string">
            <text:p><text:s text:c="10"/>felemlegetni, inkább azt a megállapítás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örbejárni, hogy válogatottunk ugyanú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317</text:p>
          </table:table-cell>
          <table:table-cell office:value-type="string" calcext:value-type="string">
            <text:p><text:s text:c="10"/>a múltbéli sérelmekkel forduljunk, hanem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élvezni az együtt töltött időt. szeker1szim316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403</text:p>
          </table:table-cell>
          <table:table-cell office:value-type="string" calcext:value-type="string">
            <text:p><text:s text:c="8"/>most csak a szélesebb külső közvéleménnye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ismertetni. Ha ennek eredményeként lecsuk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501</text:p>
          </table:table-cell>
          <table:table-cell office:value-type="string" calcext:value-type="string">
            <text:p><text:s text:c="9"/>ne alkohollal. A hőguta elkerülése véget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szakítani a munkát, és árnyékba húzód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611</text:p>
          </table:table-cell>
          <table:table-cell office:value-type="string" calcext:value-type="string">
            <text:p><text:s text:c="4"/>tekintetben a lehető legszorosabb felügyelet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gyakorolni, nemcsak a vagyonkezelő, ha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613</text:p>
          </table:table-cell>
          <table:table-cell office:value-type="string" calcext:value-type="string">
            <text:p><text:s text:c="8"/>Filmbarátok Szövetsége azokat az emberek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ömöríteni, akiket érdekel a film és szeretné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616</text:p>
          </table:table-cell>
          <table:table-cell office:value-type="string" calcext:value-type="string">
            <text:p><text:s text:c="2"/>játszódik, 1800-as évek végén és korabeli Pécs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mutatni még, ami ma még fellelhető egyáltal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617</text:p>
          </table:table-cell>
          <table:table-cell office:value-type="string" calcext:value-type="string">
            <text:p><text:s text:c="4"/>műszaki szükségszerűség, hogy az útvagyont úgy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inten tartani, hogy az elöregedett, Berény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618</text:p>
          </table:table-cell>
          <table:table-cell office:value-type="string" calcext:value-type="string">
            <text:p><text:s text:c="3"/>civilszervezetnek igazodnia kell, és hogyha ez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gybe integrálni, akkor tehát az egy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618</text:p>
          </table:table-cell>
          <table:table-cell office:value-type="string" calcext:value-type="string">
            <text:p><text:s text:c="3"/>városában inkább mi az ember és víz kapcsolat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újraértelmezni különböző programok szervezésé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624</text:p>
          </table:table-cell>
          <table:table-cell office:value-type="string" calcext:value-type="string">
            <text:p><text:s text:c="10"/>rendkívüli időjárásnak a viszontagságai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inél elviselhetőbbé tenni. Mv.: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636</text:p>
          </table:table-cell>
          <table:table-cell office:value-type="string" calcext:value-type="string">
            <text:p><text:s text:c="11"/>kell szüntetni a szimulációt. Ezt azér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lkerülni. Nekünk egyetlenegy olyan alkalmun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640</text:p>
          </table:table-cell>
          <table:table-cell office:value-type="string" calcext:value-type="string">
            <text:p><text:s text:c="3"/>utolsósorban személyesen is a mostani közegébe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feltérképezni tétmérkőzésen. Ez alapjá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640</text:p>
          </table:table-cell>
          <table:table-cell office:value-type="string" calcext:value-type="string">
            <text:p><text:s text:c="2"/>koordinációt, tehát a kevésbé érintett megyékbő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zokat a szakembereket átcsoportosíta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652</text:p>
          </table:table-cell>
          <table:table-cell office:value-type="string" calcext:value-type="string">
            <text:p><text:s text:c="3"/>önkormányzatnak, akkor a követelés kiváltásáva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 konstrukció pénzügyi terhétől megszabadítani </text:p>
          </table:table-cell>
          <table:table-cell office:value-type="string" calcext:value-type="string">
            <text:p>az önkormányzat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670</text:p>
          </table:table-cell>
          <table:table-cell office:value-type="string" calcext:value-type="string">
            <text:p><text:s text:c="9"/>hogy energiánkat befektetve a másik jav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olgálni, s ha erőfeszítéseink nyom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682</text:p>
          </table:table-cell>
          <table:table-cell office:value-type="string" calcext:value-type="string">
            <text:p><text:s/>Nyilvánvaló, hogy ez a helyzet nem fenntartható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leküzdeni " - nyilatkozta korábban Franc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783</text:p>
          </table:table-cell>
          <table:table-cell office:value-type="string" calcext:value-type="string">
            <text:p><text:s text:c="6"/>általuk alkotott keretek közé, az ő nyelvükö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 világ összes bárhol talált más jelenségét </text:p>
          </table:table-cell>
          <table:table-cell office:value-type="string" calcext:value-type="string">
            <text:p>elhelyez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793</text:p>
          </table:table-cell>
          <table:table-cell office:value-type="string" calcext:value-type="string">
            <text:p><text:s text:c="9"/>hogy energiáinkat befektetve a másik jav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olgálni, s ha erőfeszítéseink nyom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://www.varoszoba.hu/2016/03/12/mennyire-eredmenyes-a-harmas-kezeles/" xlink:type="simple">http://www.varoszoba.hu/2016/03/12/mennyire-eredmenyes-a-harmas-kezeles/</text:a>  date: 26/06/2017</text:p>
          </table:table-cell>
          <table:table-cell office:value-type="string" calcext:value-type="string">
            <text:p>azon kívül, hogy</text:p>
          </table:table-cell>
          <table:table-cell office:value-type="string" calcext:value-type="string">
            <text:p><text:s/>igyeksz-itek </text:p>
          </table:table-cell>
          <table:table-cell office:value-type="string" calcext:value-type="string">
            <text:p>ez-t a rémálm-ot elfelejt-eni, ..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ipasekai.blogspot.hu/2016/09/" xlink:type="simple">https://ipasekai.blogspot.hu/2016/09/</text:a>  date: 26/06/2017</text:p>
          </table:table-cell>
          <table:table-cell/>
          <table:table-cell office:value-type="string" calcext:value-type="string">
            <text:p><text:s/>igyeksz-itek </text:p>
          </table:table-cell>
          <table:table-cell office:value-type="string" calcext:value-type="string">
            <text:p>kerül-ni egymást?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ww.gyakorikerdesek.hu/csaladi-kapcsolatok__egyeb-kerdesek__1380679-mivel-igyekeztetek-megnyugtatni-magatokat-amikor-elhagyott-a-szerelmetek-tobb-e" xlink:type="simple">https://www.gyakorikerdesek.hu/csaladi-kapcsolatok__egyeb-kerdesek__1380679-mivel-igyekeztetek-megnyugtatni-magatokat-amikor-elhagyott-a-szerelmetek-tobb-e</text:a>  date: 26/06/2017</text:p>
          </table:table-cell>
          <table:table-cell office:value-type="string" calcext:value-type="string">
            <text:p>Mi-vel</text:p>
          </table:table-cell>
          <table:table-cell office:value-type="string" calcext:value-type="string">
            <text:p><text:s/>igyekez-t-étek </text:p>
          </table:table-cell>
          <table:table-cell office:value-type="string" calcext:value-type="string">
            <text:p><text:s/>megnyugtat-ni magatokat, amikor elhagyott a szerelmetek több év után?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urce: [facebook, Figura Photo, 23 May, 08:53]</text:p>
          </table:table-cell>
          <table:table-cell office:value-type="string" calcext:value-type="string">
            <text:p>hogy milyen sokan</text:p>
          </table:table-cell>
          <table:table-cell office:value-type="string" calcext:value-type="string">
            <text:p><text:s/>igyekez-t-étek </text:p>
          </table:table-cell>
          <table:table-cell office:value-type="string" calcext:value-type="string">
            <text:p>... megkerül-ni országunk legszebb tav-á-t, a Balatont.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hu.wikipedia.org/wiki/Szamogitia" xlink:type="simple">https://hu.wikipedia.org/wiki/Szamogitia</text:a>  date: 13/03/2019</text:p>
          </table:table-cell>
          <table:table-cell office:value-type="string" calcext:value-type="string">
            <text:p>Ezért a német lovag-ok a 14. század-ban</text:p>
          </table:table-cell>
          <table:table-cell office:value-type="string" calcext:value-type="string">
            <text:p><text:s/>igyekez-t-ék </text:p>
          </table:table-cell>
          <table:table-cell office:value-type="string" calcext:value-type="string">
            <text:p><text:s/>elfoglal-ni Litvániá-t is.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www.hazipatika.com/taplalkozas/fog_es_szajapolas/cikkek/fogmu-emlekek/20021022125119/amp" xlink:type="simple">http://www.hazipatika.com/taplalkozas/fog_es_szajapolas/cikkek/fogmu-emlekek/20021022125119/amp</text:a>  date: 26/06/2017</text:p>
          </table:table-cell>
          <table:table-cell office:value-type="string" calcext:value-type="string">
            <text:p>A fog-ak-at már az ókor-ban is </text:p>
          </table:table-cell>
          <table:table-cell office:value-type="string" calcext:value-type="string">
            <text:p><text:s/>igyekez-t-ék </text:p>
          </table:table-cell>
          <table:table-cell office:value-type="string" calcext:value-type="string">
            <text:p>Pótol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 table:number-rows-repeated="104819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igyeksz(ed|i|itek); igyekezt(ed|e|ük|étek|ék); igyekez(lek|telek); igyekezzük'.F1:'igyeksz(ed|i|itek); igyekezt(ed|e|ük|étek|ék); igyekez(lek|telek); igyekezzük'.F1048576">
            <calcext:condition calcext:apply-style-name="Neutral" calcext:value="=312" calcext:base-cell-address="'igyeksz(ed|i|itek); igyekezt(ed|e|ük|étek|ék); igyekez(lek|telek); igyekezzük'.F1"/>
            <calcext:condition calcext:apply-style-name="Neutral" calcext:value="=213" calcext:base-cell-address="'igyeksz(ed|i|itek); igyekezt(ed|e|ük|étek|ék); igyekez(lek|telek); igyekezzük'.F1"/>
            <calcext:condition calcext:apply-style-name="Neutral" calcext:value="=132" calcext:base-cell-address="'igyeksz(ed|i|itek); igyekezt(ed|e|ük|étek|ék); igyekez(lek|telek); igyekezzük'.F1"/>
          </calcext:conditional-format>
        </calcext:conditional-formats>
      </table:table>
      <table:table table:name="próbálkoz(od|za|zuk|zátok|zák); próbálkozt(ad|a|uk|átok|á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próbálkoz(od|za|zuk|zátok|zák)"] 1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309]; &quot;123&quot;)" office:value-type="float" office:value="3" calcext:value-type="float">
            <text:p>3</text:p>
          </table:table-cell>
          <table:table-cell table:formula="of:=([.J6]/[.J13])*100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132" calcext:value-type="float">
            <text:p>132</text:p>
          </table:table-cell>
          <table:table-cell table:formula="of:=COUNTIF([.F6:.F309]; &quot;132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13" calcext:value-type="float">
            <text:p>213</text:p>
          </table:table-cell>
          <table:table-cell table:formula="of:=COUNTIF([.F6:.F309]; &quot;213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31" calcext:value-type="float">
            <text:p>231</text:p>
          </table:table-cell>
          <table:table-cell table:formula="of:=COUNTIF([.F6:.F309]; &quot;231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312" calcext:value-type="float">
            <text:p>312</text:p>
          </table:table-cell>
          <table:table-cell table:formula="of:=COUNTIF([.F6:.F309]; &quot;312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309]; &quot;321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309]; &quot;*pro*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 Hits: <text:s text:c="2"/>5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# <text:s text:c="5"/>Query <text:s text:c="3"/>word,[word="próbálkozt(ad|a|uk|átok|ák)"] 5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2458</text:p>
          </table:table-cell>
          <table:table-cell office:value-type="string" calcext:value-type="string">
            <text:p><text:s/>kiadójának. A karácsonyi hajrában leárazásokkal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fenntartani az érdeklődést a kiadók, 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No hits for próbálkoz(lak|talak)</text:p>
          </table:table-cell>
          <table:table-cell table:number-columns-repeated="7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16:.J2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gyakorikerdesek.hu/etelek-italok__sutes-fozes__2641042-mezeskalacs-suteshez-recept-tanacs" xlink:type="simple">https://www.gyakorikerdesek.hu/etelek-italok__sutes-fozes__2641042-mezeskalacs-suteshez-recept-tanacs</text:a> date: 26/06/2017</text:p>
          </table:table-cell>
          <table:table-cell office:value-type="string" calcext:value-type="string">
            <text:p>Ha te magad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összeöntöget-ni a fűszer-ek-et …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mobilarena.hu/tema/sony_akciokamerak/hsz_803-803.html" xlink:type="simple">https://mobilarena.hu/tema/sony_akciokamerak/hsz_803-803.html</text:a>  date: 26/06/2017</text:p>
          </table:table-cell>
          <table:table-cell office:value-type="string" calcext:value-type="string">
            <text:p>még ha csak a kameraszög-et is 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belő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fanfic.hu/merengo/reviews.php?sid=117490&amp;a=1" xlink:type="simple">https://www.fanfic.hu/merengo/reviews.php?sid=117490&amp;a=1</text:a> date: 26/06/2017</text:p>
          </table:table-cell>
          <table:table-cell office:value-type="string" calcext:value-type="string">
            <text:p>de most teljes üresség van, ha meg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nyit-ni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kispad.hu/blog/200512/ugyfelszolgalat.html" xlink:type="simple">http:kispad.hu/blog/200512/ugyfelszolgalat.html</text:a> date: 26/06/2017</text:p>
          </table:table-cell>
          <table:table-cell office:value-type="string" calcext:value-type="string">
            <text:p>valami porhintés-sel </text:p>
          </table:table-cell>
          <table:table-cell office:value-type="string" calcext:value-type="string">
            <text:p><text:s/>próbálkoz-zák </text:p>
          </table:table-cell>
          <table:table-cell office:value-type="string" calcext:value-type="string">
            <text:p>megvezet-ni az ügyfel-e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281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6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próbálkoz(od|za|zuk|zátok|zák); próbálkozt(ad|a|uk|átok|ák)'.F310:'próbálkoz(od|za|zuk|zátok|zák); próbálkozt(ad|a|uk|átok|ák)'.F1048576 'próbálkoz(od|za|zuk|zátok|zák); próbálkozt(ad|a|uk|átok|ák)'.F1:'próbálkoz(od|za|zuk|zátok|zák); próbálkozt(ad|a|uk|átok|ák)'.F28">
            <calcext:condition calcext:apply-style-name="Neutral" calcext:value="=312" calcext:base-cell-address="'próbálkoz(od|za|zuk|zátok|zák); próbálkozt(ad|a|uk|átok|ák)'.F1"/>
            <calcext:condition calcext:apply-style-name="Neutral" calcext:value="=213" calcext:base-cell-address="'próbálkoz(od|za|zuk|zátok|zák); próbálkozt(ad|a|uk|átok|ák)'.F1"/>
            <calcext:condition calcext:apply-style-name="Neutral" calcext:value="=132" calcext:base-cell-address="'próbálkoz(od|za|zuk|zátok|zák); próbálkozt(ad|a|uk|átok|ák)'.F1"/>
          </calcext:conditional-format>
        </calcext:conditional-formats>
      </table:table>
      <table:table table:name="készül(öm|öd|i|jük|itek|ik); készült(ed|e|ük|étek|ék); készül(telek|le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készül(öm|öd|i|jük|itek|ik)"] 12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8</text:p>
          </table:table-cell>
          <table:table-cell table:style-name="ce1" office:value-type="string" calcext:value-type="string">
            <text:p><text:s text:c="3"/>ember8lánya) gyarló... hisz akkor, mikor 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<text:s/>elhagyni, még bennem él, még bennem is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3</text:p>
          </table:table-cell>
          <table:table-cell office:value-type="float" office:value="123" calcext:value-type="float">
            <text:p>123</text:p>
          </table:table-cell>
          <table:table-cell table:formula="of:=COUNTIF([.F6:.F303]; &quot;123&quot;)" office:value-type="float" office:value="6" calcext:value-type="float">
            <text:p>6</text:p>
          </table:table-cell>
          <table:table-cell table:style-name="ce7" table:formula="of:=([.J6]/[.J13])*100" office:value-type="float" office:value="20" calcext:value-type="float">
            <text:p>20.00</text:p>
          </table:table-cell>
        </table:table-row>
        <table:table-row table:style-name="ro2">
          <table:table-cell office:value-type="string" calcext:value-type="string">
            <text:p>doc#2246</text:p>
          </table:table-cell>
          <table:table-cell office:value-type="string" calcext:value-type="string">
            <text:p><text:s/>leginkább akkor érdekes, amikor épp belakni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a telefont, innen azonnal elérhetjük a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132" calcext:value-type="float">
            <text:p>132</text:p>
          </table:table-cell>
          <table:table-cell table:formula="of:=COUNTIF([.F6:.F303]; &quot;132&quot;)" office:value-type="float" office:value="1" calcext:value-type="float">
            <text:p>1</text:p>
          </table:table-cell>
          <table:table-cell table:style-name="ce7" table:formula="of:=([.J7]/[.J13])*100" office:value-type="float" office:value="3.33333333333333" calcext:value-type="float">
            <text:p>3.33</text:p>
          </table:table-cell>
        </table:table-row>
        <table:table-row table:style-name="ro2">
          <table:table-cell office:value-type="string" calcext:value-type="string">
            <text:p>doc#2421</text:p>
          </table:table-cell>
          <table:table-cell office:value-type="string" calcext:value-type="string">
            <text:p><text:s text:c="5"/>valamint bor- és zsíroskenyér-fesztivállal </text:p>
          </table:table-cell>
          <table:table-cell table:style-name="ce10" office:value-type="string" calcext:value-type="string">
            <text:p><text:s/>készüli </text:p>
          </table:table-cell>
          <table:table-cell office:value-type="string" calcext:value-type="string">
            <text:p><text:s/>megünnepelni a fesztivál 75. évforduló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:.F303]; &quot;213&quot;)" office:value-type="float" office:value="9" calcext:value-type="float">
            <text:p>9</text:p>
          </table:table-cell>
          <table:table-cell table:style-name="ce7" table:formula="of:=([.J8]/[.J13])*100" office:value-type="float" office:value="30" calcext:value-type="float">
            <text:p>30.00</text:p>
          </table:table-cell>
        </table:table-row>
        <table:table-row table:style-name="ro2">
          <table:table-cell office:value-type="string" calcext:value-type="string">
            <text:p>doc#2886</text:p>
          </table:table-cell>
          <table:table-cell office:value-type="string" calcext:value-type="string">
            <text:p><text:s text:c="8"/>hogy életem egyik legnagyobb hülyeségét 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<text:s/>véghez vinni. Amit Jakartában rendelt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office:value-type="float" office:value="231" calcext:value-type="float">
            <text:p>231</text:p>
          </table:table-cell>
          <table:table-cell table:formula="of:=COUNTIF([.F6:.F303]; &quot;231&quot;)" office:value-type="float" office:value="0" calcext:value-type="float">
            <text:p>0</text:p>
          </table:table-cell>
          <table:table-cell table:style-name="ce7" table:formula="of:=([.J9]/13)*100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303]; &quot;312&quot;)" office:value-type="float" office:value="8" calcext:value-type="float">
            <text:p>8</text:p>
          </table:table-cell>
          <table:table-cell table:style-name="ce7" table:formula="of:=([.J10]/[.J13])*100" office:value-type="float" office:value="26.6666666666667" calcext:value-type="float">
            <text:p>26.67</text:p>
          </table:table-cell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303]; &quot;321&quot;)" office:value-type="float" office:value="2" calcext:value-type="float">
            <text:p>2</text:p>
          </table:table-cell>
          <table:table-cell table:style-name="ce7" table:formula="of:=([.J11]/[.J13])*100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303]; &quot;*pro*&quot;)" office:value-type="float" office:value="4" calcext:value-type="float">
            <text:p>4</text:p>
          </table:table-cell>
          <table:table-cell table:style-name="ce7" table:formula="of:=([.J12]/[.J13])*100" office:value-type="float" office:value="13.3333333333333" calcext:value-type="float">
            <text:p>13.33</text:p>
          </table:table-cell>
        </table:table-row>
        <table:table-row table:style-name="ro1">
          <table:table-cell office:value-type="string" calcext:value-type="string">
            <text:p># Hits: <text:s text:c="2"/>43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# <text:s text:c="5"/>Query <text:s text:c="3"/>word,[word="készült(ed|e|ük|étek|ék)"] 43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17:.A2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doc#332</text:p>
          </table:table-cell>
          <table:table-cell office:value-type="string" calcext:value-type="string">
            <text:p><text:s/>állatokat. Alvar Kellén elmondja, hogyan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széttépni a vadak, amikor fényképezni aka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2"/>Angeles-Toronto mérkőzésen Domi hátulró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" felkenni " a plexiüvegre a Királyok védőj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oc#1522</text:p>
          </table:table-cell>
          <table:table-cell office:value-type="string" calcext:value-type="string">
            <text:p><text:s/>szörnyeteg száját nagyra tátva már épp befalni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a vakmerőt, amikor Allah közbelépett; korholó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6"/>volt, Szegeden viszont éppen selejtez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z 1983-ban szállított 9-138-ast. Így aztá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1"/>legyőzte a Debreceni Kinizsit, már ünnepel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sikeres bennmaradást, hiszen a vetélytár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oc#2583</text:p>
          </table:table-cell>
          <table:table-cell office:value-type="string" calcext:value-type="string">
            <text:p><text:s text:c="16"/>is már kiürítették, vagy éppen elhagy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Maginot-vonalat, amikor megindult a ném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3PL&gt;3</text:p>
          </table:table-cell>
          <table:table-cell table:formula="of:=COUNTIF([.H6:.H399]; &quot;3PL&gt;3&quot;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oc#2657</text:p>
          </table:table-cell>
          <table:table-cell office:value-type="string" calcext:value-type="string">
            <text:p><text:s text:c="13"/>hamar megérkeztek, addigra épp meggondol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dolgot, de végül a mentősöknek köszönhető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doc#2662</text:p>
          </table:table-cell>
          <table:table-cell office:value-type="string" calcext:value-type="string">
            <text:p><text:s text:c="14"/>az ellenkező irányba tartottam. Már éppen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elhagyni a kórházat, de én bátorkodtam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<text:s text:c="5"/>Query <text:s text:c="3"/>word,[word="készül(telek|lek)"] 1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 calcext:value-type="string">
            <text:p>doc#1009</text:p>
          </table:table-cell>
          <table:table-cell office:value-type="string" calcext:value-type="string">
            <text:p><text:s/>hittem, kritizálod a remekművemet, és már </text:p>
          </table:table-cell>
          <table:table-cell office:value-type="string" calcext:value-type="string">
            <text:p><text:s/>készültelek </text:p>
          </table:table-cell>
          <table:table-cell office:value-type="string" calcext:value-type="string">
            <text:p><text:s/>hátbaszúrni egy kiélezett jambussal?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table:formula="of:=ROWS([.A35:.A51])"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ttps://sg.hu/forum/tema/986486185 date: 26/06/2017</text:p>
          </table:table-cell>
          <table:table-cell office:value-type="string" calcext:value-type="string">
            <text:p>A {Windows XP}-t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leváltani linuxra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goo.gl/ytQ6pI" xlink:type="simple">https:goo.gl/ytQ6pI</text:a> 26/06/2017</text:p>
          </table:table-cell>
          <table:table-cell office:value-type="string" calcext:value-type="string">
            <text:p>most ő-t</text:p>
          </table:table-cell>
          <table:table-cell office:value-type="string" calcext:value-type="string">
            <text:p><text:s/>készül-öm</text:p>
          </table:table-cell>
          <table:table-cell office:value-type="string" calcext:value-type="string">
            <text:p><text:s/>Elhoz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goo.gl/11iQUx" xlink:type="simple">https:goo.gl/11iQUx</text:a> date: 26/06/2017</text:p>
          </table:table-cell>
          <table:table-cell office:value-type="string" calcext:value-type="string">
            <text:p>most az-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<text:s/>Ten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rockstation.blog.hu/tags/seven" xlink:type="simple">http://rockstation.blog.hu/tags/seven</text:a> date: 26/06/2017</text:p>
          </table:table-cell>
          <table:table-cell office:value-type="string" calcext:value-type="string">
            <text:p>Most, hogy hat nap eltelté-vel beszámoló-m-at külde-ni </text:p>
          </table:table-cell>
          <table:table-cell office:value-type="string" calcext:value-type="string">
            <text:p><text:s/>készül-öm,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forum.travian.hu/showthread.php?t=231&amp;page=558" xlink:type="simple">http:forum.travian.hu/showthread.php?t=231&amp;page=558</text:a> date: 26/06/2017</text:p>
          </table:table-cell>
          <table:table-cell office:value-type="string" calcext:value-type="string">
            <text:p>már a második falu-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létrehoz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szepi.hu/irodalom/vallas/tima/tima_628.html" xlink:type="simple">https://www.szepi.hu/irodalom/vallas/tima/tima_628.html</text:a> date: 26/06/2017</text:p>
          </table:table-cell>
          <table:table-cell office:value-type="string" calcext:value-type="string">
            <text:p>mer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a böjt-öt fogad-ni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<text:a xlink:href="https://hangtalanmesek.blogspot.hu/2010/03/elhagyni-keszulom-varost.html" xlink:type="simple">https://hangtalanmesek.blogspot.hu/2010/03/elhagyni-keszulom-varost.html</text:a> date: 26/06/2017</text:p>
          </table:table-cell>
          <table:table-cell office:value-type="string" calcext:value-type="string">
            <text:p>Elhagy-ni</text:p>
          </table:table-cell>
          <table:table-cell office:value-type="string" calcext:value-type="string">
            <text:p><text:s/>készül-öm</text:p>
          </table:table-cell>
          <table:table-cell office:value-type="string" calcext:value-type="string">
            <text:p><text:s/>a város-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angolnyelvtanitas.hu/angolnyelvtanitas-blog/tevhit-gyilkos-nyelvtanulasi-ertelmezo-kisszotar" xlink:type="simple">http://www.angolnyelvtanitas.hu/angolnyelvtanitas-blog/tevhit-gyilkos-nyelvtanulasi-ertelmezo-kisszotar</text:a> date: 26/06/2017</text:p>
          </table:table-cell>
          <table:table-cell office:value-type="string" calcext:value-type="string">
            <text:p>Bocs, ha épp</text:p>
          </table:table-cell>
          <table:table-cell office:value-type="string" calcext:value-type="string">
            <text:p><text:s/>készül-t-ed </text:p>
          </table:table-cell>
          <table:table-cell office:value-type="string" calcext:value-type="string">
            <text:p>betanul-ni az Oxford nagyszótár-a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alkonyatesmas.eoldal.hu/cikkek/idezetek/edward-bellat-keszuli-megcsokolni.html" xlink:type="simple">http://www.alkonyatesmas.eoldal.hu/cikkek/idezetek/edward-bellat-keszuli-megcsokolni.html</text:a> date: 26/06/2017</text:p>
          </table:table-cell>
          <table:table-cell office:value-type="string" calcext:value-type="string">
            <text:p>Edward Bellá-t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<text:s/>megcsókol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mozi.24.hu/hirek/20110630/transformers-3" xlink:type="simple">http://mozi.24.hu/hirek/20110630/transformers-3</text:a> date: 26/06/2017</text:p>
          </table:table-cell>
          <table:table-cell office:value-type="string" calcext:value-type="string">
            <text:p>ahogy Sam Witwicky munká-t keres, új barátnő-jé-t, Carly-t lenyúl-ni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annak gyanús főnöke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spareoom.uw.hu/picspam/Rome_1x12.htm" xlink:type="simple">http://spareoom.uw.hu/picspam/Rome_1x12.htm</text:a> date: 26/06/2017</text:p>
          </table:table-cell>
          <table:table-cell office:value-type="string" calcext:value-type="string">
            <text:p>... birtok-ba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<text:s/>ven-ni az új föld-jé-t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lelkikoto.blog.hu/2017/03/16/letoltott_szerelem" xlink:type="simple">http://lelkikoto.blog.hu/2017/03/16/letoltott_szerelem</text:a> date: 26/06/2017</text:p>
          </table:table-cell>
          <table:table-cell office:value-type="string" calcext:value-type="string">
            <text:p>... megválaszt-juk a ruhá-nk-at, megcsinál-juk a frizurá-nk-at, az internetes húspiac-on is ugyanúgy elad-ni</text:p>
          </table:table-cell>
          <table:table-cell office:value-type="string" calcext:value-type="string">
            <text:p><text:s/>készül-jük</text:p>
          </table:table-cell>
          <table:table-cell office:value-type="string" calcext:value-type="string">
            <text:p><text:s/>magunk-at.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mindmegette.hu/hagyomanyos-lakodalmas-sutemenyek-34233" xlink:type="simple">http://www.mindmegette.hu/hagyomanyos-lakodalmas-sutemenyek-34233</text:a> date: 26/06/2017</text:p>
          </table:table-cell>
          <table:table-cell office:value-type="string" calcext:value-type="string">
            <text:p>Akár hivatalosak vagy-unk a lagzira, akár a saját-unk-at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megül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agraroldal.hu/kutya-a-kocsiban-hoseg-eseten.html" xlink:type="simple">http://www.agraroldal.hu/kutya-a-kocsiban-hoseg-eseten.html</text:a> date: 26/06/2017</text:p>
          </table:table-cell>
          <table:table-cell office:value-type="string" calcext:value-type="string">
            <text:p>különösen, ha az autóban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hagy-ni ő-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fapiac.cafeblog.hu/2014/03/25/egy-konyha-uj-elete/" xlink:type="simple">http://fapiac.cafeblog.hu/2014/03/25/egy-konyha-uj-elete/</text:a> date: 26/06/2017</text:p>
          </table:table-cell>
          <table:table-cell office:value-type="string" calcext:value-type="string">
            <text:p>ahol közös élet-ünk elkövetkező minimum 15 év-é-t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<text:s/>leél-ni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gyakorikerdesek.hu/szamitastechnika__hardverek__4002418-vailant-notebook-ot-fogunk-holnap-venni-anyukammal1ghz-processzor256-ram20-gb" xlink:type="simple">https://www.gyakorikerdesek.hu/szamitastechnika__hardverek__4002418-vailant-notebook-ot-fogunk-holnap-venni-anyukammal1ghz-processzor256-ram20-gb</text:a> date: 26/06/2017</text:p>
          </table:table-cell>
          <table:table-cell office:value-type="string" calcext:value-type="string">
            <text:p>Mennyi-ért</text:p>
          </table:table-cell>
          <table:table-cell office:value-type="string" calcext:value-type="string">
            <text:p><text:s/>készül-itek </text:p>
          </table:table-cell>
          <table:table-cell office:value-type="string" calcext:value-type="string">
            <text:p>ven-ni?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tamasgaspar.deviantart.com/art/Gulliver-73319705" xlink:type="simple">http://tamasgaspar.deviantart.com/art/Gulliver-73319705</text:a> date: 26/06/2017</text:p>
          </table:table-cell>
          <table:table-cell office:value-type="string" calcext:value-type="string">
            <text:p>a lándzsá-ik-kal épp csikiz-ni</text:p>
          </table:table-cell>
          <table:table-cell office:value-type="string" calcext:value-type="string">
            <text:p><text:s/>készülik</text:p>
          </table:table-cell>
          <table:table-cell office:value-type="string" calcext:value-type="string">
            <text:p><text:s/>a hatalmas tappancs-á-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 table:number-rows-repeated="49">
          <table:table-cell table:number-columns-repeated="11"/>
        </table:table-row>
        <table:table-row table:style-name="ro1" table:number-rows-repeated="203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7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készül(öm|öd|i|jük|itek|ik); készült(ed|e|ük|étek|ék); készül(telek|lek)'.F304:'készül(öm|öd|i|jük|itek|ik); készült(ed|e|ük|étek|ék); készül(telek|lek)'.F1048576 'készül(öm|öd|i|jük|itek|ik); készült(ed|e|ük|étek|ék); készül(telek|lek)'.F1:'készül(öm|öd|i|jük|itek|ik); készült(ed|e|ük|étek|ék); készül(telek|lek)'.F100">
            <calcext:condition calcext:apply-style-name="Neutral" calcext:value="=312" calcext:base-cell-address="'készül(öm|öd|i|jük|itek|ik); készült(ed|e|ük|étek|ék); készül(telek|lek)'.F1"/>
            <calcext:condition calcext:apply-style-name="Neutral" calcext:value="=213" calcext:base-cell-address="'készül(öm|öd|i|jük|itek|ik); készült(ed|e|ük|étek|ék); készül(telek|lek)'.F1"/>
            <calcext:condition calcext:apply-style-name="Neutral" calcext:value="=132" calcext:base-cell-address="'készül(öm|öd|i|jük|itek|ik); készült(ed|e|ük|étek|ék); készül(telek|lek)'.F1"/>
          </calcext:conditional-format>
        </calcext:conditional-formats>
      </table:table>
      <table:table table:name="siet(em|ed|i|jük|itek|ik) -el; siett(ed|e|ük|étek|ék) -el; siet(lek|telek) -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siet(em|ed|i|jük|itek|ik)"] 247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972</text:p>
          </table:table-cell>
          <table:table-cell office:value-type="string" calcext:value-type="string">
            <text:p><text:s/>gondolhatta volna, hogy mix vagy. Hiszen mindig </text:p>
          </table:table-cell>
          <table:table-cell office:value-type="string" calcext:value-type="string">
            <text:p><text:s/>sieted </text:p>
          </table:table-cell>
          <table:table-cell office:value-type="string" calcext:value-type="string">
            <text:p><text:s/>kikérni magadnak, hogy álmagyar lennél.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6" calcext:value-type="float">
            <text:p>6</text:p>
          </table:table-cell>
          <table:table-cell table:style-name="ce7" table:formula="of:=([.J6]/[.J13])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4"/>
          <table:table-cell table:style-name="Default"/>
          <table:table-cell table:number-columns-repeated="2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Hits: <text:s text:c="2"/>19</text:p>
          </table:table-cell>
          <table:table-cell table:number-columns-repeated="4"/>
          <table:table-cell table:style-name="Default"/>
          <table:table-cell table:number-columns-repeated="2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<text:s text:c="5"/>Query <text:s text:c="3"/>word,[word="siett(ed|e|ük|étek|ék)"] 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doc#2280</text:p>
          </table:table-cell>
          <table:table-cell office:value-type="string" calcext:value-type="string">
            <text:p><text:s/>berendezés lehet a fertőzés forrása, a hatóságok </text:p>
          </table:table-cell>
          <table:table-cell office:value-type="string" calcext:value-type="string">
            <text:p><text:s/>siették </text:p>
          </table:table-cell>
          <table:table-cell office:value-type="string" calcext:value-type="string">
            <text:p><text:s/>közölni, a patak nem áll semmiféle összeköttetésben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6:.J1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c#2792</text:p>
          </table:table-cell>
          <table:table-cell office:value-type="string" calcext:value-type="string">
            <text:p><text:s text:c="5"/>ellenzéki erők pedig kisebb nagyobb késéssel </text:p>
          </table:table-cell>
          <table:table-cell office:value-type="string" calcext:value-type="string">
            <text:p><text:s/>siették </text:p>
          </table:table-cell>
          <table:table-cell office:value-type="string" calcext:value-type="string">
            <text:p><text:s/>leszögezni, hogy ha ők kerülnek hatalomra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840</text:p>
          </table:table-cell>
          <table:table-cell office:value-type="string" calcext:value-type="string">
            <text:p><text:s text:c="10"/>bevonulása után a helyi német polgárság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<text:s/>kinyilvánitani hűségét az új hatalomnak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Corpus: MNSZ2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 Hits: <text:s text:c="2"/>3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text:s text:c="5"/>Query <text:s text:c="3"/>word,[word="siet(lek|telek)"]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<text:a xlink:href="http://magveto.blogger.hu/2018/01/08/keszenletben" xlink:type="simple">http://magveto.blogger.hu/2018/01/08/keszenletben</text:a> date: 13/3/2019</text:p>
          </table:table-cell>
          <table:table-cell office:value-type="string" calcext:value-type="string">
            <text:p>Parkolás után</text:p>
          </table:table-cell>
          <table:table-cell office:value-type="string" calcext:value-type="string">
            <text:p><text:s/>siettük</text:p>
          </table:table-cell>
          <table:table-cell office:value-type="string" calcext:value-type="string">
            <text:p>utolérni a többieket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arcanum.hu/hu/online-kiadvanyok/Mikszath-mikszath-osszes-muve-2A85B/cikkek-es-karcolatok-5186-kotet-40CD5/1880-szegedi-naplo-vezercikkek-es-egyeb-politikai-cikkek-59-kotet-4578F/243-sz-oktober-16-a-fenyuzes-45962/" xlink:type="simple">https://www.arcanum.hu/hu/online-kiadvanyok/Mikszath-mikszath-osszes-muve-2A85B/cikkek-es-karcolatok-5186-kotet-40CD5/1880-szegedi-naplo-vezercikkek-es-egyeb-politikai-cikkek-59-kotet-4578F/243-sz-oktober-16-a-fenyuzes-45962/</text:a> date: 13/3/2019</text:p>
          </table:table-cell>
          <table:table-cell office:value-type="string" calcext:value-type="string">
            <text:p>Egy-egy ugrással</text:p>
          </table:table-cell>
          <table:table-cell office:value-type="string" calcext:value-type="string">
            <text:p><text:s/>siettük</text:p>
          </table:table-cell>
          <table:table-cell office:value-type="string" calcext:value-type="string">
            <text:p>utolérni a civilizációban és a politikai előhaladásban a többi európai nemzeteket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 table:number-rows-repeated="260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siet(em|ed|i|jük|itek|ik) -el; siett(ed|e|ük|étek|ék) -el; siet(lek|telek) -el'.F285:'siet(em|ed|i|jük|itek|ik) -el; siett(ed|e|ük|étek|ék) -el; siet(lek|telek) -el'.F1048576 'siet(em|ed|i|jük|itek|ik) -el; siett(ed|e|ük|étek|ék) -el; siet(lek|telek) -el'.F1:'siet(em|ed|i|jük|itek|ik) -el; siett(ed|e|ük|étek|ék) -el; siet(lek|telek) -el'.F5">
            <calcext:condition calcext:apply-style-name="Neutral" calcext:value="=312" calcext:base-cell-address="'siet(em|ed|i|jük|itek|ik) -el; siett(ed|e|ük|étek|ék) -el; siet(lek|telek) -el'.F1"/>
            <calcext:condition calcext:apply-style-name="Neutral" calcext:value="=213" calcext:base-cell-address="'siet(em|ed|i|jük|itek|ik) -el; siett(ed|e|ük|étek|ék) -el; siet(lek|telek) -el'.F1"/>
            <calcext:condition calcext:apply-style-name="Neutral" calcext:value="=132" calcext:base-cell-address="'siet(em|ed|i|jük|itek|ik) -el; siett(ed|e|ük|étek|ék) -el; siet(lek|telek) -el'.F1"/>
          </calcext:conditional-format>
        </calcext:conditional-formats>
      </table:table>
      <table:table table:name="szándékoz(od|za|zuk|zátok|zák); szándékozt(ad|a|uk|átok|ák); szándékoz(lak|tala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3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szándékoz(od|za|zuk|zátok|zák)"] 320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6:.A183])" office:value-type="float" office:value="178" calcext:value-type="float">
            <text:p>178</text:p>
          </table:table-cell>
          <table:table-cell/>
          <table:table-cell table:style-name="ce29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4</text:p>
          </table:table-cell>
          <table:table-cell office:value-type="string" calcext:value-type="string">
            <text:p><text:s/>munka terén a bevált munkaformákat újakka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egészíteni, melyekkel egy magasabb szint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F6:.F393]; &quot;123&quot;)" office:value-type="float" office:value="102" calcext:value-type="float">
            <text:p>102</text:p>
          </table:table-cell>
          <table:table-cell table:style-name="ce7" table:formula="of:=([.J6]/[.J13])*100" office:value-type="float" office:value="26.7716535433071" calcext:value-type="float">
            <text:p>26.77</text:p>
          </table:table-cell>
        </table:table-row>
        <table:table-row table:style-name="ro2">
          <table:table-cell office:value-type="string" calcext:value-type="string">
            <text:p>doc#764</text:p>
          </table:table-cell>
          <table:table-cell office:value-type="string" calcext:value-type="string">
            <text:p><text:s text:c="2"/>fog kimenni. Úgy látszott, egyáltal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bbahagyni. Végül mégis kénytelen volt <text:s/></text:p>
          </table:table-cell>
          <table:table-cell/>
          <table:table-cell office:value-type="string" calcext:value-type="string">
            <text:p>12pro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F6:.F393]; &quot;132&quot;)" office:value-type="float" office:value="22" calcext:value-type="float">
            <text:p>22</text:p>
          </table:table-cell>
          <table:table-cell table:style-name="ce7" table:formula="of:=([.J7]/[.J13])*100" office:value-type="float" office:value="5.7742782152231" calcext:value-type="float">
            <text:p>5.77</text:p>
          </table:table-cell>
        </table:table-row>
        <table:table-row table:style-name="ro2">
          <table:table-cell office:value-type="string" calcext:value-type="string">
            <text:p>doc#901</text:p>
          </table:table-cell>
          <table:table-cell table:style-name="ce15" office:value-type="string" calcext:value-type="string">
            <text:p><text:s text:c="3"/>belül ezt a kezdeményezést, és mi is meg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indítani a munkálatokat ezzel az előterjesztéssel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COUNTIF([.F6:.F393]; &quot;213&quot;)" office:value-type="float" office:value="35" calcext:value-type="float">
            <text:p>35</text:p>
          </table:table-cell>
          <table:table-cell table:style-name="ce7" table:formula="of:=([.J8]/[.J13])*100" office:value-type="float" office:value="9.18635170603675" calcext:value-type="float">
            <text:p>9.19</text:p>
          </table:table-cell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/>elnevezéssel az az iskola, amelyikbe integrálni </text:p>
          </table:table-cell>
          <table:table-cell table:style-name="ce10" office:value-type="string" calcext:value-type="string">
            <text:p><text:s/>szándékozzák </text:p>
          </table:table-cell>
          <table:table-cell office:value-type="string" calcext:value-type="string">
            <text:p><text:s/>a Radnai Szakközépiskolát. Tehát ettől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COUNTIF([.F6:.F393]; &quot;231&quot;)" office:value-type="float" office:value="0" calcext:value-type="float">
            <text:p>0</text:p>
          </table:table-cell>
          <table:table-cell table:style-name="ce7" table:formula="of:=([.J9]/[.J13])*100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 text:c="9"/>Főv á rosi Önkormányzatot megkárosí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agy szándékozták, attól függően, hogy <text:s/>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formula="of:=COUNTIF([.F6:.F393]; &quot;312&quot;)" office:value-type="float" office:value="161" calcext:value-type="float">
            <text:p>161</text:p>
          </table:table-cell>
          <table:table-cell table:style-name="ce7" table:formula="of:=([.J10]/[.J13])*100" office:value-type="float" office:value="42.257217847769" calcext:value-type="float">
            <text:p>42.26</text:p>
          </table:table-cell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önálló indítványa egyetlen bővített mondatt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ódosítani az 1993. október 20-án életbe </text:p>
          </table:table-cell>
          <table:table-cell office:value-type="string" calcext:value-type="string">
            <text:p>… bekezdését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formula="of:=COUNTIF([.F6:.F393]; &quot;321&quot;)" office:value-type="float" office:value="30" calcext:value-type="float">
            <text:p>30</text:p>
          </table:table-cell>
          <table:table-cell table:style-name="ce7" table:formula="of:=([.J11]/[.J13])*100" office:value-type="float" office:value="7.8740157480315" calcext:value-type="float">
            <text:p>7.87</text:p>
          </table:table-cell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javaslatokat, melyek ezen csoportok pozíció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javítani. Így támogattuk, hogy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/>
          <table:table-cell table:style-name="ce6" office:value-type="string" calcext:value-type="string">
            <text:p>pro</text:p>
          </table:table-cell>
          <table:table-cell table:formula="of:=COUNTIF([.F6:.F393]; &quot;*pro*&quot;)" office:value-type="float" office:value="31" calcext:value-type="float">
            <text:p>31</text:p>
          </table:table-cell>
          <table:table-cell table:style-name="ce7" table:formula="of:=([.J12]/[.J13])*100" office:value-type="float" office:value="8.13648293963255" calcext:value-type="float">
            <text:p>8.14</text:p>
          </table:table-cell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3"/>megpecsételődik. Hasonló okok mia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zárni a komlói kórházat és a pécsi gyermekkórháza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381" calcext:value-type="float">
            <text:p>381</text:p>
          </table:table-cell>
          <table:table-cell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Módosító javaslatunkkal Béki Gabrielláva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érni, hogy a társadalombiztosítás ált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1"/>elszürkítése felé. A javaslat törölni </text:p>
          </table:table-cell>
          <table:table-cell table:style-name="ce10" office:value-type="string" calcext:value-type="string">
            <text:p><text:s/>szándékozza </text:p>
          </table:table-cell>
          <table:table-cell office:value-type="string" calcext:value-type="string">
            <text:p><text:s/>a közösségi munkavégzésnek elkeresztelt </text:p>
          </table:table-cell>
          <table:table-cell office:value-type="string" calcext:value-type="string">
            <text:p>… kényszermunkát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8"/>néhány jelentős ponton igenis mód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törvényt. A történet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985</text:p>
          </table:table-cell>
          <table:table-cell office:value-type="string" calcext:value-type="string">
            <text:p><text:s text:c="3"/>SZJA-ra az rengeteg pénz. Lehet, hogy növelni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ezen szervezet létszámát? Ha van felvéte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996</text:p>
          </table:table-cell>
          <table:table-cell office:value-type="string" calcext:value-type="string">
            <text:p><text:s text:c="2"/>súlytani kívánják mivel párhuzamosan pedig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lépni, hogy a lakásvásárlásokhoz nyújtand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997</text:p>
          </table:table-cell>
          <table:table-cell office:value-type="string" calcext:value-type="string">
            <text:p><text:s text:c="6"/>beásta magát " és minden eszközzel tar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helyzetét. A legrosszabtól tartok; att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999</text:p>
          </table:table-cell>
          <table:table-cell office:value-type="string" calcext:value-type="string">
            <text:p><text:s text:c="4"/>területen folytatott politikájával, és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nnyira megbecsülni az apparátusát, - nemcsa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1010</text:p>
          </table:table-cell>
          <table:table-cell office:value-type="string" calcext:value-type="string">
            <text:p><text:s text:c="4"/>megtetted, és azt hittem, hogy ezen a topcon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megtenni, ezért volt a figyelmeztetés. <text:s/></text:p>
          </table:table-cell>
          <table:table-cell/>
          <table:table-cell office:value-type="string" calcext:value-type="string">
            <text:p>12pro</text:p>
          </table:table-cell>
          <table:table-cell table:number-columns-repeated="2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 text:c="3"/>villanymotorvonatok javítóbázisa van. Rákos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artani a daruszerelvényeket. Ebből következőleg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3"/>nagyon megtisztelő, amikor olvastam, hogy ezt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tenni, azt hittem, megint csak ígérge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J16:.J22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1049</text:p>
          </table:table-cell>
          <table:table-cell office:value-type="string" calcext:value-type="string">
            <text:p><text:s text:c="8"/>csapatok létszámát mintegy tízezer főv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csökkenteni, miután a feladat további ellátásáho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61</text:p>
          </table:table-cell>
          <table:table-cell office:value-type="string" calcext:value-type="string">
            <text:p><text:s text:c="8"/>kerületi rendőrkapitányságok bevonásáv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létrehozni. 1999. 07. 08. 16:10:00 Józsefváros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62</text:p>
          </table:table-cell>
          <table:table-cell office:value-type="string" calcext:value-type="string">
            <text:p><text:s text:c="6"/>kancellár megismételte, hogy a legjobbaka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iválasztani az egyes tárcák élére. En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63</text:p>
          </table:table-cell>
          <table:table-cell office:value-type="string" calcext:value-type="string">
            <text:p><text:s text:c="5"/>János Jugoszláviában az ellenzék egyes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rőit Jugoszláviában az eddig megosztot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5"/>szanatóriumot bizonytalan jogállású kht.-b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gyúrni ez évben. Az intézetek lényeg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4"/>Nesze neked, európai iskolaügy. Privatizá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vízhálózatot. Gyanús küllemű külföldie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82</text:p>
          </table:table-cell>
          <table:table-cell office:value-type="string" calcext:value-type="string">
            <text:p><text:s text:c="4"/>kiálts logopédusért, ha éppenséggel a postát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letéríteni a maga (és persze a szükségszer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83</text:p>
          </table:table-cell>
          <table:table-cell office:value-type="string" calcext:value-type="string">
            <text:p><text:s text:c="9"/>programnak ez csak első üteme, azaz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 ügyet ennyivel letudni. A napjainkr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84</text:p>
          </table:table-cell>
          <table:table-cell office:value-type="string" calcext:value-type="string">
            <text:p><text:s text:c="4"/>mértékű, 800 millió forintos tőkeinjekciójá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égrehajtani, ezért egy május 4-én hatályb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96</text:p>
          </table:table-cell>
          <table:table-cell office:value-type="string" calcext:value-type="string">
            <text:p><text:s text:c="8"/>ígérte, öt évre 75 millió német márkáér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adni a közvetítési jogokat, ami durvá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4</text:p>
          </table:table-cell>
          <table:table-cell office:value-type="string" calcext:value-type="string">
            <text:p><text:s text:c="3"/>amelyen a szarvasmarha- állomány színét-javá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mutatni az érdeklődőknek. Ugyanakkor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04</text:p>
          </table:table-cell>
          <table:table-cell office:value-type="string" calcext:value-type="string">
            <text:p><text:s text:c="9"/>kaptak. A területet visszakövetelők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halastavat lecsapolni, megszüntetni,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05</text:p>
          </table:table-cell>
          <table:table-cell office:value-type="string" calcext:value-type="string">
            <text:p><text:s text:c="5"/>támogatásával a tengeren túli vállalkozó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apcsolatba hozni a romániai piaccal, vállalkozókk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05</text:p>
          </table:table-cell>
          <table:table-cell office:value-type="string" calcext:value-type="string">
            <text:p><text:s text:c="8"/>, jelenkori helyzetével, népművészetéve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ismertetni a szilágyságiakat. A rendezvényre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6</text:p>
          </table:table-cell>
          <table:table-cell office:value-type="string" calcext:value-type="string">
            <text:p><text:s text:c="4"/>kiadásával a volt kormány eredménytelenség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-e felmutatni a közvéleménynek? Tény viszon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07</text:p>
          </table:table-cell>
          <table:table-cell office:value-type="string" calcext:value-type="string">
            <text:p><text:s/>Személyi folyószámlá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izetni az illetékes hivatal a különféle </text:p>
          </table:table-cell>
          <table:table-cell office:value-type="string" calcext:value-type="string">
            <text:p>segélyeke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7</text:p>
          </table:table-cell>
          <table:table-cell office:value-type="string" calcext:value-type="string">
            <text:p><text:s/>kolozsvári Babes-Bolyai Tudományegyetem bőv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elsőoktatási hálózatát Zilahon az úgynevezet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08</text:p>
          </table:table-cell>
          <table:table-cell office:value-type="string" calcext:value-type="string">
            <text:p><text:s text:c="8"/>Zilahon a megyei rendőrség székháza elő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állítani Victor Deleu, a " Szilágyság </text:p>
          </table:table-cell>
          <table:table-cell office:value-type="string" calcext:value-type="string">
            <text:p>… szobrá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0</text:p>
          </table:table-cell>
          <table:table-cell office:value-type="string" calcext:value-type="string">
            <text:p><text:s text:c="5"/>pénzről beszélünk: a tanárok fizetését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urópai szintre emelni? Első lépés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11</text:p>
          </table:table-cell>
          <table:table-cell office:value-type="string" calcext:value-type="string">
            <text:p><text:s text:c="10"/>tulajdona. Nagymegyeren és Somorj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vezetni a parkolódíjakat. " Ez ártana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10"/>adni ". Olvasatomban éppen erre a cél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gyerekek után járó fejenkénti évi 20 000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8"/>amiért megalázzák, a csírájában elfoj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agyarságunkat, elkeseredettség pedig azé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5"/>egyaránt a közvetlen felhasználók számláj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utalni. A kormány nevében a miniszte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7"/>akadályozni. Politikai hovatartozás nélkü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ovábbra is képviselni az 5327 zentai nyugdíja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8"/>azok részére, akik a központ adatbázisa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asználni, egy nagyobb irodában pedig szakm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8"/>kimutatására alkalmas módszerrel elemez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okat a vizeletmintákat, amelyeket a taval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29</text:p>
          </table:table-cell>
          <table:table-cell office:value-type="string" calcext:value-type="string">
            <text:p><text:s text:c="10"/>- egyes nemzetközi jogi dokumentumokba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bemutatni az autonómia helyét, szerepé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6"/>úgymond - el akarják lopni és monopolizá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román forradalmat. A felsorol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6"/>bizonyítható alapja nem ismert. Így hát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újabb hipotézissel szaporítani a már létezőke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06</text:p>
          </table:table-cell>
          <table:table-cell office:value-type="string" calcext:value-type="string">
            <text:p><text:s text:c="10"/>a kapitalizmus éhes farkasát vagy mijé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párosítani a szocializmus rémülten béget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545</text:p>
          </table:table-cell>
          <table:table-cell office:value-type="string" calcext:value-type="string">
            <text:p><text:s text:c="15"/>drámáim vannak. - És ezeket nem is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befejezni? - Nem, nem szándékoz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12</text:p>
          </table:table-cell>
          <table:table-cell office:value-type="string" calcext:value-type="string">
            <text:p><text:s text:c="10"/>neki zabálni, hogy eleve a mások pénz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ölteni. S hogy ő csak egy tejeskávét ké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16</text:p>
          </table:table-cell>
          <table:table-cell office:value-type="string" calcext:value-type="string">
            <text:p><text:s text:c="4"/>amelynek területén tevékenységüket gyakoro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(2) Azon létesítmények és közvetítők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7</text:p>
          </table:table-cell>
          <table:table-cell office:value-type="string" calcext:value-type="string">
            <text:p><text:s text:c="4"/>jelenlegi intézkedések fenntartását javasol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. Megfelelő határidőt biztosítottunk a számukra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7</text:p>
          </table:table-cell>
          <table:table-cell office:value-type="string" calcext:value-type="string">
            <text:p><text:s text:c="8"/>akik olyan szőlőültetvények létrehozás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 e jogokat, melyek termése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8</text:p>
          </table:table-cell>
          <table:table-cell office:value-type="string" calcext:value-type="string">
            <text:p><text:s text:c="9"/>amelyben ezeket a szabályokat kötelezőv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enni; f) a szabályok időtartama;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9"/>eljárást megkezdték, illetve megindí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(a továbbiakban a " megkereső bíróság "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3"/>esetében, ha azokat olyan tagállamok területé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, amelyek ezzel az irányelv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5"/>élelmiszerként vagy élelmiszer-összetevőkén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, akkor a fajtát csak ak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0</text:p>
          </table:table-cell>
          <table:table-cell office:value-type="string" calcext:value-type="string">
            <text:p><text:s text:c="7"/>dolgozzák fel, vagy nem tárolják, va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gy adatállományba beírni, minden tagállamnak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8"/>kábítószer-termelésére vagy előállítás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. (5) Az áldozatok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10"/>folyó évben a vándorlegeltetést végez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; (b) az 1782/2003/EK rendelet 114.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2</text:p>
          </table:table-cell>
          <table:table-cell office:value-type="string" calcext:value-type="string">
            <text:p><text:s/>akciócsoportokról (CAG-ok). Tisztázni kell, hogy hová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helyezni a CAG-okat a kormányzás regionáli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15"/>a Parlament álláspontjainak közelítés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könnyíteni, olyan módosításokra támaszkod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21"/>között. Az EU továbbra is fokoz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fenntartható fejlődés és a szegénység </text:p>
          </table:table-cell>
          <table:table-cell office:value-type="string" calcext:value-type="string">
            <text:p>… támogatásá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6"/>késlekedés nélkül értesítették arról, mi alapj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lkalmazni a rendelkezésre álló tényeke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8"/>Megjegyzések Ebből az előirányzatbó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nanszírozni a Közös Kutatóközpontban <text:s/></text:p>
          </table:table-cell>
          <table:table-cell office:value-type="string" calcext:value-type="string">
            <text:p>… programo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8"/>alapján ebből az előirányzatból a következőke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támogatás a személye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5"/>előirányzatból a következő intézkedések költség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az eLearningnek a társadal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3"/>az előirányzatból különösen az alábbia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tni: - összehasonlító tanulmány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8"/>alapján ebből az előirányzatból a következőke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a szakképzés terén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8"/>Megjegyzések Ebből az előirányzatbó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 a közösségi politikákkal kapcsolatos </text:p>
          </table:table-cell>
          <table:table-cell office:value-type="string" calcext:value-type="string">
            <text:p>… finanszírozásá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21"/>kapcsolatos költségeket is. Ebbő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nanszírozni a jelzőszérumok fejlesztésé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2"/>jogcímcsoportnak a keretében az alábbia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gyelembe venni: - az 595/91/EG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7"/>közösségi vizekben átmosni vagy újra bemeríte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a szállítmánynak a 3. cikk (1) bekezdésében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10"/>közösségi szabályozással összeegyeztethetőv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enni, és ráadásul oly módon, hogy álla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11"/>NUW-nak, amelynek a bejelentett KKV-bónus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nyújtani; Bernd és Claus Sauter lánytestvé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30</text:p>
          </table:table-cell>
          <table:table-cell office:value-type="string" calcext:value-type="string">
            <text:p><text:s text:c="13"/>hatályos végleges dömpingellenes vámot k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terjeszteni, továbbá lehetőséget kapt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31</text:p>
          </table:table-cell>
          <table:table-cell office:value-type="string" calcext:value-type="string">
            <text:p><text:s text:c="9"/>alapján az intézkedések folytatását javaso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A felek elegendő időkeretet kaptak észrevételeik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1</text:p>
          </table:table-cell>
          <table:table-cell office:value-type="string" calcext:value-type="string">
            <text:p><text:s text:c="13"/>meglévő intézkedések módosítását ajánl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továbbá lehetőséget kaptak az érintett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14"/>tehát a meglévő források bővítéséve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ősegíteni, hogy a felzárkózás, az esélyterem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1</text:p>
          </table:table-cell>
          <table:table-cell office:value-type="string" calcext:value-type="string">
            <text:p><text:s text:c="9"/>végrehajtása alól végleg kivonja vagy kivon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agát. Ez a jogalkalmazás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11"/>politikai körök ennek éppen az ellenkezőj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érni. A gondolkodás befolyásolás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8"/>megnyúlik és túlságos terhet jelent, akkor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törvénymódosítás előterjesztői elrendel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15"/>szűkítjük, szűkítik önök vagy szűkíte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z MNB hatáskörét. A második módosítá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3"/>jelentkeznek. E többletterheket mérsékli,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érsékelni ez a javaslat. Külön öröm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5"/>két kérdést szeretnék feltenni: mikor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z M5-ös autópályát is beintegrálni a több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9"/>kormány mintegy 30 milliárd forinttal növe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 önkormányzatok részére átadott forrásoka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8</text:p>
          </table:table-cell>
          <table:table-cell office:value-type="string" calcext:value-type="string">
            <text:p><text:s text:c="7"/>javaslatban a tömegközlekedésre vonatkozó rés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egészíteni a fővárosban és vonzáskörzet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11"/>pénzügyi befektetőknek adták, adják és ad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Köszönöm a figyelmet. (Taps a Fidesz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6"/>támogatás megszüntetése azt jelentette, hogy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ovább is késztetni a szülőket arra, hogy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8"/>területeken, ahol egyébként ezeket a tározóka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létrehozni, az azokon a területeken megterme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51</text:p>
          </table:table-cell>
          <table:table-cell office:value-type="string" calcext:value-type="string">
            <text:p><text:s text:c="11"/>alkalmassá tételére. A 4. cikkelyt elhagy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kormányzat. Ez az indoklás arról szól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8</text:p>
          </table:table-cell>
          <table:table-cell office:value-type="string" calcext:value-type="string">
            <text:p><text:s text:c="13"/>eljárásrendet kialakítjuk vagy módosíta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, akkor arra is tekintettel kell lenni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8"/>számú módosító indítványt, amely a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érni, hogy ne legyen ilyen teljes kör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1"/>hogy Földalapkezelő Szervezet. A törvénybe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mondani, hogy január 1-jétől, amikor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2</text:p>
          </table:table-cell>
          <table:table-cell office:value-type="string" calcext:value-type="string">
            <text:p><text:s text:c="15"/>módosító javaslat a tervezetből törö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zen pontokat, ugyanakkor nem javaso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65</text:p>
          </table:table-cell>
          <table:table-cell office:value-type="string" calcext:value-type="string">
            <text:p><text:s text:c="14"/>néhány jelentős ponton igenis mód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törvényt. A történet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66</text:p>
          </table:table-cell>
          <table:table-cell office:value-type="string" calcext:value-type="string">
            <text:p><text:s text:c="9"/>Módosító javaslatunkkal Béki Gabrielláva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érni, hogy a társadalombiztosítás ált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67</text:p>
          </table:table-cell>
          <table:table-cell office:value-type="string" calcext:value-type="string">
            <text:p><text:s text:c="2"/>önkormányzatok hitelfelvételi lehetőségét korlátoz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és javasoljuk a parlamentnek azt is, hogy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9"/>javaslatokat, melyek ezen csoportok pozíció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javítani. Így támogattuk, hogy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74</text:p>
          </table:table-cell>
          <table:table-cell office:value-type="string" calcext:value-type="string">
            <text:p><text:s text:c="13"/>növelésére valóban szükség van, és ezt is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enni. A kormány előtt van az a bizton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75</text:p>
          </table:table-cell>
          <table:table-cell office:value-type="string" calcext:value-type="string">
            <text:p><text:s text:c="15"/>a javaslatát. Egyébként egyéb okból s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visszavonni, bár erre néhány ellenzéki <text:s/>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6</text:p>
          </table:table-cell>
          <table:table-cell office:value-type="string" calcext:value-type="string">
            <text:p><text:s text:c="2"/>tárgyalhatunk, amely egy alattomos eszköz betiltásá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valósítani Magyarországon. Az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79</text:p>
          </table:table-cell>
          <table:table-cell office:value-type="string" calcext:value-type="string">
            <text:p><text:s text:c="13"/>nyújtanak be, hogy ezt a pénzt megtar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illetve huszadik századi kutatásokra kívánják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1</text:p>
          </table:table-cell>
          <table:table-cell office:value-type="string" calcext:value-type="string">
            <text:p><text:s text:c="13"/>nyomain érdemes haladni, amikor jobbíta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 önkormányzati rendszert. Szó kerül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83</text:p>
          </table:table-cell>
          <table:table-cell office:value-type="string" calcext:value-type="string">
            <text:p><text:s text:c="13"/>kitartásra a kereszthordozás óráiban. E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érni nagyböjt 2. vasárnapjának evangéliu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88</text:p>
          </table:table-cell>
          <table:table-cell office:value-type="string" calcext:value-type="string">
            <text:p><text:s text:c="7"/>költségvetéséből származó magasabb bevételekk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egyenlíteni. És ez itt a probléma. Ez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89</text:p>
          </table:table-cell>
          <table:table-cell office:value-type="string" calcext:value-type="string">
            <text:p><text:s text:c="13"/>azonban, amelynek az állampolgárságát f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enni, rendelkezniük kell a nyilvántart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91</text:p>
          </table:table-cell>
          <table:table-cell office:value-type="string" calcext:value-type="string">
            <text:p><text:s text:c="14"/>rezidenciául a jelenlegi államfő, és nem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isszaadni Pannonhalmának. Ezzel is biztosítva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18</text:p>
          </table:table-cell>
          <table:table-cell office:value-type="string" calcext:value-type="string">
            <text:p><text:s text:c="8"/>Hozzátette azt is, hogy kétharmados törvénybe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rendezni a földviszonyokra vonatkozó szabályoka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19</text:p>
          </table:table-cell>
          <table:table-cell office:value-type="string" calcext:value-type="string">
            <text:p><text:s text:c="8"/>hivatalos alkotmánytervezetüket. Április 18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szavazni a végleges szöveget, április 25-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2"/>betörnek Európába is, ráadásul PC-re is k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dni, ami aztán manapság már tényleg ritkaság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3"/>nálunk lényegesen fejlettebb civilizáció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edvenc, otthonunknak nevezett sárgolyón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5"/>Redemption. Mindkét játékot a jövő pénzügyi év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csak piacra dobni a Take Two. Ez gyakorlatila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3"/>bejelentésre, melyben elhintették, hogy május 26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érhetővé tenni a Thief: Deadly Shadow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3"/>és az ott készült riportot augusztus 6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ajd leadni. Érdekes, hogy a semmiből kerü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4"/>kérdőjeles, a másik talányról pedig mos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lerántani a leplet. Váltás és változatlanság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7</text:p>
          </table:table-cell>
          <table:table-cell office:value-type="string" calcext:value-type="string">
            <text:p><text:s text:c="14"/>szükségünk. Amennyiben csak számítógépe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űködtetni a fejhallgatót egy 3 métere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3"/>meghatározott pontjára (ahová a szöveget elhelyez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) rákattintva megnyílik az Insert text párbeszédablak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11"/>különböző nyelvű Windows XP verzióról 25-r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iterjeszteni ellenőrzést, továbbá a a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0</text:p>
          </table:table-cell>
          <table:table-cell office:value-type="string" calcext:value-type="string">
            <text:p><text:s text:c="10"/>hirdetéseiket a jövőben internetes oldalak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helyezni. Sőt a válság miatt visszafog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50</text:p>
          </table:table-cell>
          <table:table-cell office:value-type="string" calcext:value-type="string">
            <text:p><text:s text:c="6"/>mellékelt levél szerint több száz aktivistáju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" egy hatékony és ütőképes online csapattá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51</text:p>
          </table:table-cell>
          <table:table-cell office:value-type="string" calcext:value-type="string">
            <text:p><text:s text:c="12"/>nem létező magán üzleteinek fellendítésér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 Önt kinevező Nemzeti Kormány fordíta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52</text:p>
          </table:table-cell>
          <table:table-cell office:value-type="string" calcext:value-type="string">
            <text:p><text:s text:c="6"/>pozícióért, mindegyikük társadalmi megbízatásba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látni a polgármesteri teendőket az 530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9</text:p>
          </table:table-cell>
          <table:table-cell office:value-type="string" calcext:value-type="string">
            <text:p><text:s text:c="13"/>révén annak a tudós körnek a szakértelm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juttatni az Országgyűlésbe, amely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62</text:p>
          </table:table-cell>
          <table:table-cell office:value-type="string" calcext:value-type="string">
            <text:p><text:s text:c="14"/>állami ösztöndíjban, és ezt a számot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csökkenteni " - mondta Hoffmann Rózsa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7"/>polgármester egy üresen álló ház tulajdonosáv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őket összeismertetni, bízva abban, a ker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3"/>kézjegyükkel a petíciót, amelyet jövő hónap közepé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adni az érintett osztrák települése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1"/>állam és az egyház elválasztásának jegyé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hozni a kormányzat, lehetőleg még az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4"/>centrumhoz. Csak remélni lehet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ereskedelmi központtá varázsolni a Louvre-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8</text:p>
          </table:table-cell>
          <table:table-cell office:value-type="string" calcext:value-type="string">
            <text:p><text:s text:c="14"/>színvonal azt jelenti, hogy külföldre is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vinni? - Nem a nemzetközi piacra,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4</text:p>
          </table:table-cell>
          <table:table-cell office:value-type="string" calcext:value-type="string">
            <text:p><text:s text:c="12"/>kishatárforgalmat ugyanis az EU könny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A tervezet szerint különleges beutazási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5</text:p>
          </table:table-cell>
          <table:table-cell office:value-type="string" calcext:value-type="string">
            <text:p><text:s text:c="11"/>állam és az egyház elválasztásának jegyé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hozni a kormányzat, lehetőleg még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15"/>gazdasági reform keretében privatizá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zt a céget is. zsuzsaa Megöltek eg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30</text:p>
          </table:table-cell>
          <table:table-cell office:value-type="string" calcext:value-type="string">
            <text:p><text:s text:c="11"/>embere közölte: az elgondolást 153 hektáro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valósítani a projektfejlesztő osztr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11"/>lemezek! - Ha folyamatosan huzamosabb ideig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használni " hurcifiókos " merevlemezünke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4"/>kiválasztani a népet, kinek istenét helyettesíte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. Hogy a játék mennyire összetett, abból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4</text:p>
          </table:table-cell>
          <table:table-cell office:value-type="string" calcext:value-type="string">
            <text:p><text:s text:c="10"/>elhalasztják a premiert, vagy egyáltal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nyilvánosságra hozni a szériát. kalmar1csab000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5</text:p>
          </table:table-cell>
          <table:table-cell office:value-type="string" calcext:value-type="string">
            <text:p><text:s text:c="12"/>természetvédelmi bemutatómajor első ütem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alakítani. Az egykori Esterházy major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1"/>évben évente átlagosan 100-100 kilométerr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ővíteni a gyorsforgalmi úthálózato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5"/>kollégáim megértettük a célzást, és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átlépni ezt a határvonalat. " Enn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0"/>magát Putyinnak, sőt kijelentették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lépni az üzleti élet és a politika közötti </text:p>
          </table:table-cell>
          <table:table-cell office:value-type="string" calcext:value-type="string">
            <text:p>… határvonala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3</text:p>
          </table:table-cell>
          <table:table-cell office:value-type="string" calcext:value-type="string">
            <text:p><text:s text:c="9"/>ezekből később az uniós fejlesztések önrész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pótolni. Az, hogy a tavalyi minte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87</text:p>
          </table:table-cell>
          <table:table-cell office:value-type="string" calcext:value-type="string">
            <text:p><text:s text:c="12"/>között. A Kraft már egy ideje felvásáro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vetélytársát, annak azonban eddig nem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00</text:p>
          </table:table-cell>
          <table:table-cell office:value-type="string" calcext:value-type="string">
            <text:p><text:s text:c="11"/>revansizmusról, hanem csupán a város ügye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elyrerakni. Slobodan Bor&amp;#x00f0;o1ki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04</text:p>
          </table:table-cell>
          <table:table-cell office:value-type="string" calcext:value-type="string">
            <text:p><text:s text:c="8"/>Hozzátette azt is, hogy kétharmados törvénybe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rendezni a földviszonyokra vonatkozó szabályoka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7</text:p>
          </table:table-cell>
          <table:table-cell office:value-type="string" calcext:value-type="string">
            <text:p><text:s text:c="15"/>kerülők álláshelyének üresen hagyásáva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gazdálkodni - közölte az elnök-vezérigazgat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6</text:p>
          </table:table-cell>
          <table:table-cell office:value-type="string" calcext:value-type="string">
            <text:p><text:s text:c="14"/>döntése alapján az arborétumot közparkká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leminősíteni. A község önkormányzata,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24</text:p>
          </table:table-cell>
          <table:table-cell office:value-type="string" calcext:value-type="string">
            <text:p><text:s text:c="12"/>... - manapság úgy fogalmaznak, hogy addig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inden másodpercben növelni a tárterülete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10"/>bocsátja Jimmy-t, a vevők adoptáló szülőkne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adni a gyermeket. Miután rájön tettén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0</text:p>
          </table:table-cell>
          <table:table-cell office:value-type="string" calcext:value-type="string">
            <text:p><text:s text:c="14"/>tagjai bejelentették, hogy a jövőbe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igénybe venni produceri szolgáltatásai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4</text:p>
          </table:table-cell>
          <table:table-cell office:value-type="string" calcext:value-type="string">
            <text:p><text:s/>2006. augusztus 11-én a Pinewood Studios közölte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menteni a stúdió maradványait, ehelyet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0</text:p>
          </table:table-cell>
          <table:table-cell office:value-type="string" calcext:value-type="string">
            <text:p><text:s text:c="14"/>óriási kalamajka után Hotaru mestere lesz, és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kérni Curugit hogy hadd legyen szabad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19"/>Verger bérencei feltüzelt vaddisznók el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etni Hannibalt egy eldugott istállóba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20"/>150 km). Attól függően milyen útvonalo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egközelíteni. A Vereckei-hágó a Máramarosi-havasok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17"/>atomreaktor-működtette higanygőzturbináva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ajtani. E megoldás hátránya, hogy jelentő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69</text:p>
          </table:table-cell>
          <table:table-cell office:value-type="string" calcext:value-type="string">
            <text:p><text:s text:c="13"/>bizonyíthatóság fogalmát egy modális logikáva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egragadni, szükség van egy szótárra, a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6</text:p>
          </table:table-cell>
          <table:table-cell office:value-type="string" calcext:value-type="string">
            <text:p><text:s text:c="14"/>ügyvédek vonultak, akik a pénteki imát is o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végezni. Szemtanúk szerint a városb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18"/>kardjukat, tudásukat a fiatal nemzedékne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adni. A próféciájuk szerint várnak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20"/>csorbítani, illetve baráti kapcsolata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önkretenni), megszemélyesítés útján, kirekesz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04</text:p>
          </table:table-cell>
          <table:table-cell office:value-type="string" calcext:value-type="string">
            <text:p><text:s text:c="19"/>, ahogyan a kormány ígéri és bizt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? Németh György: - A hatályos törvények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6</text:p>
          </table:table-cell>
          <table:table-cell office:value-type="string" calcext:value-type="string">
            <text:p><text:s text:c="18"/>és elmondta, hogy miket csinálnak itt, é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ünnepelni ezt a rendezvényt létrehozni.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1</text:p>
          </table:table-cell>
          <table:table-cell office:value-type="string" calcext:value-type="string">
            <text:p><text:s text:c="16"/>munkálatok során szükséges kézi munkában is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zeket a munkaerőket igénybe venni nyolc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28</text:p>
          </table:table-cell>
          <table:table-cell office:value-type="string" calcext:value-type="string">
            <text:p><text:s text:c="19"/>a helyre szól, ahova azt után elhelyez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" " Ez is lehetőség, de a Kodály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4</text:p>
          </table:table-cell>
          <table:table-cell office:value-type="string" calcext:value-type="string">
            <text:p><text:s text:c="18"/>igen, itt is ugye ez a kérdés, hogy mibő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zek a pártok megvalósítani. Ugye egy atomerőmű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5</text:p>
          </table:table-cell>
          <table:table-cell office:value-type="string" calcext:value-type="string">
            <text:p><text:s text:c="15"/>tankönyvre nem írtak ki pályázatot és nem i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tenni, hanem Nicolaj miniszterúr elmondta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7</text:p>
          </table:table-cell>
          <table:table-cell office:value-type="string" calcext:value-type="string">
            <text:p><text:s text:c="9"/>használatát a jövőben. Most is és a jövőben is így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zt tenni. dr. Koródi József: - It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52</text:p>
          </table:table-cell>
          <table:table-cell office:value-type="string" calcext:value-type="string">
            <text:p><text:s text:c="25"/>hozzá. Mv: Ehhez képest tudják -e,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-e kiemelten támogatni azokat a családbar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4</text:p>
          </table:table-cell>
          <table:table-cell office:value-type="string" calcext:value-type="string">
            <text:p><text:s text:c="15"/>miben támogatja, mely területeken támogatja,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rősíteni az együttműködést a már említetteke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6</text:p>
          </table:table-cell>
          <table:table-cell office:value-type="string" calcext:value-type="string">
            <text:p><text:s text:c="16"/>kormánypártok ugyanis erősen vitatott mód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távolítani a posztjáról az államfőt,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64</text:p>
          </table:table-cell>
          <table:table-cell office:value-type="string" calcext:value-type="string">
            <text:p><text:s text:c="24"/>2013-07-05 fokukac Hát, ha kocsival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megtenni... légvonalban csak 1754 2013-07-05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8</text:p>
          </table:table-cell>
          <table:table-cell office:value-type="string" calcext:value-type="string">
            <text:p><text:s text:c="15"/>többsége nem magamutogató ember, még kevésb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lejáratni a többi homoszexuálist. Vanna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6</text:p>
          </table:table-cell>
          <table:table-cell office:value-type="string" calcext:value-type="string">
            <text:p><text:s text:c="13"/>érdeklődtök a demó megvételét illetően: Mi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 CD-t (hanganyagot) pénzért árulni, nem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771</text:p>
          </table:table-cell>
          <table:table-cell office:value-type="string" calcext:value-type="string">
            <text:p><text:s text:c="19"/>veled a kandalló falára? Vagy melenget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eled az emberszíveket? Ne feledd, Nobili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779</text:p>
          </table:table-cell>
          <table:table-cell office:value-type="string" calcext:value-type="string">
            <text:p><text:s text:c="14"/>mindenképpen 20dBm felett!) Ha Magyarországon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használni az eszközt, akkor ezt szerintem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40</text:p>
          </table:table-cell>
          <table:table-cell office:value-type="string" calcext:value-type="string">
            <text:p><text:s text:c="15"/>kiderül belőlük, hogy a háttérhatalom miképp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elhasználni a jövőben (így manapság is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53</text:p>
          </table:table-cell>
          <table:table-cell office:value-type="string" calcext:value-type="string">
            <text:p><text:s text:c="14"/>valóban egy kellék/ szükségesség, azonban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t mondani, hogy a sok pénz, vagy az anyag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866</text:p>
          </table:table-cell>
          <table:table-cell office:value-type="string" calcext:value-type="string">
            <text:p><text:s text:c="19"/>kiadóknak szól, hogy megkérdezzem,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adni a következő könyveket? Ugyanis va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8</text:p>
          </table:table-cell>
          <table:table-cell office:value-type="string" calcext:value-type="string">
            <text:p><text:s text:c="19"/>a fényvillamosról, de a fénytrolit mikor </text:p>
          </table:table-cell>
          <table:table-cell office:value-type="string" calcext:value-type="string">
            <text:p><text:s/>szándékozzátok </text:p>
          </table:table-cell>
          <table:table-cell office:value-type="string" calcext:value-type="string">
            <text:p><text:s/>elindítani? 2013-12-29 Krisztián Tóth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2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<text:s text:c="5"/>Query <text:s text:c="3"/>word,[word="szándékozt(ad|a|uk|átok|ák)"] 238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191:.A393])" office:value-type="float" office:value="203" calcext:value-type="float">
            <text:p>203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/>Viktornál aludtam, mert másnap folytat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a hajtást. Este Viktor ugyancsak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2"/>van, nem pedig párja. - Ezzel ama tény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pedzeni, hogy a sofőr úr úgy váltogatj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/>szóban forgó vasárnapot tehát olvasáss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tölteni. Pár mondat után magával ragad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1</text:p>
          </table:table-cell>
          <table:table-cell office:value-type="string" calcext:value-type="string">
            <text:p><text:s/>szerrel az általuk leglátogatottabb etetőkbe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kirakni. Kiadós reggeli után sietség nélk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30</text:p>
          </table:table-cell>
          <table:table-cell office:value-type="string" calcext:value-type="string">
            <text:p><text:s text:c="6"/>vásárolta meg, amely üdültetési célokr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újítani. A tetőt megjavították, de végül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4"/>Az bizony. A gróf úr mint Joachim Hossin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hagyni Oborát. Ezt az egyik kocsis i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50</text:p>
          </table:table-cell>
          <table:table-cell office:value-type="string" calcext:value-type="string">
            <text:p><text:s text:c="5"/>képzelem, hogy idejét nyomtalanul hagy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. Korábbi följegyzéseiben odavetett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362</text:p>
          </table:table-cell>
          <table:table-cell office:value-type="string" calcext:value-type="string">
            <text:p><text:s text:c="6"/>meglett korát mégis itthon, a hazájá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ár tölteni; gondolta, majd itt cselédekk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375</text:p>
          </table:table-cell>
          <table:table-cell table:style-name="ce15" office:value-type="string" calcext:value-type="string">
            <text:p><text:s text:c="3"/>látás, az csökken fokozatosan. Tavaszra k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őt engedni. Miért ne éljen egy kicsit normálisa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753</text:p>
          </table:table-cell>
          <table:table-cell office:value-type="string" calcext:value-type="string">
            <text:p><text:s/>Hátulról lopóztak a kertbe, s a kerítés tövé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őször meggyújtogatni a gyertyákat. Éppe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896</text:p>
          </table:table-cell>
          <table:table-cell office:value-type="string" calcext:value-type="string">
            <text:p><text:s text:c="4"/>1997. áprilisban szerzett tudomást arról, k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örökbefogadni gyermekét. Ekkor tiltakozot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 text:c="2"/>Önkormányzatot megkárosítani szándékozzák vagy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attól függően, hogy ki van -e fizetve.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8"/>az egészségügyet adójellegű bevételek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zt benyújtotta a parlament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2"/>kormányzat, hanem az Országgyűlés is támogat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mikor is - az illetéktörvényt ennek szellemében </text:p>
          </table:table-cell>
          <table:table-cell/>
          <table:table-cell office:value-type="string" calcext:value-type="string">
            <text:p>2pro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2"/>kiadásokat pedig mintegy 30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ökkenteni, s a régi szerkezetben számo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2"/>Kezdetben, amikor még Béccsel együt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megrendezni a világkiállítást, a címe úgy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/>erejükből, másrészt magánvállalkozók bevonásáv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alósítani, központi támogatás nélkül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6</text:p>
          </table:table-cell>
          <table:table-cell office:value-type="string" calcext:value-type="string">
            <text:p><text:s text:c="5"/>Végül a vágykeresztség: azokra mondjuk, akik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ölvenni a keresztséget, de valami miat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2</text:p>
          </table:table-cell>
          <table:table-cell office:value-type="string" calcext:value-type="string">
            <text:p><text:s/>Németországban nem az alacsony jövedelműek terhér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csökkenteni a magas jövedelműek adóját.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3</text:p>
          </table:table-cell>
          <table:table-cell office:value-type="string" calcext:value-type="string">
            <text:p><text:s/>emlékeztető Erzsébet téri épületet vajon mi cél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étrehozni az előző kormány. A rejtél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07</text:p>
          </table:table-cell>
          <table:table-cell office:value-type="string" calcext:value-type="string">
            <text:p><text:s text:c="8"/>munkahelyem, egy tervezővállalat. Egy mult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venni a használható embereket, de ez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 text:c="6"/>Északiban " Az a 257-es. Legalábbis Fradi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evinni. Jobban örültem volna, ha az erede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16</text:p>
          </table:table-cell>
          <table:table-cell office:value-type="string" calcext:value-type="string">
            <text:p><text:s text:c="10"/>Hogy a jelen esetben Te milyen értelemben </text:p>
          </table:table-cell>
          <table:table-cell office:value-type="string" calcext:value-type="string">
            <text:p><text:s/>szándékoztad </text:p>
          </table:table-cell>
          <table:table-cell office:value-type="string" calcext:value-type="string">
            <text:p><text:s/>mondani a fenti mondatot, nem tudom eldönten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12"/>fickót. Raffay Ernőnél volt, aki belől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írni szakdolgozatát. Ő talán még nálam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48</text:p>
          </table:table-cell>
          <table:table-cell office:value-type="string" calcext:value-type="string">
            <text:p><text:s text:c="7"/>beérte volna a tervezett ingatlanadóval,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t kibővíteni általános vagyondézsmává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58</text:p>
          </table:table-cell>
          <table:table-cell office:value-type="string" calcext:value-type="string">
            <text:p><text:s text:c="5"/>hamisítóik a rövidebb idő alatt is teljesí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" kibocsátási " terveiket - mondta a HVG-ne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73</text:p>
          </table:table-cell>
          <table:table-cell office:value-type="string" calcext:value-type="string">
            <text:p><text:s text:c="11"/>utcában a 23 éves F. Attilát igazolta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rendőrök, amikor a fiatalember futni <text:s/>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7</text:p>
          </table:table-cell>
          <table:table-cell office:value-type="string" calcext:value-type="string">
            <text:p><text:s text:c="10"/>zsarnoki rendszert, amely 1917 óta ura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gész világot. Nagy Imre és '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86</text:p>
          </table:table-cell>
          <table:table-cell office:value-type="string" calcext:value-type="string">
            <text:p><text:s text:c="9"/>feltárása volt, amelyekre Michelangelo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hívni figyelmünket. Dávid esetében ez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7</text:p>
          </table:table-cell>
          <table:table-cell office:value-type="string" calcext:value-type="string">
            <text:p><text:s text:c="7"/>nemzetenkénti kvóta bevezetésével korlátoz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 miniszterelnök az egyik nyugati állam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8</text:p>
          </table:table-cell>
          <table:table-cell office:value-type="string" calcext:value-type="string">
            <text:p><text:s text:c="11"/>. Az ablakból a Dunát és a királyi vára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örökíteni, " azonban a levegőnek csekél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9"/>közötti különbséget először két részlet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fizetni az intézményeknek, később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7"/>ellenértékét a tervezett óriási nyeremény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egyenlíteni. A Szerencsejáték Rt. (SZ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96</text:p>
          </table:table-cell>
          <table:table-cell office:value-type="string" calcext:value-type="string">
            <text:p><text:s text:c="12"/>és felszerelésének korszerűsítése sorá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evezetni a " harci melltartót " a miniszter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8</text:p>
          </table:table-cell>
          <table:table-cell office:value-type="string" calcext:value-type="string">
            <text:p><text:s text:c="10"/>beindításával. Sem hőssé, sem ördöggé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inősíteni Roberto Succót, a nyolcvana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6</text:p>
          </table:table-cell>
          <table:table-cell office:value-type="string" calcext:value-type="string">
            <text:p><text:s text:c="12"/>akciókkal pedig a közvélemény figyelm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hívni, részben azért is, hogy radikálisa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11"/>lakos feltételezését közöltük. Ezzel nem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kétségbe vonni a tulajdonos jó hírnevé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9"/>két teherautónak, mely a gyárból a gépek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szállítani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1119</text:p>
          </table:table-cell>
          <table:table-cell office:value-type="string" calcext:value-type="string">
            <text:p><text:s text:c="7"/>három órával a hivatalos világbemutató elő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mutatni az alkotást), a technológiailag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6"/>mondván, hogy ezeket az adatokat a jövő hét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yilvánosságra hozni. -- Szó se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12"/>újvidékieknek, akik a televízió melle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várni az új év érkezését, csalódniuk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9"/>lemezlovast, az Újvidéki Televízió nevé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cselezni a Jáksó László által fémjelz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5"/>mellőzés " (benign neglect) fogalma, amely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sugallni, hogy az állam nem érdekelt ug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3"/>platformjelölt, a sokszínusödés kényszerpályáj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eremteni. Más megközelítésben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5"/>mellőzés " (benign neglect) fogalma, amely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sugallni, hogy az állam nem érdekelt ug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45</text:p>
          </table:table-cell>
          <table:table-cell office:value-type="string" calcext:value-type="string">
            <text:p><text:s text:c="10"/>az önálló magyar iskolák megnyitása révé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alom megvalósítani, hanem inkább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84</text:p>
          </table:table-cell>
          <table:table-cell office:value-type="string" calcext:value-type="string">
            <text:p><text:s text:c="9"/>szomszéd házban, panelépület lévén nemigen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önnön szomszédainkat provokálni. Mint kiderül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88</text:p>
          </table:table-cell>
          <table:table-cell office:value-type="string" calcext:value-type="string">
            <text:p><text:s text:c="18"/>- megjegyzés: ezt az elemzés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asználni az evakuációs tervezésben, cs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10"/>dísztermében - sokan mégis a süllyesztőb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tüntetni... A Parlamentben a képviselőknek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9"/>kezére játszottak (noha inkább Markovic-o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támogatni). = 1990 elsö hónapjai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95</text:p>
          </table:table-cell>
          <table:table-cell office:value-type="string" calcext:value-type="string">
            <text:p><text:s text:c="5"/>reproduktív (biológiai és társadalmi) szerep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összeegyeztethetővé tenni a nők munkavállalásáv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97</text:p>
          </table:table-cell>
          <table:table-cell office:value-type="string" calcext:value-type="string">
            <text:p><text:s text:c="9"/>orvosra bízta, majd a továbbiakban Eger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 a lapot. Az előfizetési díjakat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19</text:p>
          </table:table-cell>
          <table:table-cell office:value-type="string" calcext:value-type="string">
            <text:p><text:s text:c="10"/>hogy a folyó víz hidegekképp azt kiönte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és azt tervezte hogy a gázboyler igénybevételével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26</text:p>
          </table:table-cell>
          <table:table-cell office:value-type="string" calcext:value-type="string">
            <text:p><text:s text:c="5"/>viselni, kik Isten földi helytartója előtt 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jüket meghajtani. Az ilyen háború nemcs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750</text:p>
          </table:table-cell>
          <table:table-cell office:value-type="string" calcext:value-type="string">
            <text:p><text:s text:c="8"/>bele, a termést ellátmányunk kiegészítésére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felhasználni. Utunk sajnos néhán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760</text:p>
          </table:table-cell>
          <table:table-cell office:value-type="string" calcext:value-type="string">
            <text:p><text:s text:c="10"/>egy ajakrúzshoz hasonló aranyozott tokba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orgalomba hozni, melyet a legjobb minőség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761</text:p>
          </table:table-cell>
          <table:table-cell office:value-type="string" calcext:value-type="string">
            <text:p><text:s text:c="10"/>párttaggyűlést tartottak, ahol ismerte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Politikai Bizottság levelét az aktuáli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767</text:p>
          </table:table-cell>
          <table:table-cell office:value-type="string" calcext:value-type="string">
            <text:p><text:s text:c="7"/>rövid szkeccset adtak, ezekben is a zsidóka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leplezni, a görbe orrú szabó úgy számo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770</text:p>
          </table:table-cell>
          <table:table-cell office:value-type="string" calcext:value-type="string">
            <text:p><text:s text:c="4"/>megnyitását, a már működő üzemek teljesítmény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futtatni. Bíró József tanulmányáb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794</text:p>
          </table:table-cell>
          <table:table-cell office:value-type="string" calcext:value-type="string">
            <text:p><text:s text:c="11"/>terítve két személyre. Tényleg kettes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 eltölteni a napjukat, kettesben elkölten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72</text:p>
          </table:table-cell>
          <table:table-cell office:value-type="string" calcext:value-type="string">
            <text:p><text:s text:c="10"/>erre a hosszú kiszállásra, és egyvégté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bonyolítani az egész turnét. Clifford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90</text:p>
          </table:table-cell>
          <table:table-cell office:value-type="string" calcext:value-type="string">
            <text:p><text:s text:c="12"/>még közelebb az elsőhöz, ahol az orvos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felkeresni. Azt mesélték, az orvos ré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08</text:p>
          </table:table-cell>
          <table:table-cell office:value-type="string" calcext:value-type="string">
            <text:p><text:s text:c="9"/>azért szikráztattak a tűzoltóknak mert f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gyújtani laktanyájukat a szép paripákkal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4"/>végleges dömpingellenes vám kiszabását ajánla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. Határidőt állapítottunk meg továbbá az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5"/>intézkedések bevezetése nélküli megszünte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javasolni, és lehetőséget kaptak, ho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8"/>megfontolásokról, amelyek alapján javasol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végleges dömpingellenes vám ismételt <text:s/></text:p>
          </table:table-cell>
          <table:table-cell office:value-type="string" calcext:value-type="string">
            <text:p>bevezetésé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3</text:p>
          </table:table-cell>
          <table:table-cell office:value-type="string" calcext:value-type="string">
            <text:p><text:s text:c="3"/>közpénzekből nyújtott támogatásból és hitelekbő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inanszírozni. 2. A piac (20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3</text:p>
          </table:table-cell>
          <table:table-cell office:value-type="string" calcext:value-type="string">
            <text:p><text:s text:c="12"/>hozatalát vagy használatbavételét so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pusztán műszaki kivitelezhetőségi szempont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6"/>illetően a közösségi jogalkotó legalábbis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zárni a korlátozott terjedelmű oltalom </text:p>
          </table:table-cell>
          <table:table-cell office:value-type="string" calcext:value-type="string">
            <text:p>lehetőségé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8"/>ahogy azt a szóban forgó módosítás is te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. A 79. módosítást az I. mellékletbe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10"/>dömpingellenes vámok módosítását ajánla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. Megkapták a lehetőséget arra, hogy észrevételeket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8"/>javaslatainak elfogadása előtt, amelyek m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rősíteni az AK kulcsfontosságú szerepé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12"/>amp % C ágazat lehetőségeinek növelés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ősegíteni az internet, mint információszolgáltat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6"/>rendszerekkel kapcsolatos tudást és know-how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adni. Nehézkes és bonyolult pályáza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1"/>amelynek alapján a Bizottság visszavo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ötelezettségvállalás elfogadását és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/>rendelkezésére álló információk szerint a BNFL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indet újrafeldolgozni. (197) E megállapodáso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10"/>tartomány beépített ingatlanjait az IB-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ruházni, és ezt az ingatlanvagyont céltartalékké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32</text:p>
          </table:table-cell>
          <table:table-cell office:value-type="string" calcext:value-type="string">
            <text:p><text:s text:c="6"/>alapján végleges dömpingellenes vám kive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javasolni a KNK-ból és Malajziából származ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37</text:p>
          </table:table-cell>
          <table:table-cell office:value-type="string" calcext:value-type="string">
            <text:p><text:s text:c="10"/>adó mértékének átlagot meghaladó emelés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küszöbölni. Mint tudjuk, a gyümölcspálinkáná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8"/>lehet enyhíteni, és mivel azt a célt nem is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tűzni a kormány, hogy a kábítószerment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11"/>költségvetés szerint az előterjesztő e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. Ez nagyon fontos, és itt jö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1</text:p>
          </table:table-cell>
          <table:table-cell office:value-type="string" calcext:value-type="string">
            <text:p><text:s text:c="4"/>törvénynek olyan mértékű tartalmi változtatás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enni, amely indokolttá tette egy új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0"/>kulturális, sem a pénzügyi kormányzat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melni, az a törvényjavaslatban nem szerepelt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4</text:p>
          </table:table-cell>
          <table:table-cell office:value-type="string" calcext:value-type="string">
            <text:p><text:s text:c="16"/>A hatékonyság növelését pedig azz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oldani, hogy különböző társadalmi szerv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7"/>meghallgatása során 10-12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növelni a meghallgatása során erre a területre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5</text:p>
          </table:table-cell>
          <table:table-cell office:value-type="string" calcext:value-type="string">
            <text:p><text:s text:c="17"/>. Az Alkotmánybíróság azt, ahogyan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szabályozni ezt, nem fogadta el, és az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4"/>vidékbarát " kormány átcsoportos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és kérte Brüsszelben, hogy vonják el a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5</text:p>
          </table:table-cell>
          <table:table-cell office:value-type="string" calcext:value-type="string">
            <text:p><text:s text:c="3"/>erejükből, másrészt magánvállalkozók bevonásáv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alósítani, központi támogatás nélkül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8</text:p>
          </table:table-cell>
          <table:table-cell office:value-type="string" calcext:value-type="string">
            <text:p><text:s text:c="5"/>kiadásokat pedig mintegy 30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ökkenteni, s a régi szerkezetben számo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68</text:p>
          </table:table-cell>
          <table:table-cell office:value-type="string" calcext:value-type="string">
            <text:p><text:s text:c="11"/>a hír, amelyről azoknak, akik alkalmaz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illetőt, nem volt tudomásuk. Természetes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10"/>azon rendelkezését, mely meghosszabb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személyazonosító jel, röviden a személy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70</text:p>
          </table:table-cell>
          <table:table-cell office:value-type="string" calcext:value-type="string">
            <text:p><text:s text:c="5"/>kormányzat, hanem az Országgyűlés is támogat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mikor is - az illetéktörvényt ennek szellemében </text:p>
          </table:table-cell>
          <table:table-cell/>
          <table:table-cell office:value-type="string" calcext:value-type="string">
            <text:p>2pro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1</text:p>
          </table:table-cell>
          <table:table-cell office:value-type="string" calcext:value-type="string">
            <text:p><text:s text:c="9"/>oly módon, hogy a választási ciklus vég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lőző kormány elkészíteni az ország <text:s/></text:p>
          </table:table-cell>
          <table:table-cell office:value-type="string" calcext:value-type="string">
            <text:p>… alkotmányá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3</text:p>
          </table:table-cell>
          <table:table-cell office:value-type="string" calcext:value-type="string">
            <text:p><text:s text:c="11"/>az egészségügyet adójellegű bevételek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zt benyújtotta a parlament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75</text:p>
          </table:table-cell>
          <table:table-cell office:value-type="string" calcext:value-type="string">
            <text:p><text:s text:c="12"/>a biztosítási önkormányzatok részére 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dni, ez azonban meghiúsult, és most nyilván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90</text:p>
          </table:table-cell>
          <table:table-cell office:value-type="string" calcext:value-type="string">
            <text:p><text:s text:c="2"/>konszolidációja felét az adóterhek megnövelés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érni, felét pedig az állami kiadáso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10"/>kiadását. A Build 5824 változatot e hét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jelentetni azután, hogy a Release Candida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9"/>elmondta, az eredeti tervvel a kalózkodás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sszaszorítani, de ugyanakkor odafigyel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2"/>törvényhozása már látta a videókat, de azoka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nyilvánosság elé hozni, hogy ne kelt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9"/>társult be. Egészen pontosan két nap múlv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özölni, mi is készül náluk. Igen ám, csakhogy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7</text:p>
          </table:table-cell>
          <table:table-cell office:value-type="string" calcext:value-type="string">
            <text:p><text:s text:c="5"/>mobilos bevételeit. Állítását egyrészről azz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gazolni, hogy az államokban (a Comsco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51</text:p>
          </table:table-cell>
          <table:table-cell office:value-type="string" calcext:value-type="string">
            <text:p><text:s text:c="6"/>Kilián parancsnoka a jelenlévőkkel megosz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de szavaira mindösszesen egy-két katonai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2</text:p>
          </table:table-cell>
          <table:table-cell office:value-type="string" calcext:value-type="string">
            <text:p><text:s text:c="3"/>lefogyott jószágot az algyői gyepmesteri telep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ezetni, azonban a kutya nem bírt már szint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53</text:p>
          </table:table-cell>
          <table:table-cell office:value-type="string" calcext:value-type="string">
            <text:p><text:s/>szocialisták módosító javaslatát, amely nevesíte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ározatban a Magyar Gárdát, mint nemkívánato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63</text:p>
          </table:table-cell>
          <table:table-cell office:value-type="string" calcext:value-type="string">
            <text:p><text:s text:c="10"/>piaci árát, ugyanis a miniszterelnökség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alom áttelepíteni, így a kalkuláció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64</text:p>
          </table:table-cell>
          <table:table-cell office:value-type="string" calcext:value-type="string">
            <text:p><text:s text:c="10"/>Megjegyezte: Tiszavasváriért elnevezéss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frakciójukat létrehozni, de el sem jutott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64</text:p>
          </table:table-cell>
          <table:table-cell office:value-type="string" calcext:value-type="string">
            <text:p><text:s text:c="11"/>az azeriek egyik levele is, amellyel a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izonyítani, hogy az azeri vezetés átver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9"/>... Ezzel szemben az Orbán-kormány növe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öltségvetési hiányt, hogy teljesíten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/>adóbevételeket - a nagyobb államháztartási hiánny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hhez azonban sem a Nemzetköz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9"/>hazai össztermék közel egy százaléka, akkor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ormány felhasználni, ha a költségvetés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5"/>csökkentették a részvénykitettséget, de az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és nem is tervezik felszámolni. A nyugdíjpénztár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0"/>ami tengeri úton, Közép-Amerikán keresztü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gyesült Államokba juttatni azt. A hatóságo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4</text:p>
          </table:table-cell>
          <table:table-cell office:value-type="string" calcext:value-type="string">
            <text:p><text:s text:c="6"/>tehetetlenségéből fakadó dühét és elszántság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hozni a szerepből. Arról, hogy milyen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2"/>Mindezt egy három évre szóló tervezet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összefoglalni, amelyet a munkaadókkal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21</text:p>
          </table:table-cell>
          <table:table-cell office:value-type="string" calcext:value-type="string">
            <text:p><text:s text:c="4"/>éjszakánként 6400 dolláros elnöki lakosztályá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tölteni. A fogadást a Bacara egyik bálterm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26</text:p>
          </table:table-cell>
          <table:table-cell office:value-type="string" calcext:value-type="string">
            <text:p><text:s text:c="10"/>kellett volna követniök. Ezek segítség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szigetelni az algériai ellenálló mozgalma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3</text:p>
          </table:table-cell>
          <table:table-cell office:value-type="string" calcext:value-type="string">
            <text:p><text:s text:c="9"/>kiigazító lépésekkel a kormányzat éppen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érni, hogy a lakosság és a hazai vállalkozás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10"/>végrehajtására. Az akciókat idén tavassz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követni, céljuk Zarkávi egyik rögzít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05</text:p>
          </table:table-cell>
          <table:table-cell office:value-type="string" calcext:value-type="string">
            <text:p><text:s text:c="8"/>kiküldése a normális gyakorlat része, és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provokálni vele Észak-Koreát. Dél-korea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9</text:p>
          </table:table-cell>
          <table:table-cell office:value-type="string" calcext:value-type="string">
            <text:p><text:s text:c="6"/>ugyanúgy, ahogy a Hilton-Solomon páros, ők 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interneten közhírré tenni legintimebb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1</text:p>
          </table:table-cell>
          <table:table-cell office:value-type="string" calcext:value-type="string">
            <text:p><text:s text:c="12"/>szakvezetés a 10 és 25 kilométeres távo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ndítani, végül nevezték az 5 km-re is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32</text:p>
          </table:table-cell>
          <table:table-cell office:value-type="string" calcext:value-type="string">
            <text:p><text:s text:c="10"/>megjegyezte, az ob-t eredetileg nem is i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rendezni, hanem a miskolci városi sportcsarnok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15"/>az URU Eredetileg az elmúlt hét végé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Ubisoft és a Cyan Productions útjára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2</text:p>
          </table:table-cell>
          <table:table-cell office:value-type="string" calcext:value-type="string">
            <text:p><text:s text:c="13"/>szerződést kötött vele, többek közt így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melni az Aktív, a Napló és a Mokka nézettségé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5</text:p>
          </table:table-cell>
          <table:table-cell office:value-type="string" calcext:value-type="string">
            <text:p><text:s text:c="8"/>motorkerékpárt ábrázoló szobor oldalkocsij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törni, de nem járt sikerrel. Az elsődleg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2</text:p>
          </table:table-cell>
          <table:table-cell office:value-type="string" calcext:value-type="string">
            <text:p><text:s text:c="9"/>Csongráddal és Szolnokkal, vagy vidékeikk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atorna által összekötni. Széchenyi Istv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4</text:p>
          </table:table-cell>
          <table:table-cell office:value-type="string" calcext:value-type="string">
            <text:p><text:s text:c="12"/>például a társadalom radikális reformjá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éghez vinni, noha az Evangéliumokból kiindul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4</text:p>
          </table:table-cell>
          <table:table-cell office:value-type="string" calcext:value-type="string">
            <text:p><text:s text:c="7"/>tudatosan, didaktikusan rendezett) kifej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dni. Négy részt sikerült részben va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5</text:p>
          </table:table-cell>
          <table:table-cell office:value-type="string" calcext:value-type="string">
            <text:p><text:s text:c="12"/>két független törvényhozás delegáltjair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ízni. Ezt a tervezetet Ferenc József első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5</text:p>
          </table:table-cell>
          <table:table-cell office:value-type="string" calcext:value-type="string">
            <text:p><text:s text:c="7"/>Ferenc József császárral, aki Ilona hercegnő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eségül venni. Ferenc József azonb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7</text:p>
          </table:table-cell>
          <table:table-cell office:value-type="string" calcext:value-type="string">
            <text:p><text:s text:c="8"/>szabadult fel ". 1949-ben a város környékér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építeni a Dunai Vasművet, melyet aztá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9</text:p>
          </table:table-cell>
          <table:table-cell office:value-type="string" calcext:value-type="string">
            <text:p><text:s text:c="13"/>melléknévvel felruházott II. Mohamed 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oglalni Konstantinápolyt. A császár bármilye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1</text:p>
          </table:table-cell>
          <table:table-cell office:value-type="string" calcext:value-type="string">
            <text:p><text:s text:c="8"/>Szőke Lajos szobrász a korhű Az Est fejléc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szobron megjeleníteni. Elmondása szeri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24</text:p>
          </table:table-cell>
          <table:table-cell office:value-type="string" calcext:value-type="string">
            <text:p><text:s text:c="13"/>megnövekedett hatalmától - nem Alberte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émet királlyá választani. Így egyik fél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25</text:p>
          </table:table-cell>
          <table:table-cell office:value-type="string" calcext:value-type="string">
            <text:p><text:s text:c="11"/>készpénzzel a táskáikban. Ezzel a pénzz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fizetni az " U " Cluj játékosait, hogy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6"/>kaszinó megvásárlásának gondolatával (a helyé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építeni az új színházat). 1906-ban mégsem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8"/>egy-egy részének kormányzásával egy-egy fi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bízni. Sem Dzsocsi, sem ő nem érte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11"/>alkalom, hogy egy közép-kelet-európai cé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részvényeit New Yorkban jegyezni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27</text:p>
          </table:table-cell>
          <table:table-cell office:value-type="string" calcext:value-type="string">
            <text:p><text:s text:c="11"/>messze Észak-Itáliától. 1853 telét is o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tölteni, de a párizsi Operával kötö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9"/>főurak gyűlése is csatlakozott, és ahol m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tatni a kialakult helyzetet. A herceg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9</text:p>
          </table:table-cell>
          <table:table-cell office:value-type="string" calcext:value-type="string">
            <text:p><text:s text:c="14"/>virágzó királyságot. Perdikkasz Ath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őször meggyengíteni, ezét kihasznál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32</text:p>
          </table:table-cell>
          <table:table-cell office:value-type="string" calcext:value-type="string">
            <text:p><text:s text:c="10"/>Stand by Me " c. dal duett változatát, így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fejezni együttérzésüket az iráni politika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5</text:p>
          </table:table-cell>
          <table:table-cell office:value-type="string" calcext:value-type="string">
            <text:p><text:s text:c="12"/>kiválasztása Brian eredetileg saját mag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" God Only Knows " szólóvokálját énekel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36</text:p>
          </table:table-cell>
          <table:table-cell office:value-type="string" calcext:value-type="string">
            <text:p><text:s text:c="8"/>szakaszosan épült meg, és kezdetekben nem is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agyobb méretű hajók átbocsátására használni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7</text:p>
          </table:table-cell>
          <table:table-cell office:value-type="string" calcext:value-type="string">
            <text:p><text:s text:c="13"/>Sirk német származású amerikai rendező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kérni zsűrielnöknek, azonban egy félreér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37</text:p>
          </table:table-cell>
          <table:table-cell office:value-type="string" calcext:value-type="string">
            <text:p><text:s text:c="9"/>tágabb értelmezést elfogadva a maga rész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szerezni a trónt: az Abbászidáké. Ő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19"/>Érdekességek Mivel eredetileg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vetíteni, a rövidfilmet nem cenzúrázták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6"/>nyelvtudománnyal foglalkozott, ebből a témá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redetileg írni a doktoriját is.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11"/>előzőleg Giulietta volt a címe, Berlin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 színre vinni, azonban 1934-ben felmerült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9"/>fenyegetik. A török elleni háborúba bevon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ngyelországot és az orosz cárt is. Utóbb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44</text:p>
          </table:table-cell>
          <table:table-cell office:value-type="string" calcext:value-type="string">
            <text:p><text:s text:c="7"/>fejedelem ellen hangolódtak és Bethlen Gábor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rdély uralkodójává tenni. Eleinte Báthor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44</text:p>
          </table:table-cell>
          <table:table-cell office:value-type="string" calcext:value-type="string">
            <text:p><text:s text:c="11"/>sikere után a spanyol király Lisszabon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rányítani országait. Cascais népe aktíva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5</text:p>
          </table:table-cell>
          <table:table-cell office:value-type="string" calcext:value-type="string">
            <text:p><text:s text:c="4"/>államilag rögzített maradt. Mindezzel közelí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addig teljesen különvált belső és külső </text:p>
          </table:table-cell>
          <table:table-cell office:value-type="string" calcext:value-type="string">
            <text:p>… árviszonyai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46</text:p>
          </table:table-cell>
          <table:table-cell office:value-type="string" calcext:value-type="string">
            <text:p><text:s text:c="13"/>Ferenc francia király Itália terület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terjeszteni uralmát. A konfliktusba bekapcsolódta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9</text:p>
          </table:table-cell>
          <table:table-cell office:value-type="string" calcext:value-type="string">
            <text:p><text:s text:c="13"/>lőszertípussal nem egy fő lőfegyverkén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lkalmazni. Mégis, a háború végére elterjed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5"/>kancellár (Lord Chancellor) 1613-as határozat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kérdőjelezni, miszerint ezen ügy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9"/>erődöt. A tömeggyilkosság után Gourgues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aratni győzelmének " gyümölcsét ", késlekedé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7"/>csata (ie. 280) Pyrrhos eleinte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ámadni a római légiókat, mivel szövetségesein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1"/>és újabb önjáró lövegek leküzdésével. E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orvosolni a Zebra Küldetés harckocsijaiv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5"/>házassággal a felek a Piaszt-házat is támoga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émet királyi címük megszerzésében, Konráddal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1</text:p>
          </table:table-cell>
          <table:table-cell office:value-type="string" calcext:value-type="string">
            <text:p><text:s text:c="12"/>, elsősorban balti-tengeri kalózok ell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édeni országát. Knutot II. Ifjabb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8"/>számos nyilatkozatot tettek: a hercegség me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őrizni önállóságát, nem szándékozott a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11"/>ahol az előírások szerint örök nyugalomr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elyezni a földi maradványait. Útközbe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3</text:p>
          </table:table-cell>
          <table:table-cell office:value-type="string" calcext:value-type="string">
            <text:p><text:s text:c="12"/>politikai és filozófiai nézeteit is bel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dolgozni a művébe. 1850-51 telén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55</text:p>
          </table:table-cell>
          <table:table-cell office:value-type="string" calcext:value-type="string">
            <text:p><text:s text:c="6"/>példának, aki úgy kért kölcsön pénzt, hogy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isszafizetni. Ez egy ellentmondás, mivel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8</text:p>
          </table:table-cell>
          <table:table-cell office:value-type="string" calcext:value-type="string">
            <text:p><text:s text:c="8"/>Cruise szerepét a mozikba kerülésig titok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tartani. Ezen felül, a Paramount Pictur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59</text:p>
          </table:table-cell>
          <table:table-cell office:value-type="string" calcext:value-type="string">
            <text:p><text:s text:c="10"/>igazgató a Nemzeti Színház kamaraszínház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tt kialakítani, ám az épületet alkalmatlan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61</text:p>
          </table:table-cell>
          <table:table-cell office:value-type="string" calcext:value-type="string">
            <text:p><text:s text:c="13"/>Szakasits Árpád ellen konstruált per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őt elítélni, azonban még a per előtt, 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62</text:p>
          </table:table-cell>
          <table:table-cell office:value-type="string" calcext:value-type="string">
            <text:p><text:s text:c="7"/>városba utazott, és ott fiukat a papneveldéb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íratni, bemutatták a tanulmányi felügyelő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10"/>hadserege vásárolni és rendszerbe áll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 típust (már a rendszeresítési számát,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6"/>győzelemről beszélnek, valójában a törökök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ég elfoglalni a várat. Előzmény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4</text:p>
          </table:table-cell>
          <table:table-cell office:value-type="string" calcext:value-type="string">
            <text:p><text:s text:c="12"/>amelyen a pesti szerb gyűlés határozatá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itatni, és egyben a magyarországi szerb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65</text:p>
          </table:table-cell>
          <table:table-cell office:value-type="string" calcext:value-type="string">
            <text:p><text:s text:c="12"/>családját. Bár Rukia erejének csak fel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adni Icsigónak, a fiú nagy lélekerej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0</text:p>
          </table:table-cell>
          <table:table-cell office:value-type="string" calcext:value-type="string">
            <text:p><text:s text:c="8"/>Weitz kiszállt a projektből. Anand Tuckerr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elyettesíteni, de Tucker is meggondolta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0</text:p>
          </table:table-cell>
          <table:table-cell office:value-type="string" calcext:value-type="string">
            <text:p><text:s text:c="10"/>volna Ray J-vel, új álnevén, N.I.N.A.-k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jelentetni (New Identity Not Applicabl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3</text:p>
          </table:table-cell>
          <table:table-cell office:value-type="string" calcext:value-type="string">
            <text:p><text:s text:c="13"/>az új Eagles Legnagyobb sikerei albumo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. A zenekar megnyerte a pert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7</text:p>
          </table:table-cell>
          <table:table-cell office:value-type="string" calcext:value-type="string">
            <text:p><text:s text:c="7"/>Császárság intézményi reformjainak költségei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zetni. Előzménye az ún.huszita fillé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2"/>vonásokat ötvöző tanításának szellemé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szervezni a párizsi egyetem oktatás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2"/>található. Liszt ugyan Lamartine nev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összekötni művét, de csak az első, a harmadi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0</text:p>
          </table:table-cell>
          <table:table-cell office:value-type="string" calcext:value-type="string">
            <text:p><text:s text:c="11"/>klipet eredetileg 2011 februárjának végé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jelentetni, végül azonban március 10-é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12"/>említette, hogy sosem vizsgaeredményei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életét " építeni ". Majd hozzátette, az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7"/>kedvelt. Később a Lava rengeteg kiadó mellet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szerződtetni. A Lava Records burkoltan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7"/>jelent meg: eredetileg 2011. szeptember 20-á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adni, később viszont 2012. január 10-re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10"/>kölcsönös műfordítói tevékenységüket össz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apcsolni az I. világháború idején és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12"/>kiadó első, illetve második kislemezk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, viszont Britney Me Against the <text:s/>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9"/>ASR9000 termékcsaládot, amely konszolidá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cég karrierjét az EZChip-alapú hardve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6</text:p>
          </table:table-cell>
          <table:table-cell office:value-type="string" calcext:value-type="string">
            <text:p><text:s text:c="11"/>Gąsawa faluban. Leszek, mint princeps, 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dni Nagy-Lengyelországot Hosszúlábú Ulászlóna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6</text:p>
          </table:table-cell>
          <table:table-cell office:value-type="string" calcext:value-type="string">
            <text:p><text:s text:c="7"/>Zsigmond katolikus volt, és a katolikus hit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isszaállítani Svédországban, ezért nagy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7</text:p>
          </table:table-cell>
          <table:table-cell office:value-type="string" calcext:value-type="string">
            <text:p><text:s text:c="8"/>Felső Sziléziát (az ipari területtel együtt)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átengedni (ún. Le Rond vonala, vagyis Korfanty-von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5"/>országos általános sztrájkhoz való csatlakozás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őkészíteni. éve, 1912. szeptember 29-é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90</text:p>
          </table:table-cell>
          <table:table-cell office:value-type="string" calcext:value-type="string">
            <text:p><text:s/>1684. január 14-én grófi címet kapott. Az uralkodó ő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Perzsiába küldeni követségbe. Leszármazottair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95</text:p>
          </table:table-cell>
          <table:table-cell office:value-type="string" calcext:value-type="string">
            <text:p><text:s text:c="11"/>négy évet letöltött Szingapúrban, majd haz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üldeni Tokióba, ahol büntetésének letöltését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9</text:p>
          </table:table-cell>
          <table:table-cell office:value-type="string" calcext:value-type="string">
            <text:p><text:s text:c="3"/>költségmentesség teljes egészének kezelését kive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bíróságok jogköréből, és az igazságügyi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1</text:p>
          </table:table-cell>
          <table:table-cell office:value-type="string" calcext:value-type="string">
            <text:p><text:s text:c="14"/>, egy nagyon kedves idős hölgytől, azér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nekünk ajándékozni, mert meglátta Máriót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2</text:p>
          </table:table-cell>
          <table:table-cell office:value-type="string" calcext:value-type="string">
            <text:p><text:s text:c="16"/>Budapesten? " Ha részt vennénk, ha ez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volna tenni, akkor a vezetés vagy a sajtószolgála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55</text:p>
          </table:table-cell>
          <table:table-cell office:value-type="string" calcext:value-type="string">
            <text:p><text:s/>elhatározásokból, melyekkel a hitelminősítő intézeteke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 megrendszabályozni. Ezt követőe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55</text:p>
          </table:table-cell>
          <table:table-cell office:value-type="string" calcext:value-type="string">
            <text:p><text:s text:c="12"/>Megszólaló: Nem tudtunk arról, és nem is od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nni, hanem Zetelakára, na de az a szállítmány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7</text:p>
          </table:table-cell>
          <table:table-cell office:value-type="string" calcext:value-type="string">
            <text:p><text:s text:c="13"/>ahogyan mi azt az Ön számára lehetővé ten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. Az új honlap számos új funkciót tartalmaz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4</text:p>
          </table:table-cell>
          <table:table-cell office:value-type="string" calcext:value-type="string">
            <text:p><text:s text:c="10"/>támadták rá 1-1 emberre, a rendőrség pedig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 megakadályozni. Ez ismét bizonyítj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772</text:p>
          </table:table-cell>
          <table:table-cell office:value-type="string" calcext:value-type="string">
            <text:p><text:s text:c="7"/>megnyilvánulással szemben. Ha tehát az ÉS közö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ertészről szóló írásomat, teljesen logiku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789</text:p>
          </table:table-cell>
          <table:table-cell office:value-type="string" calcext:value-type="string">
            <text:p><text:s text:c="15"/>álmában, de valami oknál fogva nem igazá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osztani a többiekkel az információt.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16</text:p>
          </table:table-cell>
          <table:table-cell office:value-type="string" calcext:value-type="string">
            <text:p><text:s text:c="11"/>fennhatóságú területeken kívül is terjesz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. A talált gyógyszerkészítményekből mintát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12</text:p>
          </table:table-cell>
          <table:table-cell office:value-type="string" calcext:value-type="string">
            <text:p><text:s text:c="9"/>munkavállaló a rendelkezésére álló 7 napját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(időben) kivenni. Amennyiben viszont 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library.hungaricana.hu/hu/view/BacsKiskunMegyeiNepujsag_1977_01/?pg=156&amp;layout=s" xlink:type="simple">https://library.hungaricana.hu/hu/view/BacsKiskunMegyeiNepujsag_1977_01/?pg=156&amp;layout=s</text:a> 14/3/2019</text:p>
          </table:table-cell>
          <table:table-cell office:value-type="string" calcext:value-type="string">
            <text:p>Barát-já-t</text:p>
          </table:table-cell>
          <table:table-cell office:value-type="string" calcext:value-type="string">
            <text:p><text:s/>szándékoz-t-a </text:p>
          </table:table-cell>
          <table:table-cell office:value-type="string" calcext:value-type="string">
            <text:p>magá-val vin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 table:number-rows-repeated="104817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szándékoz(od|za|zuk|zátok|zák); szándékozt(ad|a|uk|átok|ák); szándékoz(lak|talak)'.F230:'szándékoz(od|za|zuk|zátok|zák); szándékozt(ad|a|uk|átok|ák); szándékoz(lak|talak)'.F1048576 'szándékoz(od|za|zuk|zátok|zák); szándékozt(ad|a|uk|átok|ák); szándékoz(lak|talak)'.F1:'szándékoz(od|za|zuk|zátok|zák); szándékozt(ad|a|uk|átok|ák); szándékoz(lak|talak)'.F228">
            <calcext:condition calcext:apply-style-name="Neutral" calcext:value="=312" calcext:base-cell-address="'szándékoz(od|za|zuk|zátok|zák); szándékozt(ad|a|uk|átok|ák); szándékoz(lak|talak)'.F1"/>
            <calcext:condition calcext:apply-style-name="Neutral" calcext:value="=213" calcext:base-cell-address="'szándékoz(od|za|zuk|zátok|zák); szándékozt(ad|a|uk|átok|ák); szándékoz(lak|talak)'.F1"/>
            <calcext:condition calcext:apply-style-name="Neutral" calcext:value="=132" calcext:base-cell-address="'szándékoz(od|za|zuk|zátok|zák); szándékozt(ad|a|uk|átok|ák); szándékoz(lak|talak)'.F1"/>
          </calcext:conditional-format>
        </calcext:conditional-formats>
      </table:table>
      <table:table table:name="jöt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31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0" calcext:value-type="float">
            <text:p>0</text:p>
          </table:table-cell>
          <table:table-cell table:style-name="ce7" table:formula="of:=([.J6]/[.J13])*100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/>
          <table:table-cell table:formula="of:=SUM([.J6:.J12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7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a xlink:href="https://fanfic.hu/merengo/viewstory.php?sid=57816" xlink:type="simple">https://fanfic.hu/merengo/viewstory.php?sid=57816</text:a> date 14/3/2019</text:p>
          </table:table-cell>
          <table:table-cell office:value-type="string" calcext:value-type="string">
            <text:p>Aha, és a köpenyedet is megfüröszteni 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, igaz?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<text:a xlink:href="https://dancewithmeforever.blogspot.com/2013/01/" xlink:type="simple">https://dancewithmeforever.blogspot.com/2013/01/</text:a> date 14/3/2019</text:p>
          </table:table-cell>
          <table:table-cell office:value-type="string" calcext:value-type="string">
            <text:p><text:s/>- Az órát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egnézni ugye?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hogyvolt.blog.hu/2014/11/19/valo_vilag_7x03_egy_osszefaszozott_szerelmi_agy" xlink:type="simple">https://hogyvolt.blog.hu/2014/11/19/valo_vilag_7x03_egy_osszefaszozott_szerelmi_agy</text:a> 14/3/2019</text:p>
          </table:table-cell>
          <table:table-cell office:value-type="string" calcext:value-type="string">
            <text:p>Te ide most jólérezni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agada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favilaga.wordpress.com/2018/07/04/tukorversek-i/" xlink:type="simple">https://favilaga.wordpress.com/2018/07/04/tukorversek-i/</text:a> date 14/3/2019</text:p>
          </table:table-cell>
          <table:table-cell office:value-type="string" calcext:value-type="string">
            <text:p>ahogy nekirugaszkodott üdvözölni</text:p>
          </table:table-cell>
          <table:table-cell office:value-type="string" calcext:value-type="string">
            <text:p><text:s/>jötted.</text:p>
          </table:table-cell>
          <table:table-cell table:number-columns-repeated="2"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books.google.at/books?id=WGLDCAAAQBAJ&amp;pg=PT126&amp;lpg=PT126&amp;dq=%22jötted%22&amp;source=bl&amp;ots=WTdWqhUQC_&amp;sig=ACfU3U2SgPcAlLK3BIhXJrebClPz3Rc9Dw&amp;hl=en&amp;sa=X&amp;ved=2ahUKEwiBm7a6h4DhAhUPYlAKHduyClwQ6AEwDHoECAMQAQ#v=onepage&amp;q=%22jötted%22&amp;f=false" xlink:type="simple">https://books.google.at/books?id=WGLDCAAAQBAJ&amp;pg=PT126&amp;lpg=PT126&amp;dq=%22j%C3%B6tted%22&amp;source=bl&amp;ots=WTdWqhUQC_&amp;sig=ACfU3U2SgPcAlLK3BIhXJrebClPz3Rc9Dw&amp;hl=en&amp;sa=X&amp;ved=2ahUKEwiBm7a6h4DhAhUPYlAKHduyClwQ6AEwDHoECAMQAQ#v=onepage&amp;q=%22j%C3%B6tted%22&amp;f=false</text:a> 14/3/2019</text:p>
          </table:table-cell>
          <table:table-cell office:value-type="string" calcext:value-type="string">
            <text:p>Igazból egy régi barátnődet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eglátogatni?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fanfiction.net/s/4384575/1/Daniel-Jackson-és-Thoth-Könyve" xlink:type="simple">https://www.fanfiction.net/s/4384575/1/Daniel-Jackson-%C3%A9s-Thoth-K%C3%B6nyve</text:a> date 14/3/2019</text:p>
          </table:table-cell>
          <table:table-cell office:value-type="string" calcext:value-type="string">
            <text:p>Azt </text:p>
          </table:table-cell>
          <table:table-cell office:value-type="string" calcext:value-type="string">
            <text:p><text:s/>jöttük </text:p>
          </table:table-cell>
          <table:table-cell office:value-type="string" calcext:value-type="string">
            <text:p>megkeresni, amit a Taur’i Thoth Könyveként ismer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 table:number-rows-repeated="22">
          <table:table-cell table:number-columns-repeated="11"/>
        </table:table-row>
        <table:table-row table:style-name="ro1" table:number-rows-repeated="234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jötted.F285:jötted.F1048576 jötted.F1:jötted.F50">
            <calcext:condition calcext:apply-style-name="Neutral" calcext:value="=312" calcext:base-cell-address="jötted.F1"/>
            <calcext:condition calcext:apply-style-name="Neutral" calcext:value="=213" calcext:base-cell-address="jötted.F1"/>
            <calcext:condition calcext:apply-style-name="Neutral" calcext:value="=132" calcext:base-cell-address="jötted.F1"/>
          </calcext:conditional-format>
        </calcext:conditional-formats>
      </table:table>
      <table:table table:name="já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33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1" calcext:value-type="float">
            <text:p>1</text:p>
          </table:table-cell>
          <table:table-cell table:style-name="ce7" table:formula="of:=([.J6]/[.J13])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7:.H400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PL&gt;3</text:p>
          </table:table-cell>
          <table:table-cell table:formula="of:=COUNTIF([.H7:.H400]; &quot;1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7:.H401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7:.H400]; &quot;2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PL&gt;3</text:p>
          </table:table-cell>
          <table:table-cell table:formula="of:=COUNTIF([.H7:.H400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7"/>
          <table:table-cell office:value-type="string" calcext:value-type="string">
            <text:p>3SG&gt;3</text:p>
          </table:table-cell>
          <table:table-cell table:formula="of:=COUNTIF([.H7:.H400]; &quot;3SG&gt;3&quot;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<text:a xlink:href="http://docplayer.hu/8200672-Az-eucharisztia-elott.html" xlink:type="simple">http://docplayer.hu/8200672-Az-eucharisztia-elott.html</text:a> date: 26/06/2017</text:p>
          </table:table-cell>
          <table:table-cell office:value-type="string" calcext:value-type="string">
            <text:p>Két napig a falu nép-e</text:p>
          </table:table-cell>
          <table:table-cell office:value-type="string" calcext:value-type="string">
            <text:p><text:s/>jár-t-a </text:p>
          </table:table-cell>
          <table:table-cell office:value-type="string" calcext:value-type="string">
            <text:p>néz-ni a fölakasztott ember-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3PL&gt;3</text:p>
          </table:table-cell>
          <table:table-cell table:formula="of:=COUNTIF([.H7:.H400]; &quot;3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17:.J23])" office:value-type="float" office:value="1" calcext:value-type="float">
            <text:p>1</text:p>
          </table:table-cell>
          <table:table-cell/>
        </table:table-row>
        <table:table-row table:style-name="ro1" table:number-rows-repeated="26">
          <table:table-cell table:number-columns-repeated="11"/>
        </table:table-row>
        <table:table-row table:style-name="ro1" table:number-rows-repeated="234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jár.F285:jár.F1048576 jár.F1:jár.F50">
            <calcext:condition calcext:apply-style-name="Neutral" calcext:value="=312" calcext:base-cell-address="jár.F1"/>
            <calcext:condition calcext:apply-style-name="Neutral" calcext:value="=213" calcext:base-cell-address="jár.F1"/>
            <calcext:condition calcext:apply-style-name="Neutral" calcext:value="=132" calcext:base-cell-address="jár.F1"/>
          </calcext:conditional-format>
        </calcext:conditional-formats>
      </table:table>
      <table:table table:name="Typos and misclassification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1022" table:default-cell-style-name="Default"/>
        <table:table-row table:style-name="ro1">
          <table:table-cell table:style-name="ce22" office:value-type="string" calcext:value-type="string">
            <text:p>doc#2504</text:p>
          </table:table-cell>
          <table:table-cell table:style-name="ce23" office:value-type="string" calcext:value-type="string">
            <text:p><text:s text:c="13"/>felelősségvállalásról tartott előadásokkal </text:p>
          </table:table-cell>
          <table:table-cell table:style-name="ce22" office:value-type="string" calcext:value-type="string">
            <text:p><text:s/>igyekezték </text:p>
          </table:table-cell>
          <table:table-cell table:style-name="ce22" office:value-type="string" calcext:value-type="string">
            <text:p><text:s/>segíteni. Forrás: CSMKIK 2011-05-17 <text:s/></text:p>
          </table:table-cell>
          <table:table-cell table:style-name="ce22"/>
          <table:table-cell table:style-name="ce24"/>
          <table:table-cell table:style-name="ce22" table:number-columns-repeated="1018"/>
        </table:table-row>
        <table:table-row table:style-name="ro1">
          <table:table-cell office:value-type="string" calcext:value-type="string">
            <text:p>doc#2600</text:p>
          </table:table-cell>
          <table:table-cell table:style-name="ce1" office:value-type="string" calcext:value-type="string">
            <text:p><text:s text:c="20"/>Darvasi László: - A labdarúgás kapcsá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indenféle más olyan ügyről szólni, ami 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office:value-type="string" calcext:value-type="string">
            <text:p>doc#2628</text:p>
          </table:table-cell>
          <table:table-cell table:style-name="ce1" office:value-type="string" calcext:value-type="string">
            <text:p><text:s text:c="17"/>lehetőségeket, az új marketing irányoka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szponzorokat bevonni, igyekeztünk üzleti 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office:value-type="string" calcext:value-type="string">
            <text:p>doc#2643</text:p>
          </table:table-cell>
          <table:table-cell table:style-name="ce1" office:value-type="string" calcext:value-type="string">
            <text:p><text:s text:c="16"/>mondja: ma végleg befejeződött két hónapo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ompromisszumos megállapodásra jutni az 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37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602</text:p>
          </table:table-cell>
          <table:table-cell table:style-name="ce1" office:value-type="string" calcext:value-type="string">
            <text:p><text:s/>léphetnek fel. Műsorvezető: - Akkor se </text:p>
          </table:table-cell>
          <table:table-cell office:value-type="string" calcext:value-type="string">
            <text:p><text:s/>próbálkozzuk </text:p>
          </table:table-cell>
          <table:table-cell office:value-type="string" calcext:value-type="string">
            <text:p><text:s/>vele, mert egy-két szemet lenyel az emb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437</text:p>
          </table:table-cell>
          <table:table-cell office:value-type="string" calcext:value-type="string">
            <text:p><text:s/>legutóbbi tíz randevú alkalmával sikertelenül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a Kacsák, de most viszonylag könnyen 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24</text:p>
          </table:table-cell>
          <table:table-cell office:value-type="string" calcext:value-type="string">
            <text:p><text:s text:c="7"/>vízfestékeket, és a fiamnak az ecsetjével </text:p>
          </table:table-cell>
          <table:table-cell office:value-type="string" calcext:value-type="string">
            <text:p><text:s/>próbálkozta </text:p>
          </table:table-cell>
          <table:table-cell office:value-type="string" calcext:value-type="string">
            <text:p><text:s/>először. Utána kaptam egy kisebb összegű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3</text:p>
          </table:table-cell>
          <table:table-cell office:value-type="string" calcext:value-type="string">
            <text:p><text:s text:c="2"/>cégtulajdonosok, hanem számtalan más helyen is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már az utóbbi években. Ardai Attila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69</text:p>
          </table:table-cell>
          <table:table-cell office:value-type="string" calcext:value-type="string">
            <text:p><text:s/>Az eredeti " szovjet (!) nyelvről "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fordítás fel is sorolja e kilenc vár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3</text:p>
          </table:table-cell>
          <table:table-cell table:style-name="ce1" office:value-type="string" calcext:value-type="string">
            <text:p><text:s/>ezt a szöveget stencileztük, ennek alapján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az 1959-es francia, angol majd az 1960-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66</text:p>
          </table:table-cell>
          <table:table-cell table:style-name="ce1" office:value-type="string" calcext:value-type="string">
            <text:p><text:s text:c="4"/>majd hozzájutni és erre időben fel kell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- mondta előadásában Kulcsár László tanszékvezető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96</text:p>
          </table:table-cell>
          <table:table-cell table:style-name="ce1" office:value-type="string" calcext:value-type="string">
            <text:p><text:s text:c="2"/>felkereste a katolikus egyház vezetőit és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az evangélikus egyház és a zsidó felekez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8</text:p>
          </table:table-cell>
          <table:table-cell office:value-type="string" calcext:value-type="string">
            <text:p><text:s text:c="5"/>ami akár a közelébe tudna érni az adott </text:p>
          </table:table-cell>
          <table:table-cell office:value-type="string" calcext:value-type="string">
            <text:p><text:s/>készülik </text:p>
          </table:table-cell>
          <table:table-cell office:value-type="string" calcext:value-type="string">
            <text:p><text:s/>grafikus képességeinek. Az Anandtech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363</text:p>
          </table:table-cell>
          <table:table-cell office:value-type="string" calcext:value-type="string">
            <text:p><text:s/>történt, és nehéz néhány hétre és hónapra kell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, amíg " ennek a csúnya históriának vég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4</text:p>
          </table:table-cell>
          <table:table-cell office:value-type="string" calcext:value-type="string">
            <text:p><text:s text:c="6"/>Martonosi János Ne csak reagáljunk, hanem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is fel a katasztrófákra Az Európai Parla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42</text:p>
          </table:table-cell>
          <table:table-cell office:value-type="string" calcext:value-type="string">
            <text:p><text:s text:c="6"/>máris itt a következő dilemma, azaz mivel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az újévre. A pezsgő kézenfekvő és adot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01</text:p>
          </table:table-cell>
          <table:table-cell office:value-type="string" calcext:value-type="string">
            <text:p><text:s/>kapcsolatban is. Ennek az átvilágítására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k anyagok. Én azt gondolom, hogy ez is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22</text:p>
          </table:table-cell>
          <table:table-cell office:value-type="string" calcext:value-type="string">
            <text:p><text:s text:c="6"/>lakójára végzetesnek bizonyult a felvéte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óta eltelt huszonöt év. Látom a falun tú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82</text:p>
          </table:table-cell>
          <table:table-cell office:value-type="string" calcext:value-type="string">
            <text:p><text:s text:c="5"/>leolvasható a tragédiájuk, amely a fény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tizenkét évre bekövetkezett? Itt má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85</text:p>
          </table:table-cell>
          <table:table-cell office:value-type="string" calcext:value-type="string">
            <text:p><text:s text:c="5"/>leolvasható a tragédiájuk, amely a fény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tizenkét évre bekövetkezett? Itt má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83</text:p>
          </table:table-cell>
          <table:table-cell office:value-type="string" calcext:value-type="string">
            <text:p><text:s text:c="4"/>diákoknak, hogy részt vettek a versenyen és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rá, amely a kérdésekre leadott helyes megold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8</text:p>
          </table:table-cell>
          <table:table-cell office:value-type="string" calcext:value-type="string">
            <text:p><text:s text:c="7"/>lehetőségünk lesz rá, hogy megnézzük hol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képeink a Photos programban. Alul két tab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9</text:p>
          </table:table-cell>
          <table:table-cell office:value-type="string" calcext:value-type="string">
            <text:p><text:s text:c="8"/>fényképezőgépünk éppen fényt mér a fotó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előtt, fordítsuk azt egy nem árnyékos terület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88</text:p>
          </table:table-cell>
          <table:table-cell office:value-type="string" calcext:value-type="string">
            <text:p><text:s text:c="3"/>Cseke: az édesapa, Cseke Sándor, aki a könyv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idején, 2006 februárjában hunyt el nyolcvanké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395</text:p>
          </table:table-cell>
          <table:table-cell office:value-type="string" calcext:value-type="string">
            <text:p><text:s text:c="2"/>számítanak még most is, több mint ötven évve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után. A képek között van egy soroz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458</text:p>
          </table:table-cell>
          <table:table-cell office:value-type="string" calcext:value-type="string">
            <text:p><text:s text:c="7"/>is felelősség terheli a szerződés el nem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iatt. Az ugyancsak kötelezően sugárzandó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1</text:p>
          </table:table-cell>
          <table:table-cell office:value-type="string" calcext:value-type="string">
            <text:p><text:s/>meggyilkolásával vádolták (1963), őt a rendőrségi fotó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egy nappal, Jack Ruby lőtte le. Davi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8</text:p>
          </table:table-cell>
          <table:table-cell office:value-type="string" calcext:value-type="string">
            <text:p><text:s text:c="12"/>részt, és próbáltuk az előadásra is, amive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. Emellett nagyon sok helyet meglátogattun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17</text:p>
          </table:table-cell>
          <table:table-cell office:value-type="string" calcext:value-type="string">
            <text:p><text:s text:c="10"/>függelékek). A függelékek és a térképek lassú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iatt a megjelenés elhúzódott: a kötet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00</text:p>
          </table:table-cell>
          <table:table-cell office:value-type="string" calcext:value-type="string">
            <text:p><text:s text:c="3"/>legmeredekebb, legkövesebb helyek ahonnan a jó boro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, azok aztán beerdősödtek, mert a szerb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03</text:p>
          </table:table-cell>
          <table:table-cell office:value-type="string" calcext:value-type="string">
            <text:p><text:s text:c="13"/>egész estés film. Egyébként a Macskafogó 1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sem igazán kor jellemző, vagy Pannóniá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30</text:p>
          </table:table-cell>
          <table:table-cell office:value-type="string" calcext:value-type="string">
            <text:p><text:s text:c="9"/>kiadását. 2009-ben pedig a nagy visszatérésére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egvallotta, hogy naponta élt kábítószerekke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5</text:p>
          </table:table-cell>
          <table:table-cell office:value-type="string" calcext:value-type="string">
            <text:p><text:s text:c="11"/>embernek ismertem én meg és amikor Zsuzsáva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erre a beszélgetésre, akkor szinte ugyana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88</text:p>
          </table:table-cell>
          <table:table-cell office:value-type="string" calcext:value-type="string">
            <text:p><text:s text:c="14"/>otthonosság ez az amire vágyom. Ti hogyan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az őszre? Ki szokott saját kezűleg ajtódís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14</text:p>
          </table:table-cell>
          <table:table-cell office:value-type="string" calcext:value-type="string">
            <text:p><text:s text:c="12"/>mint étkezési keményítő) sűrítjük. A kecsa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közben már a bucikák dagadoznak; újabb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44</text:p>
          </table:table-cell>
          <table:table-cell office:value-type="string" calcext:value-type="string">
            <text:p><text:s text:c="14"/>mondva, az első két szörnyedvényt a képe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óta már megszüntettem). Én is lakom, ahogy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745</text:p>
          </table:table-cell>
          <table:table-cell office:value-type="string" calcext:value-type="string">
            <text:p><text:s/>azt anyir, hogy velük csak meg othon csak,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, hogy birtm haza irni könyv iromirom ir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745</text:p>
          </table:table-cell>
          <table:table-cell office:value-type="string" calcext:value-type="string">
            <text:p><text:s/>varom, eleve jöttem haza, haza, fáradt, de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, legyek itthon. Te meg küzdesz nyilvan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87</text:p>
          </table:table-cell>
          <table:table-cell office:value-type="string" calcext:value-type="string">
            <text:p><text:s text:c="7"/>bemutatott filmes alkotásoknak. A 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<text:s/>(Nap Hálóban) díjat a játékfilmek versenyé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14</text:p>
          </table:table-cell>
          <table:table-cell office:value-type="string" calcext:value-type="string">
            <text:p><text:s text:c="4"/>1962-es filmje, a " Nap a hálóban " (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), amit sokan a cseh újhullám első jelentő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34</text:p>
          </table:table-cell>
          <table:table-cell office:value-type="string" calcext:value-type="string">
            <text:p><text:s text:c="15"/>Maysles és David Maysles Sli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<text:s/>- rendező: Stefan Uher Díj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49</text:p>
          </table:table-cell>
          <table:table-cell office:value-type="string" calcext:value-type="string">
            <text:p><text:s text:c="4"/>Štefan Uher rendezte, Nap a hálóban (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) címmmel, mely az első új hullámos fil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96</text:p>
          </table:table-cell>
          <table:table-cell office:value-type="string" calcext:value-type="string">
            <text:p><text:s text:c="2"/>pontosan mikor lesz. Ja és a kép minőségért is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<text:s/>xD 2013-08-19 CN Wrathe Szín: Mahagón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550</text:p>
          </table:table-cell>
          <table:table-cell office:value-type="string" calcext:value-type="string">
            <text:p><text:s/>járulhat ugyebár. Mi hát voltaképpen ez a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? (Amely mellesleg -ban, -ben raggal is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550</text:p>
          </table:table-cell>
          <table:table-cell office:value-type="string" calcext:value-type="string">
            <text:p><text:s text:c="3"/>cselekvést.) Onnan ered -e, hogy valaki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<text:s/>a dolgát? Vagy ragot, birtokost rejt mé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18</text:p>
          </table:table-cell>
          <table:table-cell office:value-type="string" calcext:value-type="string">
            <text:p><text:s/>tudom még gondolkodom rajta. Rendben nem </text:p>
          </table:table-cell>
          <table:table-cell office:value-type="string" calcext:value-type="string">
            <text:p><text:s/>sietlek </text:p>
          </table:table-cell>
          <table:table-cell office:value-type="string" calcext:value-type="string">
            <text:p>. De azért köszi. (válaszoltam) Bementem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351</text:p>
          </table:table-cell>
          <table:table-cell office:value-type="string" calcext:value-type="string">
            <text:p><text:s text:c="3"/>aki akkor is zsebre tesz valamit, ha nem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Dembiczcel azért tudtam irodalomról </text:p>
          </table:table-cell>
          <table:table-cell/>
          <table:table-cell table:style-name="ce37"/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'szándékoz(od|za|zuk|zátok|zák); szándékozt(ad|a|uk|átok|ák); szándékoz(lak|talak)'.F6:.F183]; &quot;132&quot;)" office:value-type="float" office:value="10" calcext:value-type="float">
            <text:p>10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5"/>gazdaságpolitikai elképzelések pontosan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hogy ismételten 20 százalék alá tudjuk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#2131</text:p>
          </table:table-cell>
          <table:table-cell office:value-type="string" calcext:value-type="string">
            <text:p><text:s text:c="11"/>innovatív finanszírozási eszköz bevezetés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: az ENPI-források jelentős részét kormányzási 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#2143</text:p>
          </table:table-cell>
          <table:table-cell office:value-type="string" calcext:value-type="string">
            <text:p><text:s text:c="15"/>nyilván ennek a törvénynek a jobbításá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nem fogadja be a kormánytöbbség, akko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59</text:p>
          </table:table-cell>
          <table:table-cell office:value-type="string" calcext:value-type="string">
            <text:p><text:s text:c="15"/>védhető vélekedését, hogy a kormány a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, hogy a töredék munkaidő s a többi, eb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6</text:p>
          </table:table-cell>
          <table:table-cell office:value-type="string" calcext:value-type="string">
            <text:p><text:s text:c="14"/>elérhető, mint ahogy azt az előterjesztő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Azzal is egyetértünk, hogy előfordulh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9</text:p>
          </table:table-cell>
          <table:table-cell office:value-type="string" calcext:value-type="string">
            <text:p><text:s text:c="7"/>csökkentik, és minden jel szerint a jövőben s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Ezt a dilemmát a választási kampányb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26</text:p>
          </table:table-cell>
          <table:table-cell office:value-type="string" calcext:value-type="string">
            <text:p><text:s text:c="13"/>hivatalában marad - úgy tűnik. Legalább is e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Műsorvezető: - Shiri Zsuzsa köszönjü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1"/>szeretnénk hivatkozni időre a jövőben, mivel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, hogy előretekintsetek, vagy ábrándokb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326</text:p>
          </table:table-cell>
          <table:table-cell office:value-type="string" calcext:value-type="string">
            <text:p><text:s text:c="3"/>már föl volt öltözve, más szoknyában, mi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de megfordulhattam, és volt még egy ki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8"/>gondolom, hogy a gazdasági bizottság s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, amikor ezt benyújtotta. (Közbeszól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7"/>kormány olyan egyszerűen elintézni, ahogy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 a napirendrevétel kapcsán előzetes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2"/>használták, ahogy a törvényjavaslat eredetile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; nem tényleges vállalkozói tevékenysé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97</text:p>
          </table:table-cell>
          <table:table-cell office:value-type="string" calcext:value-type="string">
            <text:p><text:s text:c="11"/>követődni Viper 09/13/99 20:13:17 Nem is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: D Azaz mégis.. HK val a kezem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67</text:p>
          </table:table-cell>
          <table:table-cell office:value-type="string" calcext:value-type="string">
            <text:p><text:s text:c="12"/>abban a mértékben, ahogy ezt eredetil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másrészt enyhítené a versenyszférához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21</text:p>
          </table:table-cell>
          <table:table-cell office:value-type="string" calcext:value-type="string">
            <text:p><text:s text:c="6"/>fizetéssel, ahogyan azt a 93/37. sz. Irányelv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majd később az értelmező közlemény is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36</text:p>
          </table:table-cell>
          <table:table-cell office:value-type="string" calcext:value-type="string">
            <text:p><text:s text:c="8"/>viszonylag tág teret nyújt arra, hogy ami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s, egyensúlyozzon a között, hogy bizonyo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38</text:p>
          </table:table-cell>
          <table:table-cell office:value-type="string" calcext:value-type="string">
            <text:p><text:s text:c="11"/>, mint az eredeti elképzelés szerint e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. Ugyanakkor az is igaz, hogy a céltámogatás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62</text:p>
          </table:table-cell>
          <table:table-cell office:value-type="string" calcext:value-type="string">
            <text:p><text:s text:c="14"/>tényeket elég nehéz letagadni, mi sem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, amikor idehoztuk a parlament elé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68</text:p>
          </table:table-cell>
          <table:table-cell office:value-type="string" calcext:value-type="string">
            <text:p><text:s text:c="11"/>gondolom, hogy a gazdasági bizottság s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, amikor ezt benyújtotta. (Közbeszólások 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office:value-type="string" calcext:value-type="string">
            <text:p>doc#2546</text:p>
          </table:table-cell>
          <table:table-cell office:value-type="string" calcext:value-type="string">
            <text:p><text:s text:c="3"/>felhasználhassa később akár katonailag, ahogy Leó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. A pápa sokat tett a pártviszályok lecsillapításá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4"/>sokat beszélünk, és melynek tudását mindi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számotokra, mely formálja a hidat a ti <text:s/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4"/>bekövetkezzen drága lelkek, és tőletek mindig is a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hogy létrehozzátok. Mindig is arra szán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5"/>dimenziós földi ciklusotokban, hiszen azt </text:p>
          </table:table-cell>
          <table:table-cell office:value-type="string" calcext:value-type="string">
            <text:p><text:s/>szándékoztátok </text:p>
          </table:table-cell>
          <table:table-cell office:value-type="string" calcext:value-type="string">
            <text:p>, hogy annyit tanultok, amennyit tudtok <text:s/></text:p>
          </table:table-cell>
          <table:table-cell table:number-columns-repeated="1020"/>
        </table:table-row>
        <calcext:conditional-formats>
          <calcext:conditional-format calcext:target-range-address="'Typos and misclassification'.F1:'Typos and misclassification'.F5 'Typos and misclassification'.L5:'Typos and misclassification'.L5 'Typos and misclassification'.R5:'Typos and misclassification'.R5 'Typos and misclassification'.X5:'Typos and misclassification'.X5 'Typos and misclassification'.AD5:'Typos and misclassification'.AD5 'Typos and misclassification'.AJ5:'Typos and misclassification'.AJ5 'Typos and misclassification'.AP5:'Typos and misclassification'.AP5 'Typos and misclassification'.AV5:'Typos and misclassification'.AV5 'Typos and misclassification'.BB5:'Typos and misclassification'.BB5 'Typos and misclassification'.BH5:'Typos and misclassification'.BH5 'Typos and misclassification'.BN5:'Typos and misclassification'.BN5 'Typos and misclassification'.BT5:'Typos and misclassification'.BT5 'Typos and misclassification'.BZ5:'Typos and misclassification'.BZ5 'Typos and misclassification'.CF5:'Typos and misclassification'.CF5 'Typos and misclassification'.CL5:'Typos and misclassification'.CL5 'Typos and misclassification'.CR5:'Typos and misclassification'.CR5 'Typos and misclassification'.CX5:'Typos and misclassification'.CX5 'Typos and misclassification'.DD5:'Typos and misclassification'.DD5 'Typos and misclassification'.DJ5:'Typos and misclassification'.DJ5 'Typos and misclassification'.DP5:'Typos and misclassification'.DP5 'Typos and misclassification'.DV5:'Typos and misclassification'.DV5 'Typos and misclassification'.EB5:'Typos and misclassification'.EB5 'Typos and misclassification'.EH5:'Typos and misclassification'.EH5 'Typos and misclassification'.EN5:'Typos and misclassification'.EN5 'Typos and misclassification'.ET5:'Typos and misclassification'.ET5 'Typos and misclassification'.EZ5:'Typos and misclassification'.EZ5 'Typos and misclassification'.FF5:'Typos and misclassification'.FF5 'Typos and misclassification'.FL5:'Typos and misclassification'.FL5 'Typos and misclassification'.FR5:'Typos and misclassification'.FR5 'Typos and misclassification'.FX5:'Typos and misclassification'.FX5 'Typos and misclassification'.GD5:'Typos and misclassification'.GD5 'Typos and misclassification'.GJ5:'Typos and misclassification'.GJ5 'Typos and misclassification'.GP5:'Typos and misclassification'.GP5 'Typos and misclassification'.GV5:'Typos and misclassification'.GV5 'Typos and misclassification'.HB5:'Typos and misclassification'.HB5 'Typos and misclassification'.HH5:'Typos and misclassification'.HH5 'Typos and misclassification'.HN5:'Typos and misclassification'.HN5 'Typos and misclassification'.HT5:'Typos and misclassification'.HT5 'Typos and misclassification'.HZ5:'Typos and misclassification'.HZ5 'Typos and misclassification'.IF5:'Typos and misclassification'.IF5 'Typos and misclassification'.IL5:'Typos and misclassification'.IL5 'Typos and misclassification'.IR5:'Typos and misclassification'.IR5 'Typos and misclassification'.IX5:'Typos and misclassification'.IX5 'Typos and misclassification'.JD5:'Typos and misclassification'.JD5 'Typos and misclassification'.JJ5:'Typos and misclassification'.JJ5 'Typos and misclassification'.JP5:'Typos and misclassification'.JP5 'Typos and misclassification'.JV5:'Typos and misclassification'.JV5 'Typos and misclassification'.KB5:'Typos and misclassification'.KB5 'Typos and misclassification'.KH5:'Typos and misclassification'.KH5 'Typos and misclassification'.KN5:'Typos and misclassification'.KN5 'Typos and misclassification'.KT5:'Typos and misclassification'.KT5 'Typos and misclassification'.KZ5:'Typos and misclassification'.KZ5 'Typos and misclassification'.LF5:'Typos and misclassification'.LF5 'Typos and misclassification'.LL5:'Typos and misclassification'.LL5 'Typos and misclassification'.LR5:'Typos and misclassification'.LR5 'Typos and misclassification'.LX5:'Typos and misclassification'.LX5 'Typos and misclassification'.MD5:'Typos and misclassification'.MD5 'Typos and misclassification'.MJ5:'Typos and misclassification'.MJ5 'Typos and misclassification'.MP5:'Typos and misclassification'.MP5 'Typos and misclassification'.MV5:'Typos and misclassification'.MV5 'Typos and misclassification'.NB5:'Typos and misclassification'.NB5 'Typos and misclassification'.NH5:'Typos and misclassification'.NH5 'Typos and misclassification'.NN5:'Typos and misclassification'.NN5 'Typos and misclassification'.NT5:'Typos and misclassification'.NT5 'Typos and misclassification'.NZ5:'Typos and misclassification'.NZ5 'Typos and misclassification'.OF5:'Typos and misclassification'.OF5 'Typos and misclassification'.OL5:'Typos and misclassification'.OL5 'Typos and misclassification'.OR5:'Typos and misclassification'.OR5 'Typos and misclassification'.OX5:'Typos and misclassification'.OX5 'Typos and misclassification'.PD5:'Typos and misclassification'.PD5 'Typos and misclassification'.PJ5:'Typos and misclassification'.PJ5 'Typos and misclassification'.PP5:'Typos and misclassification'.PP5 'Typos and misclassification'.PV5:'Typos and misclassification'.PV5 'Typos and misclassification'.QB5:'Typos and misclassification'.QB5 'Typos and misclassification'.QH5:'Typos and misclassification'.QH5 'Typos and misclassification'.QN5:'Typos and misclassification'.QN5 'Typos and misclassification'.QT5:'Typos and misclassification'.QT5 'Typos and misclassification'.QZ5:'Typos and misclassification'.QZ5 'Typos and misclassification'.RF5:'Typos and misclassification'.RF5 'Typos and misclassification'.RL5:'Typos and misclassification'.RL5 'Typos and misclassification'.RR5:'Typos and misclassification'.RR5 'Typos and misclassification'.RX5:'Typos and misclassification'.RX5 'Typos and misclassification'.SD5:'Typos and misclassification'.SD5 'Typos and misclassification'.SJ5:'Typos and misclassification'.SJ5 'Typos and misclassification'.SP5:'Typos and misclassification'.SP5 'Typos and misclassification'.SV5:'Typos and misclassification'.SV5 'Typos and misclassification'.TB5:'Typos and misclassification'.TB5 'Typos and misclassification'.TH5:'Typos and misclassification'.TH5 'Typos and misclassification'.TN5:'Typos and misclassification'.TN5 'Typos and misclassification'.TT5:'Typos and misclassification'.TT5 'Typos and misclassification'.TZ5:'Typos and misclassification'.TZ5 'Typos and misclassification'.UF5:'Typos and misclassification'.UF5 'Typos and misclassification'.UL5:'Typos and misclassification'.UL5 'Typos and misclassification'.UR5:'Typos and misclassification'.UR5 'Typos and misclassification'.UX5:'Typos and misclassification'.UX5 'Typos and misclassification'.VD5:'Typos and misclassification'.VD5 'Typos and misclassification'.VJ5:'Typos and misclassification'.VJ5 'Typos and misclassification'.VP5:'Typos and misclassification'.VP5 'Typos and misclassification'.VV5:'Typos and misclassification'.VV5 'Typos and misclassification'.WB5:'Typos and misclassification'.WB5 'Typos and misclassification'.WH5:'Typos and misclassification'.WH5 'Typos and misclassification'.WN5:'Typos and misclassification'.WN5 'Typos and misclassification'.WT5:'Typos and misclassification'.WT5 'Typos and misclassification'.WZ5:'Typos and misclassification'.WZ5 'Typos and misclassification'.XF5:'Typos and misclassification'.XF5 'Typos and misclassification'.XL5:'Typos and misclassification'.XL5 'Typos and misclassification'.XR5:'Typos and misclassification'.XR5 'Typos and misclassification'.XX5:'Typos and misclassification'.XX5 'Typos and misclassification'.YD5:'Typos and misclassification'.YD5 'Typos and misclassification'.YJ5:'Typos and misclassification'.YJ5 'Typos and misclassification'.YP5:'Typos and misclassification'.YP5 'Typos and misclassification'.YV5:'Typos and misclassification'.YV5 'Typos and misclassification'.ZB5:'Typos and misclassification'.ZB5 'Typos and misclassification'.ZH5:'Typos and misclassification'.ZH5 'Typos and misclassification'.ZN5:'Typos and misclassification'.ZN5 'Typos and misclassification'.ZT5:'Typos and misclassification'.ZT5 'Typos and misclassification'.ZZ5:'Typos and misclassification'.ZZ5 'Typos and misclassification'.AAF5:'Typos and misclassification'.AAF5 'Typos and misclassification'.AAL5:'Typos and misclassification'.AAL5 'Typos and misclassification'.AAR5:'Typos and misclassification'.AAR5 'Typos and misclassification'.AAX5:'Typos and misclassification'.AAX5 'Typos and misclassification'.ABD5:'Typos and misclassification'.ABD5 'Typos and misclassification'.ABJ5:'Typos and misclassification'.ABJ5 'Typos and misclassification'.ABP5:'Typos and misclassification'.ABP5 'Typos and misclassification'.ABV5:'Typos and misclassification'.ABV5 'Typos and misclassification'.ACB5:'Typos and misclassification'.ACB5 'Typos and misclassification'.ACH5:'Typos and misclassification'.ACH5 'Typos and misclassification'.ACN5:'Typos and misclassification'.ACN5 'Typos and misclassification'.ACT5:'Typos and misclassification'.ACT5 'Typos and misclassification'.ACZ5:'Typos and misclassification'.ACZ5 'Typos and misclassification'.ADF5:'Typos and misclassification'.ADF5 'Typos and misclassification'.ADL5:'Typos and misclassification'.ADL5 'Typos and misclassification'.ADR5:'Typos and misclassification'.ADR5 'Typos and misclassification'.ADX5:'Typos and misclassification'.ADX5 'Typos and misclassification'.AED5:'Typos and misclassification'.AED5 'Typos and misclassification'.AEJ5:'Typos and misclassification'.AEJ5 'Typos and misclassification'.AEP5:'Typos and misclassification'.AEP5 'Typos and misclassification'.AEV5:'Typos and misclassification'.AEV5 'Typos and misclassification'.AFB5:'Typos and misclassification'.AFB5 'Typos and misclassification'.AFH5:'Typos and misclassification'.AFH5 'Typos and misclassification'.AFN5:'Typos and misclassification'.AFN5 'Typos and misclassification'.AFT5:'Typos and misclassification'.AFT5 'Typos and misclassification'.AFZ5:'Typos and misclassification'.AFZ5 'Typos and misclassification'.AGF5:'Typos and misclassification'.AGF5 'Typos and misclassification'.AGL5:'Typos and misclassification'.AGL5 'Typos and misclassification'.AGR5:'Typos and misclassification'.AGR5 'Typos and misclassification'.AGX5:'Typos and misclassification'.AGX5 'Typos and misclassification'.AHD5:'Typos and misclassification'.AHD5 'Typos and misclassification'.AHJ5:'Typos and misclassification'.AHJ5 'Typos and misclassification'.AHP5:'Typos and misclassification'.AHP5 'Typos and misclassification'.AHV5:'Typos and misclassification'.AHV5 'Typos and misclassification'.AIB5:'Typos and misclassification'.AIB5 'Typos and misclassification'.AIH5:'Typos and misclassification'.AIH5 'Typos and misclassification'.AIN5:'Typos and misclassification'.AIN5 'Typos and misclassification'.AIT5:'Typos and misclassification'.AIT5 'Typos and misclassification'.AIZ5:'Typos and misclassification'.AIZ5 'Typos and misclassification'.AJF5:'Typos and misclassification'.AJF5 'Typos and misclassification'.AJL5:'Typos and misclassification'.AJL5 'Typos and misclassification'.AJR5:'Typos and misclassification'.AJR5 'Typos and misclassification'.AJX5:'Typos and misclassification'.AJX5 'Typos and misclassification'.AKD5:'Typos and misclassification'.AKD5 'Typos and misclassification'.AKJ5:'Typos and misclassification'.AKJ5 'Typos and misclassification'.AKP5:'Typos and misclassification'.AKP5 'Typos and misclassification'.AKV5:'Typos and misclassification'.AKV5 'Typos and misclassification'.ALB5:'Typos and misclassification'.ALB5 'Typos and misclassification'.ALH5:'Typos and misclassification'.ALH5 'Typos and misclassification'.ALN5:'Typos and misclassification'.ALN5 'Typos and misclassification'.ALT5:'Typos and misclassification'.ALT5 'Typos and misclassification'.ALZ5:'Typos and misclassification'.ALZ5 'Typos and misclassification'.AMF5:'Typos and misclassification'.AMF5 'Typos and misclassification'.F55:'Typos and misclassification'.F55 'Typos and misclassification'.F57:'Typos and misclassification'.F57 'Typos and misclassification'.F74:'Typos and misclassification'.F74 'Typos and misclassification'.F76:'Typos and misclassification'.F76">
            <calcext:condition calcext:apply-style-name="Neutral" calcext:value="=312" calcext:base-cell-address="'Typos and misclassification'.F1"/>
            <calcext:condition calcext:apply-style-name="Neutral" calcext:value="=213" calcext:base-cell-address="'Typos and misclassification'.F1"/>
            <calcext:condition calcext:apply-style-name="Neutral" calcext:value="=132" calcext:base-cell-address="'Typos and misclassification'.F1"/>
          </calcext:conditional-format>
        </calcext:conditional-formats>
      </table:table>
      <table:table table:name="Unclear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oc#2511</text:p>
          </table:table-cell>
          <table:table-cell table:style-name="ce1" office:value-type="string" calcext:value-type="string">
            <text:p><text:s text:c="16"/>16.5-en belül Farkas M. pontos labdá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játékba hozni Polyák P., ám nagy igyekezetében </text:p>
          </table:table-cell>
          <table:table-cell/>
          <table:table-cell table:style-name="ce38"/>
          <table:table-cell table:number-columns-repeated="1018"/>
        </table:table-row>
        <table:table-row table:style-name="ro1"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597</text:p>
          </table:table-cell>
          <table:table-cell office:value-type="string" calcext:value-type="string">
            <text:p><text:s text:c="5"/>másik nagy ajtó fából készült és azt nem is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. Tehát semmi nyoma nincs az erőszakos tervnek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1184</text:p>
          </table:table-cell>
          <table:table-cell office:value-type="string" calcext:value-type="string">
            <text:p><text:s text:c="3"/>gátolják terve beteljesítésében. E film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nem is szólt másról, mint erről, és talá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5</text:p>
          </table:table-cell>
          <table:table-cell office:value-type="string" calcext:value-type="string">
            <text:p><text:s text:c="7"/>Wanted című mozifilm játékadaptációjána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, melyet az a svéd bázisú GRIN csapata heges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48</text:p>
          </table:table-cell>
          <table:table-cell office:value-type="string" calcext:value-type="string">
            <text:p><text:s text:c="9"/>szerelvénnyel). További, különleges változatok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még a tokiói Yamanote-vonalra (11 kocsibó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65</text:p>
          </table:table-cell>
          <table:table-cell office:value-type="string" calcext:value-type="string">
            <text:p><text:s text:c="14"/>pontosabban Pompejiből. Bronzból készült,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az i. sz. 1. századra tehető. Készülhetn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45</text:p>
          </table:table-cell>
          <table:table-cell office:value-type="string" calcext:value-type="string">
            <text:p><text:s text:c="16"/>vonatkoznak, egy elég széles palettáva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azt gondolom, mind a Magdolna napokra,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5</text:p>
          </table:table-cell>
          <table:table-cell office:value-type="string" calcext:value-type="string">
            <text:p><text:s text:c="8"/>pozícióba állni. Őt lelőttél, ez az ember a 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5 perccel meghalt. Sándor Erzsi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540</text:p>
          </table:table-cell>
          <table:table-cell office:value-type="string" calcext:value-type="string">
            <text:p><text:s text:c="8"/>első két album esetében. A lemezfelvételt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, hogy 1988 őszére a Motörheaddel közös 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1017</text:p>
          </table:table-cell>
          <table:table-cell office:value-type="string" calcext:value-type="string">
            <text:p><text:s text:c="8"/>kiirtották, kiirtani magyarországilag i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/ mostanság Delavári (erdős, tavas kishegyek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7</text:p>
          </table:table-cell>
          <table:table-cell office:value-type="string" calcext:value-type="string">
            <text:p><text:s text:c="15"/>kormányzat ezt a támogatási formát csak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, kívánja bevezetni. Úgy tűnik, ez </text:p>
          </table:table-cell>
          <table:table-cell table:number-columns-repeated="1020"/>
        </table:table-row>
        <calcext:conditional-formats>
          <calcext:conditional-format calcext:target-range-address="Unclear.F1:Unclear.F1">
            <calcext:condition calcext:apply-style-name="Neutral" calcext:value="=312" calcext:base-cell-address="Unclear.F1"/>
            <calcext:condition calcext:apply-style-name="Neutral" calcext:value="=213" calcext:base-cell-address="Unclear.F1"/>
            <calcext:condition calcext:apply-style-name="Neutral" calcext:value="=132" calcext:base-cell-address="Unclear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0:30:12.840277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4:40:53.630443182</meta:creation-date>
    <dc:date>2019-03-14T17:06:29.699398789</dc:date>
    <meta:editing-duration>PT19H50M59S</meta:editing-duration>
    <meta:editing-cycles>115</meta:editing-cycles>
    <meta:generator>LibreOffice/6.2.1.2$Linux_X86_64 LibreOffice_project/20$Build-2</meta:generator>
    <meta:document-statistic meta:table-count="9" meta:cell-count="6846" meta:object-count="0"/>
  </office:meta>
</office:document-meta>
</file>